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42733357" calcext:value-type="float">
            <text:p>0.024273335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485400893" calcext:value-type="float">
            <text:p>0.048540089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727999679" calcext:value-type="float">
            <text:p>0.07279996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970522179" calcext:value-type="float">
            <text:p>0.097052217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2129565" calcext:value-type="float">
            <text:p>0.121295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45528675" calcext:value-type="float">
            <text:p>0.14552867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697493893" calcext:value-type="float">
            <text:p>0.169749389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939556643" calcext:value-type="float">
            <text:p>0.193955664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181452429" calcext:value-type="float">
            <text:p>0.218145242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423158714" calcext:value-type="float">
            <text:p>0.242315871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664654143" calcext:value-type="float">
            <text:p>0.266465414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905919786" calcext:value-type="float">
            <text:p>0.290591978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3146940143" calcext:value-type="float">
            <text:p>0.314694014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3387703964" calcext:value-type="float">
            <text:p>0.338770396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3628204929" calcext:value-type="float">
            <text:p>0.362820492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3868441821" calcext:value-type="float">
            <text:p>0.386844182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4108418357" calcext:value-type="float">
            <text:p>0.410841835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434814275" calcext:value-type="float">
            <text:p>0.43481427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4587626643" calcext:value-type="float">
            <text:p>0.458762664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4826884071" calcext:value-type="float">
            <text:p>0.482688407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5065929821" calcext:value-type="float">
            <text:p>0.50659298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5304778" calcext:value-type="float">
            <text:p>0.530477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5543440429" calcext:value-type="float">
            <text:p>0.554344042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5781925286" calcext:value-type="float">
            <text:p>0.578192528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6020235929" calcext:value-type="float">
            <text:p>0.602023592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6258370143" calcext:value-type="float">
            <text:p>0.625837014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6496319857" calcext:value-type="float">
            <text:p>0.649631985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6734071143" calcext:value-type="float">
            <text:p>0.673407114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6971604786" calcext:value-type="float">
            <text:p>0.697160478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7208897107" calcext:value-type="float">
            <text:p>0.720889710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7445921071" calcext:value-type="float">
            <text:p>0.744592107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76826475" calcext:value-type="float">
            <text:p>0.7682647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7919046286" calcext:value-type="float">
            <text:p>0.791904628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8155087607" calcext:value-type="float">
            <text:p>0.815508760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8390742857" calcext:value-type="float">
            <text:p>0.839074285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8625985429" calcext:value-type="float">
            <text:p>0.86259854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8860791429" calcext:value-type="float">
            <text:p>0.8860791429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9095140143" calcext:value-type="float">
            <text:p>0.909514014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9329014607" calcext:value-type="float">
            <text:p>0.932901460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9562402214" calcext:value-type="float">
            <text:p>0.956240221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9795295714" calcext:value-type="float">
            <text:p>0.9795295714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0027694393" calcext:value-type="float">
            <text:p>1.002769439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0259605857" calcext:value-type="float">
            <text:p>1.025960585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.0491048143" calcext:value-type="float">
            <text:p>1.049104814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.0722052036" calcext:value-type="float">
            <text:p>1.072205203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.0952663536" calcext:value-type="float">
            <text:p>1.095266353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.1182945964" calcext:value-type="float">
            <text:p>1.118294596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1412981429" calcext:value-type="float">
            <text:p>1.1412981429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.1642871286" calcext:value-type="float">
            <text:p>1.164287128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1872735071" calcext:value-type="float">
            <text:p>1.187273507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.2102707679" calcext:value-type="float">
            <text:p>1.210270767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.233293475" calcext:value-type="float">
            <text:p>1.23329347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.2563566143" calcext:value-type="float">
            <text:p>1.256356614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.2794747929" calcext:value-type="float">
            <text:p>1.279474792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.3026613357" calcext:value-type="float">
            <text:p>1.302661335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3259273643" calcext:value-type="float">
            <text:p>1.3259273643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.3492809" calcext:value-type="float">
            <text:p>1.3492809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.3727261107" calcext:value-type="float">
            <text:p>1.372726110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.3962627357" calcext:value-type="float">
            <text:p>1.396262735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.4198857857" calcext:value-type="float">
            <text:p>1.419885785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.4435854929" calcext:value-type="float">
            <text:p>1.4435854929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.4673475714" calcext:value-type="float">
            <text:p>1.4673475714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.491153725" calcext:value-type="float">
            <text:p>1.49115372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.5149823857" calcext:value-type="float">
            <text:p>1.514982385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.5388096286" calcext:value-type="float">
            <text:p>1.538809628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5626101857" calcext:value-type="float">
            <text:p>1.562610185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.5863584786" calcext:value-type="float">
            <text:p>1.586358478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.6100296179" calcext:value-type="float">
            <text:p>1.610029617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.6336002893" calcext:value-type="float">
            <text:p>1.633600289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6570494714" calcext:value-type="float">
            <text:p>1.657049471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.68035895" calcext:value-type="float">
            <text:p>1.6803589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.7035135964" calcext:value-type="float">
            <text:p>1.7035135964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7265014179" calcext:value-type="float">
            <text:p>1.7265014179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.7493133786" calcext:value-type="float">
            <text:p>1.749313378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.77194305" calcext:value-type="float">
            <text:p>1.7719430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.7943861107" calcext:value-type="float">
            <text:p>1.7943861107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.8166397893" calcext:value-type="float">
            <text:p>1.8166397893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.8387022714" calcext:value-type="float">
            <text:p>1.8387022714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.8605721679" calcext:value-type="float">
            <text:p>1.860572167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8822480607" calcext:value-type="float">
            <text:p>1.882248060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.9037281536" calcext:value-type="float">
            <text:p>1.9037281536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.9250100393" calcext:value-type="float">
            <text:p>1.9250100393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.9460905286" calcext:value-type="float">
            <text:p>1.946090528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.9669654786" calcext:value-type="float">
            <text:p>1.966965478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.987629475" calcext:value-type="float">
            <text:p>1.98762947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.008075125" calcext:value-type="float">
            <text:p>2.00807512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.0282915464" calcext:value-type="float">
            <text:p>2.0282915464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.0482611714" calcext:value-type="float">
            <text:p>2.0482611714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.0679529357" calcext:value-type="float">
            <text:p>2.0679529357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.0873067357" calcext:value-type="float">
            <text:p>2.0873067357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.1061927143" calcext:value-type="float">
            <text:p>2.1061927143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.1242751786" calcext:value-type="float">
            <text:p>2.124275178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.1402714607" calcext:value-type="float">
            <text:p>2.1402714607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.1562677429" calcext:value-type="float">
            <text:p>2.1562677429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.1827970214" calcext:value-type="float">
            <text:p>2.1827970214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.2059786964" calcext:value-type="float">
            <text:p>2.2059786964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.2282527321" calcext:value-type="float">
            <text:p>2.228252732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.2501551321" calcext:value-type="float">
            <text:p>2.250155132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.2719014393" calcext:value-type="float">
            <text:p>2.271901439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2936050357" calcext:value-type="float">
            <text:p>2.2936050357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.3153349571" calcext:value-type="float">
            <text:p>2.315334957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.3371365786" calcext:value-type="float">
            <text:p>2.3371365786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.3590405571" calcext:value-type="float">
            <text:p>2.359040557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.3810673" calcext:value-type="float">
            <text:p>2.381067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.4032295036" calcext:value-type="float">
            <text:p>2.403229503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.4255337679" calcext:value-type="float">
            <text:p>2.4255337679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.4479817786" calcext:value-type="float">
            <text:p>2.447981778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2.4705712357" calcext:value-type="float">
            <text:p>2.4705712357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.4932966536" calcext:value-type="float">
            <text:p>2.4932966536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.5161500607" calcext:value-type="float">
            <text:p>2.516150060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.5391216286" calcext:value-type="float">
            <text:p>2.539121628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.5622002607" calcext:value-type="float">
            <text:p>2.5622002607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.5853740857" calcext:value-type="float">
            <text:p>2.5853740857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.6086309107" calcext:value-type="float">
            <text:p>2.6086309107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.6319586036" calcext:value-type="float">
            <text:p>2.6319586036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.6553453893" calcext:value-type="float">
            <text:p>2.6553453893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.6787800929" calcext:value-type="float">
            <text:p>2.6787800929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.7022523071" calcext:value-type="float">
            <text:p>2.7022523071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2.7257525" calcext:value-type="float">
            <text:p>2.725752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.7492720643" calcext:value-type="float">
            <text:p>2.7492720643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.7728033286" calcext:value-type="float">
            <text:p>2.7728033286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.7963395321" calcext:value-type="float">
            <text:p>2.796339532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.8198747857" calcext:value-type="float">
            <text:p>2.8198747857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.8434040179" calcext:value-type="float">
            <text:p>2.8434040179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.8669229286" calcext:value-type="float">
            <text:p>2.8669229286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.89042795" calcext:value-type="float">
            <text:p>2.8904279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.9139162179" calcext:value-type="float">
            <text:p>2.913916217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.9373855643" calcext:value-type="float">
            <text:p>2.9373855643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2.9608345107" calcext:value-type="float">
            <text:p>2.9608345107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.9842622893" calcext:value-type="float">
            <text:p>2.9842622893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.0076688536" calcext:value-type="float">
            <text:p>3.0076688536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.0310548964" calcext:value-type="float">
            <text:p>3.0310548964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.0544218643" calcext:value-type="float">
            <text:p>3.054421864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3.0777719429" calcext:value-type="float">
            <text:p>3.0777719429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3.1011080357" calcext:value-type="float">
            <text:p>3.1011080357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3.1244337071" calcext:value-type="float">
            <text:p>3.1244337071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3.1477531071" calcext:value-type="float">
            <text:p>3.1477531071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3.1710708643" calcext:value-type="float">
            <text:p>3.1710708643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.1943919536" calcext:value-type="float">
            <text:p>3.194391953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.2177215357" calcext:value-type="float">
            <text:p>3.2177215357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.2410647857" calcext:value-type="float">
            <text:p>3.2410647857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3.2644267179" calcext:value-type="float">
            <text:p>3.2644267179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3.2878120071" calcext:value-type="float">
            <text:p>3.2878120071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.3112248321" calcext:value-type="float">
            <text:p>3.311224832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3.3346687429" calcext:value-type="float">
            <text:p>3.3346687429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3.3581465679" calcext:value-type="float">
            <text:p>3.358146567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3.3816603536" calcext:value-type="float">
            <text:p>3.3816603536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.4052113607" calcext:value-type="float">
            <text:p>3.4052113607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3.4288001107" calcext:value-type="float">
            <text:p>3.428800110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.4524264536" calcext:value-type="float">
            <text:p>3.452426453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3.4760896964" calcext:value-type="float">
            <text:p>3.4760896964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3.4997887321" calcext:value-type="float">
            <text:p>3.4997887321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.5235221893" calcext:value-type="float">
            <text:p>3.5235221893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3.5472885679" calcext:value-type="float">
            <text:p>3.5472885679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.5710863571" calcext:value-type="float">
            <text:p>3.571086357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3.594914125" calcext:value-type="float">
            <text:p>3.59491412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3.6187705607" calcext:value-type="float">
            <text:p>3.6187705607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3.6426544964" calcext:value-type="float">
            <text:p>3.6426544964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.6665648679" calcext:value-type="float">
            <text:p>3.666564867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.69050065" calcext:value-type="float">
            <text:p>3.6905006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.7144607893" calcext:value-type="float">
            <text:p>3.714460789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3.7384441071" calcext:value-type="float">
            <text:p>3.7384441071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.7624492286" calcext:value-type="float">
            <text:p>3.762449228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3.7864745143" calcext:value-type="float">
            <text:p>3.7864745143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.8105180536" calcext:value-type="float">
            <text:p>3.8105180536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3.8345776679" calcext:value-type="float">
            <text:p>3.8345776679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3.8586509786" calcext:value-type="float">
            <text:p>3.8586509786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.8827355036" calcext:value-type="float">
            <text:p>3.8827355036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3.9068287893" calcext:value-type="float">
            <text:p>3.9068287893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.9309285536" calcext:value-type="float">
            <text:p>3.930928553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3.9550328571" calcext:value-type="float">
            <text:p>3.955032857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.9791402393" calcext:value-type="float">
            <text:p>3.9791402393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4.0032498357" calcext:value-type="float">
            <text:p>4.003249835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4.027361475" calcext:value-type="float">
            <text:p>4.02736147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4.0514756964" calcext:value-type="float">
            <text:p>4.0514756964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4.0755937464" calcext:value-type="float">
            <text:p>4.075593746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4.0997175071" calcext:value-type="float">
            <text:p>4.0997175071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4.1238493821" calcext:value-type="float">
            <text:p>4.1238493821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4.1479921464" calcext:value-type="float">
            <text:p>4.1479921464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4.172148775" calcext:value-type="float">
            <text:p>4.17214877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4.1963222714" calcext:value-type="float">
            <text:p>4.1963222714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4.2205154964" calcext:value-type="float">
            <text:p>4.220515496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4.244731025" calcext:value-type="float">
            <text:p>4.24473102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4.2689710321" calcext:value-type="float">
            <text:p>4.2689710321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4.293237225" calcext:value-type="float">
            <text:p>4.29323722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4.317530825" calcext:value-type="float">
            <text:p>4.31753082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4.341852575" calcext:value-type="float">
            <text:p>4.341852575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4.3662027964" calcext:value-type="float">
            <text:p>4.366202796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4.3905814679" calcext:value-type="float">
            <text:p>4.390581467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4.4149883143" calcext:value-type="float">
            <text:p>4.4149883143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4.4394229" calcext:value-type="float">
            <text:p>4.4394229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4.4638847071" calcext:value-type="float">
            <text:p>4.4638847071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4.4883731929" calcext:value-type="float">
            <text:p>4.4883731929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4.5128878179" calcext:value-type="float">
            <text:p>4.5128878179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4.5374280429" calcext:value-type="float">
            <text:p>4.5374280429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4.5619933" calcext:value-type="float">
            <text:p>4.5619933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4.5865829286" calcext:value-type="float">
            <text:p>4.5865829286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4.6111960893" calcext:value-type="float">
            <text:p>4.6111960893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4.6358316893" calcext:value-type="float">
            <text:p>4.635831689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.6604882964" calcext:value-type="float">
            <text:p>4.6604882964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4.6851640857" calcext:value-type="float">
            <text:p>4.6851640857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.7098568" calcext:value-type="float">
            <text:p>4.7098568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4.7345637536" calcext:value-type="float">
            <text:p>4.7345637536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4.759281875" calcext:value-type="float">
            <text:p>4.759281875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4.7840077964" calcext:value-type="float">
            <text:p>4.7840077964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4.8087379536" calcext:value-type="float">
            <text:p>4.8087379536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4.8334687464" calcext:value-type="float">
            <text:p>4.8334687464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4.858196675" calcext:value-type="float">
            <text:p>4.858196675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4.8829185107" calcext:value-type="float">
            <text:p>4.8829185107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4.9076314214" calcext:value-type="float">
            <text:p>4.9076314214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4.9323331" calcext:value-type="float">
            <text:p>4.9323331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4.9570218393" calcext:value-type="float">
            <text:p>4.9570218393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4.9816965536" calcext:value-type="float">
            <text:p>4.9816965536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5.0063567714" calcext:value-type="float">
            <text:p>5.0063567714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5.0310025786" calcext:value-type="float">
            <text:p>5.0310025786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5.0556345" calcext:value-type="float">
            <text:p>5.0556345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5.0802533857" calcext:value-type="float">
            <text:p>5.0802533857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5.1048602393" calcext:value-type="float">
            <text:p>5.1048602393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5.1294560679" calcext:value-type="float">
            <text:p>5.129456067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5.1540417357" calcext:value-type="float">
            <text:p>5.1540417357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5.1786178321" calcext:value-type="float">
            <text:p>5.1786178321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5.2031845786" calcext:value-type="float">
            <text:p>5.2031845786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5.2277417714" calcext:value-type="float">
            <text:p>5.2277417714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5.252288775" calcext:value-type="float">
            <text:p>5.252288775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5.2768245429" calcext:value-type="float">
            <text:p>5.2768245429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5.3013476893" calcext:value-type="float">
            <text:p>5.3013476893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5.3258565929" calcext:value-type="float">
            <text:p>5.3258565929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5.3503495036" calcext:value-type="float">
            <text:p>5.3503495036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5.3748246679" calcext:value-type="float">
            <text:p>5.3748246679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5.3992804571" calcext:value-type="float">
            <text:p>5.3992804571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5.4237154643" calcext:value-type="float">
            <text:p>5.4237154643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5.4481285964" calcext:value-type="float">
            <text:p>5.4481285964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5.4725191143" calcext:value-type="float">
            <text:p>5.4725191143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5.4968866571" calcext:value-type="float">
            <text:p>5.4968866571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5.5212312357" calcext:value-type="float">
            <text:p>5.5212312357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5.5455531714" calcext:value-type="float">
            <text:p>5.5455531714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5.5698530393" calcext:value-type="float">
            <text:p>5.5698530393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5.5941315893" calcext:value-type="float">
            <text:p>5.5941315893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5.61838965" calcext:value-type="float">
            <text:p>5.6183896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5.6426280571" calcext:value-type="float">
            <text:p>5.6426280571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5.6668475821" calcext:value-type="float">
            <text:p>5.6668475821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5.6910488893" calcext:value-type="float">
            <text:p>5.6910488893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5.7152325107" calcext:value-type="float">
            <text:p>5.7152325107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5.7393988536" calcext:value-type="float">
            <text:p>5.7393988536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5.7635482321" calcext:value-type="float">
            <text:p>5.7635482321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5.7876809036" calcext:value-type="float">
            <text:p>5.7876809036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5.8117971286" calcext:value-type="float">
            <text:p>5.8117971286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5.8358972143" calcext:value-type="float">
            <text:p>5.8358972143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5.8599815571" calcext:value-type="float">
            <text:p>5.8599815571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.8840506607" calcext:value-type="float">
            <text:p>5.8840506607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5.9081051214" calcext:value-type="float">
            <text:p>5.9081051214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5.9321455893" calcext:value-type="float">
            <text:p>5.9321455893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5.9561726964" calcext:value-type="float">
            <text:p>5.9561726964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5.9801869607" calcext:value-type="float">
            <text:p>5.9801869607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6.004188675" calcext:value-type="float">
            <text:p>6.00418867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6.0281777857" calcext:value-type="float">
            <text:p>6.0281777857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6.0521537929" calcext:value-type="float">
            <text:p>6.0521537929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6.0761156643" calcext:value-type="float">
            <text:p>6.0761156643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6.1000617929" calcext:value-type="float">
            <text:p>6.1000617929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6.1239899929" calcext:value-type="float">
            <text:p>6.1239899929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6.1478975464" calcext:value-type="float">
            <text:p>6.1478975464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6.1717813143" calcext:value-type="float">
            <text:p>6.1717813143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6.1956378643" calcext:value-type="float">
            <text:p>6.1956378643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6.2194636679" calcext:value-type="float">
            <text:p>6.2194636679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6.2432552964" calcext:value-type="float">
            <text:p>6.2432552964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6.2670096357" calcext:value-type="float">
            <text:p>6.2670096357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6.2907240929" calcext:value-type="float">
            <text:p>6.2907240929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6.314396775" calcext:value-type="float">
            <text:p>6.314396775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6.3380266321" calcext:value-type="float">
            <text:p>6.3380266321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6.3616135571" calcext:value-type="float">
            <text:p>6.3616135571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6.3851584286" calcext:value-type="float">
            <text:p>6.3851584286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6.4086630964" calcext:value-type="float">
            <text:p>6.4086630964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6.4321303286" calcext:value-type="float">
            <text:p>6.4321303286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6.4555636964" calcext:value-type="float">
            <text:p>6.4555636964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6.4789674321" calcext:value-type="float">
            <text:p>6.4789674321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6.5023462679" calcext:value-type="float">
            <text:p>6.5023462679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6.5257052357" calcext:value-type="float">
            <text:p>6.5257052357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6.5490494964" calcext:value-type="float">
            <text:p>6.5490494964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6.5723841429" calcext:value-type="float">
            <text:p>6.5723841429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796534" calcext:value-type="float">
            <text:p>6.796534</text:p>
          </table:table-cell>
          <table:table-cell office:value-type="float" office:value="6.5957140286" calcext:value-type="float">
            <text:p>6.5957140286</text:p>
          </table:table-cell>
          <table:table-cell table:formula="of:=POWER([.C281]-6.75;2)" office:value-type="float" office:value="0.0238041609708417" calcext:value-type="float">
            <text:p>0.023804161</text:p>
          </table:table-cell>
          <table:table-cell table:formula="of:=SQRT(SUM([.D281:.D380])/100)" office:value-type="float" office:value="0.183711055546212" calcext:value-type="float">
            <text:p>0.183711055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794691" calcext:value-type="float">
            <text:p>6.794691</text:p>
          </table:table-cell>
          <table:table-cell office:value-type="float" office:value="6.5947702821" calcext:value-type="float">
            <text:p>6.5947702821</text:p>
          </table:table-cell>
          <table:table-cell table:formula="of:=POWER([.C282]-6.75;2)" office:value-type="float" office:value="0.0240962653193136" calcext:value-type="float">
            <text:p>0.0240962653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792766" calcext:value-type="float">
            <text:p>6.792766</text:p>
          </table:table-cell>
          <table:table-cell office:value-type="float" office:value="6.5938367536" calcext:value-type="float">
            <text:p>6.5938367536</text:p>
          </table:table-cell>
          <table:table-cell table:formula="of:=POWER([.C283]-6.75;2)" office:value-type="float" office:value="0.0243869595261872" calcext:value-type="float">
            <text:p>0.0243869595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79063" calcext:value-type="float">
            <text:p>6.79063</text:p>
          </table:table-cell>
          <table:table-cell office:value-type="float" office:value="6.592917025" calcext:value-type="float">
            <text:p>6.592917025</text:p>
          </table:table-cell>
          <table:table-cell table:formula="of:=POWER([.C284]-6.75;2)" office:value-type="float" office:value="0.0246750610348506" calcext:value-type="float">
            <text:p>0.02467506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788161" calcext:value-type="float">
            <text:p>6.788161</text:p>
          </table:table-cell>
          <table:table-cell office:value-type="float" office:value="6.5920144036" calcext:value-type="float">
            <text:p>6.5920144036</text:p>
          </table:table-cell>
          <table:table-cell table:formula="of:=POWER([.C285]-6.75;2)" office:value-type="float" office:value="0.0249594486698636" calcext:value-type="float">
            <text:p>0.0249594487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785247" calcext:value-type="float">
            <text:p>6.785247</text:p>
          </table:table-cell>
          <table:table-cell office:value-type="float" office:value="6.5911318357" calcext:value-type="float">
            <text:p>6.5911318357</text:p>
          </table:table-cell>
          <table:table-cell table:formula="of:=POWER([.C286]-6.75;2)" office:value-type="float" office:value="0.0252390936280519" calcext:value-type="float">
            <text:p>0.0252390936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7818" calcext:value-type="float">
            <text:p>6.7818</text:p>
          </table:table-cell>
          <table:table-cell office:value-type="float" office:value="6.5902718179" calcext:value-type="float">
            <text:p>6.5902718179</text:p>
          </table:table-cell>
          <table:table-cell table:formula="of:=POWER([.C287]-6.75;2)" office:value-type="float" office:value="0.0255130921569708" calcext:value-type="float">
            <text:p>0.0255130922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777757" calcext:value-type="float">
            <text:p>6.777757</text:p>
          </table:table-cell>
          <table:table-cell office:value-type="float" office:value="6.5894363036" calcext:value-type="float">
            <text:p>6.5894363036</text:p>
          </table:table-cell>
          <table:table-cell table:formula="of:=POWER([.C288]-6.75;2)" office:value-type="float" office:value="0.0257807006016313" calcext:value-type="float">
            <text:p>0.0257807006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773082" calcext:value-type="float">
            <text:p>6.773082</text:p>
          </table:table-cell>
          <table:table-cell office:value-type="float" office:value="6.5886266036" calcext:value-type="float">
            <text:p>6.5886266036</text:p>
          </table:table-cell>
          <table:table-cell table:formula="of:=POWER([.C289]-6.75;2)" office:value-type="float" office:value="0.0260413730656716" calcext:value-type="float">
            <text:p>0.026041373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767776" calcext:value-type="float">
            <text:p>6.767776</text:p>
          </table:table-cell>
          <table:table-cell office:value-type="float" office:value="6.5878433179" calcext:value-type="float">
            <text:p>6.5878433179</text:p>
          </table:table-cell>
          <table:table-cell table:formula="of:=POWER([.C290]-6.75;2)" office:value-type="float" office:value="0.0262947895496805" calcext:value-type="float">
            <text:p>0.0262947895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761872" calcext:value-type="float">
            <text:p>6.761872</text:p>
          </table:table-cell>
          <table:table-cell office:value-type="float" office:value="6.58708625" calcext:value-type="float">
            <text:p>6.58708625</text:p>
          </table:table-cell>
          <table:table-cell table:formula="of:=POWER([.C291]-6.75;2)" office:value-type="float" office:value="0.0265408899390623" calcext:value-type="float">
            <text:p>0.0265408899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755438" calcext:value-type="float">
            <text:p>6.755438</text:p>
          </table:table-cell>
          <table:table-cell office:value-type="float" office:value="6.5863543464" calcext:value-type="float">
            <text:p>6.5863543464</text:p>
          </table:table-cell>
          <table:table-cell table:formula="of:=POWER([.C292]-6.75;2)" office:value-type="float" office:value="0.0267798999421711" calcext:value-type="float">
            <text:p>0.0267798999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74857" calcext:value-type="float">
            <text:p>6.74857</text:p>
          </table:table-cell>
          <table:table-cell office:value-type="float" office:value="6.5856456571" calcext:value-type="float">
            <text:p>6.5856456571</text:p>
          </table:table-cell>
          <table:table-cell table:formula="of:=POWER([.C293]-6.75;2)" office:value-type="float" office:value="0.0270123500300909" calcext:value-type="float">
            <text:p>0.02701235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741387" calcext:value-type="float">
            <text:p>6.741387</text:p>
          </table:table-cell>
          <table:table-cell office:value-type="float" office:value="6.5849573214" calcext:value-type="float">
            <text:p>6.5849573214</text:p>
          </table:table-cell>
          <table:table-cell table:formula="of:=POWER([.C294]-6.75;2)" office:value-type="float" office:value="0.0272390857594629" calcext:value-type="float">
            <text:p>0.0272390858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734027" calcext:value-type="float">
            <text:p>6.734027</text:p>
          </table:table-cell>
          <table:table-cell office:value-type="float" office:value="6.5842855964" calcext:value-type="float">
            <text:p>6.5842855964</text:p>
          </table:table-cell>
          <table:table-cell table:formula="of:=POWER([.C295]-6.75;2)" office:value-type="float" office:value="0.0274612635605037" calcext:value-type="float">
            <text:p>0.0274612636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726633" calcext:value-type="float">
            <text:p>6.726633</text:p>
          </table:table-cell>
          <table:table-cell office:value-type="float" office:value="6.5836258821" calcext:value-type="float">
            <text:p>6.5836258821</text:p>
          </table:table-cell>
          <table:table-cell table:formula="of:=POWER([.C296]-6.75;2)" office:value-type="float" office:value="0.0276803471070032" calcext:value-type="float">
            <text:p>0.027680347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719343" calcext:value-type="float">
            <text:p>6.719343</text:p>
          </table:table-cell>
          <table:table-cell office:value-type="float" office:value="6.5829728393" calcext:value-type="float">
            <text:p>6.5829728393</text:p>
          </table:table-cell>
          <table:table-cell table:formula="of:=POWER([.C297]-6.75;2)" office:value-type="float" office:value="0.0278980724115036" calcext:value-type="float">
            <text:p>0.0278980724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712283" calcext:value-type="float">
            <text:p>6.712283</text:p>
          </table:table-cell>
          <table:table-cell office:value-type="float" office:value="6.5823205143" calcext:value-type="float">
            <text:p>6.5823205143</text:p>
          </table:table-cell>
          <table:table-cell table:formula="of:=POWER([.C298]-6.75;2)" office:value-type="float" office:value="0.0281164099246165" calcext:value-type="float">
            <text:p>0.0281164099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705549" calcext:value-type="float">
            <text:p>6.705549</text:p>
          </table:table-cell>
          <table:table-cell office:value-type="float" office:value="6.5816625214" calcext:value-type="float">
            <text:p>6.5816625214</text:p>
          </table:table-cell>
          <table:table-cell table:formula="of:=POWER([.C299]-6.75;2)" office:value-type="float" office:value="0.0283375067014054" calcext:value-type="float">
            <text:p>0.0283375067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699208" calcext:value-type="float">
            <text:p>6.699208</text:p>
          </table:table-cell>
          <table:table-cell office:value-type="float" office:value="6.5809922786" calcext:value-type="float">
            <text:p>6.5809922786</text:p>
          </table:table-cell>
          <table:table-cell table:formula="of:=POWER([.C300]-6.75;2)" office:value-type="float" office:value="0.02856360989282" calcext:value-type="float">
            <text:p>0.028563609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693281" calcext:value-type="float">
            <text:p>6.693281</text:p>
          </table:table-cell>
          <table:table-cell office:value-type="float" office:value="6.5803032643" calcext:value-type="float">
            <text:p>6.5803032643</text:p>
          </table:table-cell>
          <table:table-cell table:formula="of:=POWER([.C301]-6.75;2)" office:value-type="float" office:value="0.0287969821072355" calcext:value-type="float">
            <text:p>0.028796982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687749" calcext:value-type="float">
            <text:p>6.687749</text:p>
          </table:table-cell>
          <table:table-cell office:value-type="float" office:value="6.579589325" calcext:value-type="float">
            <text:p>6.579589325</text:p>
          </table:table-cell>
          <table:table-cell table:formula="of:=POWER([.C302]-6.75;2)" office:value-type="float" office:value="0.0290397981539557" calcext:value-type="float">
            <text:p>0.0290397982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682548" calcext:value-type="float">
            <text:p>6.682548</text:p>
          </table:table-cell>
          <table:table-cell office:value-type="float" office:value="6.5788449964" calcext:value-type="float">
            <text:p>6.5788449964</text:p>
          </table:table-cell>
          <table:table-cell table:formula="of:=POWER([.C303]-6.75;2)" office:value-type="float" office:value="0.029294035257316" calcext:value-type="float">
            <text:p>0.0292940353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677576" calcext:value-type="float">
            <text:p>6.677576</text:p>
          </table:table-cell>
          <table:table-cell office:value-type="float" office:value="6.5780658429" calcext:value-type="float">
            <text:p>6.5780658429</text:p>
          </table:table-cell>
          <table:table-cell table:formula="of:=POWER([.C304]-6.75;2)" office:value-type="float" office:value="0.0295613543776875" calcext:value-type="float">
            <text:p>0.0295613544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672698" calcext:value-type="float">
            <text:p>6.672698</text:p>
          </table:table-cell>
          <table:table-cell office:value-type="float" office:value="6.5772487714" calcext:value-type="float">
            <text:p>6.5772487714</text:p>
          </table:table-cell>
          <table:table-cell table:formula="of:=POWER([.C305]-6.75;2)" office:value-type="float" office:value="0.0298429869828095" calcext:value-type="float">
            <text:p>0.029842987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667758" calcext:value-type="float">
            <text:p>6.667758</text:p>
          </table:table-cell>
          <table:table-cell office:value-type="float" office:value="6.57639235" calcext:value-type="float">
            <text:p>6.57639235</text:p>
          </table:table-cell>
          <table:table-cell table:formula="of:=POWER([.C306]-6.75;2)" office:value-type="float" office:value="0.0301396161385225" calcext:value-type="float">
            <text:p>0.030139616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662592" calcext:value-type="float">
            <text:p>6.662592</text:p>
          </table:table-cell>
          <table:table-cell office:value-type="float" office:value="6.5754970429" calcext:value-type="float">
            <text:p>6.5754970429</text:p>
          </table:table-cell>
          <table:table-cell table:formula="of:=POWER([.C307]-6.75;2)" office:value-type="float" office:value="0.0304512820366443" calcext:value-type="float">
            <text:p>0.030451282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657036" calcext:value-type="float">
            <text:p>6.657036</text:p>
          </table:table-cell>
          <table:table-cell office:value-type="float" office:value="6.5745653964" calcext:value-type="float">
            <text:p>6.5745653964</text:p>
          </table:table-cell>
          <table:table-cell table:formula="of:=POWER([.C308]-6.75;2)" office:value-type="float" office:value="0.0307773001402892" calcext:value-type="float">
            <text:p>0.030777300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650942" calcext:value-type="float">
            <text:p>6.650942</text:p>
          </table:table-cell>
          <table:table-cell office:value-type="float" office:value="6.5736021536" calcext:value-type="float">
            <text:p>6.5736021536</text:p>
          </table:table-cell>
          <table:table-cell table:formula="of:=POWER([.C309]-6.75;2)" office:value-type="float" office:value="0.0311162002145581" calcext:value-type="float">
            <text:p>0.031116200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644185" calcext:value-type="float">
            <text:p>6.644185</text:p>
          </table:table-cell>
          <table:table-cell office:value-type="float" office:value="6.5726142429" calcext:value-type="float">
            <text:p>6.5726142429</text:p>
          </table:table-cell>
          <table:table-cell table:formula="of:=POWER([.C310]-6.75;2)" office:value-type="float" office:value="0.0314657068219401" calcext:value-type="float">
            <text:p>0.0314657068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636671" calcext:value-type="float">
            <text:p>6.636671</text:p>
          </table:table-cell>
          <table:table-cell office:value-type="float" office:value="6.5716106857" calcext:value-type="float">
            <text:p>6.5716106857</text:p>
          </table:table-cell>
          <table:table-cell table:formula="of:=POWER([.C311]-6.75;2)" office:value-type="float" office:value="0.0318227474564243" calcext:value-type="float">
            <text:p>0.0318227475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62834" calcext:value-type="float">
            <text:p>6.62834</text:p>
          </table:table-cell>
          <table:table-cell office:value-type="float" office:value="6.5706023821" calcext:value-type="float">
            <text:p>6.5706023821</text:p>
          </table:table-cell>
          <table:table-cell table:formula="of:=POWER([.C312]-6.75;2)" office:value-type="float" office:value="0.0321835053081945" calcext:value-type="float">
            <text:p>0.0321835053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619166" calcext:value-type="float">
            <text:p>6.619166</text:p>
          </table:table-cell>
          <table:table-cell office:value-type="float" office:value="6.5696018143" calcext:value-type="float">
            <text:p>6.5696018143</text:p>
          </table:table-cell>
          <table:table-cell table:formula="of:=POWER([.C313]-6.75;2)" office:value-type="float" office:value="0.0325435054038516" calcext:value-type="float">
            <text:p>0.0325435054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609157" calcext:value-type="float">
            <text:p>6.609157</text:p>
          </table:table-cell>
          <table:table-cell office:value-type="float" office:value="6.5686226786" calcext:value-type="float">
            <text:p>6.5686226786</text:p>
          </table:table-cell>
          <table:table-cell table:formula="of:=POWER([.C314]-6.75;2)" office:value-type="float" office:value="0.032897732718239" calcext:value-type="float">
            <text:p>0.0328977327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598347" calcext:value-type="float">
            <text:p>6.598347</text:p>
          </table:table-cell>
          <table:table-cell office:value-type="float" office:value="6.5676794571" calcext:value-type="float">
            <text:p>6.5676794571</text:p>
          </table:table-cell>
          <table:table-cell table:formula="of:=POWER([.C315]-6.75;2)" office:value-type="float" office:value="0.0332407803633509" calcext:value-type="float">
            <text:p>0.0332407804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586792" calcext:value-type="float">
            <text:p>6.586792</text:p>
          </table:table-cell>
          <table:table-cell office:value-type="float" office:value="6.5667870143" calcext:value-type="float">
            <text:p>6.5667870143</text:p>
          </table:table-cell>
          <table:table-cell table:formula="of:=POWER([.C316]-6.75;2)" office:value-type="float" office:value="0.0335669981291084" calcext:value-type="float">
            <text:p>0.033566998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574568" calcext:value-type="float">
            <text:p>6.574568</text:p>
          </table:table-cell>
          <table:table-cell office:value-type="float" office:value="6.5659602321" calcext:value-type="float">
            <text:p>6.5659602321</text:p>
          </table:table-cell>
          <table:table-cell table:formula="of:=POWER([.C317]-6.75;2)" office:value-type="float" office:value="0.0338706361686858" calcext:value-type="float">
            <text:p>0.0338706362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561764" calcext:value-type="float">
            <text:p>6.561764</text:p>
          </table:table-cell>
          <table:table-cell office:value-type="float" office:value="6.565213775" calcext:value-type="float">
            <text:p>6.565213775</text:p>
          </table:table-cell>
          <table:table-cell table:formula="of:=POWER([.C318]-6.75;2)" office:value-type="float" office:value="0.0341459489497506" calcext:value-type="float">
            <text:p>0.0341459489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548485" calcext:value-type="float">
            <text:p>6.548485</text:p>
          </table:table-cell>
          <table:table-cell office:value-type="float" office:value="6.5645620821" calcext:value-type="float">
            <text:p>6.5645620821</text:p>
          </table:table-cell>
          <table:table-cell table:formula="of:=POWER([.C319]-6.75;2)" office:value-type="float" office:value="0.0343872213950871" calcext:value-type="float">
            <text:p>0.0343872214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534853" calcext:value-type="float">
            <text:p>6.534853</text:p>
          </table:table-cell>
          <table:table-cell office:value-type="float" office:value="6.5640197286" calcext:value-type="float">
            <text:p>6.5640197286</text:p>
          </table:table-cell>
          <table:table-cell table:formula="of:=POWER([.C320]-6.75;2)" office:value-type="float" office:value="0.0345886613500177" calcext:value-type="float">
            <text:p>0.0345886614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521018" calcext:value-type="float">
            <text:p>6.521018</text:p>
          </table:table-cell>
          <table:table-cell office:value-type="float" office:value="6.5636024929" calcext:value-type="float">
            <text:p>6.5636024929</text:p>
          </table:table-cell>
          <table:table-cell table:formula="of:=POWER([.C321]-6.75;2)" office:value-type="float" office:value="0.0347440306530944" calcext:value-type="float">
            <text:p>0.0347440307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507163" calcext:value-type="float">
            <text:p>6.507163</text:p>
          </table:table-cell>
          <table:table-cell office:value-type="float" office:value="6.5633296714" calcext:value-type="float">
            <text:p>6.5633296714</text:p>
          </table:table-cell>
          <table:table-cell table:formula="of:=POWER([.C322]-6.75;2)" office:value-type="float" office:value="0.034845811579632" calcext:value-type="float">
            <text:p>0.0348458116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493521" calcext:value-type="float">
            <text:p>6.493521</text:p>
          </table:table-cell>
          <table:table-cell office:value-type="float" office:value="6.5632292964" calcext:value-type="float">
            <text:p>6.5632292964</text:p>
          </table:table-cell>
          <table:table-cell table:formula="of:=POWER([.C323]-6.75;2)" office:value-type="float" office:value="0.0348832957232389" calcext:value-type="float">
            <text:p>0.0348832957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480384" calcext:value-type="float">
            <text:p>6.480384</text:p>
          </table:table-cell>
          <table:table-cell office:value-type="float" office:value="6.5633508357" calcext:value-type="float">
            <text:p>6.5633508357</text:p>
          </table:table-cell>
          <table:table-cell table:formula="of:=POWER([.C324]-6.75;2)" office:value-type="float" office:value="0.0348379105338885" calcext:value-type="float">
            <text:p>0.0348379105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468109" calcext:value-type="float">
            <text:p>6.468109</text:p>
          </table:table-cell>
          <table:table-cell office:value-type="float" office:value="6.5638025964" calcext:value-type="float">
            <text:p>6.5638025964</text:p>
          </table:table-cell>
          <table:table-cell table:formula="of:=POWER([.C325]-6.75;2)" office:value-type="float" office:value="0.0346694731073811" calcext:value-type="float">
            <text:p>0.034669473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457122" calcext:value-type="float">
            <text:p>6.457122</text:p>
          </table:table-cell>
          <table:table-cell office:value-type="float" office:value="6.5649075071" calcext:value-type="float">
            <text:p>6.5649075071</text:p>
          </table:table-cell>
          <table:table-cell table:formula="of:=POWER([.C326]-6.75;2)" office:value-type="float" office:value="0.0342592309279365" calcext:value-type="float">
            <text:p>0.0342592309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447908" calcext:value-type="float">
            <text:p>6.447908</text:p>
          </table:table-cell>
          <table:table-cell office:value-type="float" office:value="6.5687114679" calcext:value-type="float">
            <text:p>6.5687114679</text:p>
          </table:table-cell>
          <table:table-cell table:formula="of:=POWER([.C327]-6.75;2)" office:value-type="float" office:value="0.0328655318709727" calcext:value-type="float">
            <text:p>0.0328655319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440993" calcext:value-type="float">
            <text:p>6.440993</text:p>
          </table:table-cell>
          <table:table-cell office:value-type="float" office:value="6.5624246179" calcext:value-type="float">
            <text:p>6.5624246179</text:p>
          </table:table-cell>
          <table:table-cell table:formula="of:=POWER([.C328]-6.75;2)" office:value-type="float" office:value="0.0351845239699611" calcext:value-type="float">
            <text:p>0.035184524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436916" calcext:value-type="float">
            <text:p>6.436916</text:p>
          </table:table-cell>
          <table:table-cell office:value-type="float" office:value="6.5603883" calcext:value-type="float">
            <text:p>6.5603883</text:p>
          </table:table-cell>
          <table:table-cell table:formula="of:=POWER([.C329]-6.75;2)" office:value-type="float" office:value="0.0359525967768901" calcext:value-type="float">
            <text:p>0.0359525968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436186" calcext:value-type="float">
            <text:p>6.436186</text:p>
          </table:table-cell>
          <table:table-cell office:value-type="float" office:value="6.5590672429" calcext:value-type="float">
            <text:p>6.5590672429</text:p>
          </table:table-cell>
          <table:table-cell table:formula="of:=POWER([.C330]-6.75;2)" office:value-type="float" office:value="0.0364553177338075" calcext:value-type="float">
            <text:p>0.0364553177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439233" calcext:value-type="float">
            <text:p>6.439233</text:p>
          </table:table-cell>
          <table:table-cell office:value-type="float" office:value="6.5580274179" calcext:value-type="float">
            <text:p>6.5580274179</text:p>
          </table:table-cell>
          <table:table-cell table:formula="of:=POWER([.C331]-6.75;2)" office:value-type="float" office:value="0.0368534722781412" calcext:value-type="float">
            <text:p>0.0368534723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446358" calcext:value-type="float">
            <text:p>6.446358</text:p>
          </table:table-cell>
          <table:table-cell office:value-type="float" office:value="6.5571177357" calcext:value-type="float">
            <text:p>6.5571177357</text:p>
          </table:table-cell>
          <table:table-cell table:formula="of:=POWER([.C332]-6.75;2)" office:value-type="float" office:value="0.0372035678814949" calcext:value-type="float">
            <text:p>0.037203567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457679" calcext:value-type="float">
            <text:p>6.457679</text:p>
          </table:table-cell>
          <table:table-cell office:value-type="float" office:value="6.556261225" calcext:value-type="float">
            <text:p>6.556261225</text:p>
          </table:table-cell>
          <table:table-cell table:formula="of:=POWER([.C333]-6.75;2)" office:value-type="float" office:value="0.0375347129385006" calcext:value-type="float">
            <text:p>0.0375347129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47309" calcext:value-type="float">
            <text:p>6.47309</text:p>
          </table:table-cell>
          <table:table-cell office:value-type="float" office:value="6.555409775" calcext:value-type="float">
            <text:p>6.555409775</text:p>
          </table:table-cell>
          <table:table-cell table:formula="of:=POWER([.C334]-6.75;2)" office:value-type="float" office:value="0.0378653556655505" calcext:value-type="float">
            <text:p>0.0378653557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492232" calcext:value-type="float">
            <text:p>6.492232</text:p>
          </table:table-cell>
          <table:table-cell office:value-type="float" office:value="6.5545300464" calcext:value-type="float">
            <text:p>6.5545300464</text:p>
          </table:table-cell>
          <table:table-cell table:formula="of:=POWER([.C335]-6.75;2)" office:value-type="float" office:value="0.0382085027603861" calcext:value-type="float">
            <text:p>0.0382085028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514488" calcext:value-type="float">
            <text:p>6.514488</text:p>
          </table:table-cell>
          <table:table-cell office:value-type="float" office:value="6.5535983679" calcext:value-type="float">
            <text:p>6.5535983679</text:p>
          </table:table-cell>
          <table:table-cell table:formula="of:=POWER([.C336]-6.75;2)" office:value-type="float" office:value="0.0385736010915436" calcext:value-type="float">
            <text:p>0.038573601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53899" calcext:value-type="float">
            <text:p>6.53899</text:p>
          </table:table-cell>
          <table:table-cell office:value-type="float" office:value="6.55259885" calcext:value-type="float">
            <text:p>6.55259885</text:p>
          </table:table-cell>
          <table:table-cell table:formula="of:=POWER([.C337]-6.75;2)" office:value-type="float" office:value="0.0389672140213226" calcext:value-type="float">
            <text:p>0.038967214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564659" calcext:value-type="float">
            <text:p>6.564659</text:p>
          </table:table-cell>
          <table:table-cell office:value-type="float" office:value="6.5515228143" calcext:value-type="float">
            <text:p>6.5515228143</text:p>
          </table:table-cell>
          <table:table-cell table:formula="of:=POWER([.C338]-6.75;2)" office:value-type="float" office:value="0.0393931932433922" calcext:value-type="float">
            <text:p>0.0393931932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590255" calcext:value-type="float">
            <text:p>6.590255</text:p>
          </table:table-cell>
          <table:table-cell office:value-type="float" office:value="6.5503687071" calcext:value-type="float">
            <text:p>6.5503687071</text:p>
          </table:table-cell>
          <table:table-cell table:formula="of:=POWER([.C339]-6.75;2)" office:value-type="float" office:value="0.0398526531049257" calcext:value-type="float">
            <text:p>0.039852653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614454" calcext:value-type="float">
            <text:p>6.614454</text:p>
          </table:table-cell>
          <table:table-cell office:value-type="float" office:value="6.54914215" calcext:value-type="float">
            <text:p>6.54914215</text:p>
          </table:table-cell>
          <table:table-cell table:formula="of:=POWER([.C340]-6.75;2)" office:value-type="float" office:value="0.0403438759066226" calcext:value-type="float">
            <text:p>0.0403438759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635918" calcext:value-type="float">
            <text:p>6.635918</text:p>
          </table:table-cell>
          <table:table-cell office:value-type="float" office:value="6.5478558357" calcext:value-type="float">
            <text:p>6.5478558357</text:p>
          </table:table-cell>
          <table:table-cell table:formula="of:=POWER([.C341]-6.75;2)" office:value-type="float" office:value="0.0408622631605454" calcext:value-type="float">
            <text:p>0.0408622632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653382" calcext:value-type="float">
            <text:p>6.653382</text:p>
          </table:table-cell>
          <table:table-cell office:value-type="float" office:value="6.5465292214" calcext:value-type="float">
            <text:p>6.5465292214</text:p>
          </table:table-cell>
          <table:table-cell table:formula="of:=POWER([.C342]-6.75;2)" office:value-type="float" office:value="0.0414003577440902" calcext:value-type="float">
            <text:p>0.0414003577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665723" calcext:value-type="float">
            <text:p>6.665723</text:p>
          </table:table-cell>
          <table:table-cell office:value-type="float" office:value="6.5451878821" calcext:value-type="float">
            <text:p>6.5451878821</text:p>
          </table:table-cell>
          <table:table-cell table:formula="of:=POWER([.C343]-6.75;2)" office:value-type="float" office:value="0.0419480036386833" calcext:value-type="float">
            <text:p>0.0419480036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672025" calcext:value-type="float">
            <text:p>6.672025</text:p>
          </table:table-cell>
          <table:table-cell office:value-type="float" office:value="6.5438625393" calcext:value-type="float">
            <text:p>6.5438625393</text:p>
          </table:table-cell>
          <table:table-cell table:formula="of:=POWER([.C344]-6.75;2)" office:value-type="float" office:value="0.042492652703844" calcext:value-type="float">
            <text:p>0.0424926527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671628" calcext:value-type="float">
            <text:p>6.671628</text:p>
          </table:table-cell>
          <table:table-cell office:value-type="float" office:value="6.5425877571" calcext:value-type="float">
            <text:p>6.5425877571</text:p>
          </table:table-cell>
          <table:table-cell table:formula="of:=POWER([.C345]-6.75;2)" office:value-type="float" office:value="0.0430198385048087" calcext:value-type="float">
            <text:p>0.0430198385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664156" calcext:value-type="float">
            <text:p>6.664156</text:p>
          </table:table-cell>
          <table:table-cell office:value-type="float" office:value="6.54140035" calcext:value-type="float">
            <text:p>6.54140035</text:p>
          </table:table-cell>
          <table:table-cell table:formula="of:=POWER([.C346]-6.75;2)" office:value-type="float" office:value="0.0435138139801225" calcext:value-type="float">
            <text:p>0.043513814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649522" calcext:value-type="float">
            <text:p>6.649522</text:p>
          </table:table-cell>
          <table:table-cell office:value-type="float" office:value="6.5403376036" calcext:value-type="float">
            <text:p>6.5403376036</text:p>
          </table:table-cell>
          <table:table-cell table:formula="of:=POWER([.C347]-6.75;2)" office:value-type="float" office:value="0.0439583204641906" calcext:value-type="float">
            <text:p>0.0439583205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627919" calcext:value-type="float">
            <text:p>6.627919</text:p>
          </table:table-cell>
          <table:table-cell office:value-type="float" office:value="6.5394354071" calcext:value-type="float">
            <text:p>6.5394354071</text:p>
          </table:table-cell>
          <table:table-cell table:formula="of:=POWER([.C348]-6.75;2)" office:value-type="float" office:value="0.0443374477831427" calcext:value-type="float">
            <text:p>0.0443374478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599788" calcext:value-type="float">
            <text:p>6.599788</text:p>
          </table:table-cell>
          <table:table-cell office:value-type="float" office:value="6.538726425" calcext:value-type="float">
            <text:p>6.538726425</text:p>
          </table:table-cell>
          <table:table-cell table:formula="of:=POWER([.C349]-6.75;2)" office:value-type="float" office:value="0.0446365234932806" calcext:value-type="float">
            <text:p>0.0446365235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565771" calcext:value-type="float">
            <text:p>6.565771</text:p>
          </table:table-cell>
          <table:table-cell office:value-type="float" office:value="6.5382384357" calcext:value-type="float">
            <text:p>6.5382384357</text:p>
          </table:table-cell>
          <table:table-cell table:formula="of:=POWER([.C350]-6.75;2)" office:value-type="float" office:value="0.0448429601147829" calcext:value-type="float">
            <text:p>0.044842960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526654" calcext:value-type="float">
            <text:p>6.526654</text:p>
          </table:table-cell>
          <table:table-cell office:value-type="float" office:value="6.5379929714" calcext:value-type="float">
            <text:p>6.5379929714</text:p>
          </table:table-cell>
          <table:table-cell table:formula="of:=POWER([.C351]-6.75;2)" office:value-type="float" office:value="0.0449469801758014" calcext:value-type="float">
            <text:p>0.0449469802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483301" calcext:value-type="float">
            <text:p>6.483301</text:p>
          </table:table-cell>
          <table:table-cell office:value-type="float" office:value="6.5380043679" calcext:value-type="float">
            <text:p>6.5380043679</text:p>
          </table:table-cell>
          <table:table-cell table:formula="of:=POWER([.C352]-6.75;2)" office:value-type="float" office:value="0.0449421480294785" calcext:value-type="float">
            <text:p>0.044942148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43659" calcext:value-type="float">
            <text:p>6.43659</text:p>
          </table:table-cell>
          <table:table-cell office:value-type="float" office:value="6.5382793" calcext:value-type="float">
            <text:p>6.5382793</text:p>
          </table:table-cell>
          <table:table-cell table:formula="of:=POWER([.C353]-6.75;2)" office:value-type="float" office:value="0.0448256548084899" calcext:value-type="float">
            <text:p>0.0448256548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387349" calcext:value-type="float">
            <text:p>6.387349</text:p>
          </table:table-cell>
          <table:table-cell office:value-type="float" office:value="6.5388168393" calcext:value-type="float">
            <text:p>6.5388168393</text:p>
          </table:table-cell>
          <table:table-cell table:formula="of:=POWER([.C354]-6.75;2)" office:value-type="float" office:value="0.0445983273632421" calcext:value-type="float">
            <text:p>0.0445983274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336308" calcext:value-type="float">
            <text:p>6.336308</text:p>
          </table:table-cell>
          <table:table-cell office:value-type="float" office:value="6.53960905" calcext:value-type="float">
            <text:p>6.53960905</text:p>
          </table:table-cell>
          <table:table-cell table:formula="of:=POWER([.C355]-6.75;2)" office:value-type="float" office:value="0.0442643518419024" calcext:value-type="float">
            <text:p>0.0442643518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284057" calcext:value-type="float">
            <text:p>6.284057</text:p>
          </table:table-cell>
          <table:table-cell office:value-type="float" office:value="6.54064205" calcext:value-type="float">
            <text:p>6.54064205</text:p>
          </table:table-cell>
          <table:table-cell table:formula="of:=POWER([.C356]-6.75;2)" office:value-type="float" office:value="0.0438307512282026" calcext:value-type="float">
            <text:p>0.0438307512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23103" calcext:value-type="float">
            <text:p>6.23103</text:p>
          </table:table-cell>
          <table:table-cell office:value-type="float" office:value="6.541897475" calcext:value-type="float">
            <text:p>6.541897475</text:p>
          </table:table-cell>
          <table:table-cell table:formula="of:=POWER([.C357]-6.75;2)" office:value-type="float" office:value="0.0433066609113757" calcext:value-type="float">
            <text:p>0.0433066609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177495" calcext:value-type="float">
            <text:p>6.177495</text:p>
          </table:table-cell>
          <table:table-cell office:value-type="float" office:value="6.5433542" calcext:value-type="float">
            <text:p>6.5433542</text:p>
          </table:table-cell>
          <table:table-cell table:formula="of:=POWER([.C358]-6.75;2)" office:value-type="float" office:value="0.0427024866576402" calcext:value-type="float">
            <text:p>0.0427024867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123571" calcext:value-type="float">
            <text:p>6.123571</text:p>
          </table:table-cell>
          <table:table-cell office:value-type="float" office:value="6.5449902393" calcext:value-type="float">
            <text:p>6.5449902393</text:p>
          </table:table-cell>
          <table:table-cell table:formula="of:=POWER([.C359]-6.75;2)" office:value-type="float" office:value="0.0420290019822714" calcext:value-type="float">
            <text:p>0.042029002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06925" calcext:value-type="float">
            <text:p>6.06925</text:p>
          </table:table-cell>
          <table:table-cell office:value-type="float" office:value="6.5467846107" calcext:value-type="float">
            <text:p>6.5467846107</text:p>
          </table:table-cell>
          <table:table-cell table:formula="of:=POWER([.C360]-6.75;2)" office:value-type="float" office:value="0.0412964944483507" calcext:value-type="float">
            <text:p>0.0412964944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014426" calcext:value-type="float">
            <text:p>6.014426</text:p>
          </table:table-cell>
          <table:table-cell office:value-type="float" office:value="6.548719075" calcext:value-type="float">
            <text:p>6.548719075</text:p>
          </table:table-cell>
          <table:table-cell table:formula="of:=POWER([.C361]-6.75;2)" office:value-type="float" office:value="0.0405140107688556" calcext:value-type="float">
            <text:p>0.0405140108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.958928" calcext:value-type="float">
            <text:p>5.958928</text:p>
          </table:table-cell>
          <table:table-cell office:value-type="float" office:value="6.5507796179" calcext:value-type="float">
            <text:p>6.5507796179</text:p>
          </table:table-cell>
          <table:table-cell table:formula="of:=POWER([.C362]-6.75;2)" office:value-type="float" office:value="0.03968876064407" calcext:value-type="float">
            <text:p>0.0396887606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.902537" calcext:value-type="float">
            <text:p>5.902537</text:p>
          </table:table-cell>
          <table:table-cell office:value-type="float" office:value="6.5529575964" calcext:value-type="float">
            <text:p>6.5529575964</text:p>
          </table:table-cell>
          <table:table-cell table:formula="of:=POWER([.C363]-6.75;2)" office:value-type="float" office:value="0.0388257088164654" calcext:value-type="float">
            <text:p>0.0388257088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.844986" calcext:value-type="float">
            <text:p>5.844986</text:p>
          </table:table-cell>
          <table:table-cell office:value-type="float" office:value="6.5552504964" calcext:value-type="float">
            <text:p>6.5552504964</text:p>
          </table:table-cell>
          <table:table-cell table:formula="of:=POWER([.C364]-6.75;2)" office:value-type="float" office:value="0.0379273691524463" calcext:value-type="float">
            <text:p>0.0379273692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.785919" calcext:value-type="float">
            <text:p>5.785919</text:p>
          </table:table-cell>
          <table:table-cell office:value-type="float" office:value="6.5576623464" calcext:value-type="float">
            <text:p>6.5576623464</text:p>
          </table:table-cell>
          <table:table-cell table:formula="of:=POWER([.C365]-6.75;2)" office:value-type="float" office:value="0.0369937729923536" calcext:value-type="float">
            <text:p>0.036993773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.724782" calcext:value-type="float">
            <text:p>5.724782</text:p>
          </table:table-cell>
          <table:table-cell office:value-type="float" office:value="6.5602038857" calcext:value-type="float">
            <text:p>6.5602038857</text:p>
          </table:table-cell>
          <table:table-cell table:formula="of:=POWER([.C366]-6.75;2)" office:value-type="float" office:value="0.0360225650033787" calcext:value-type="float">
            <text:p>0.036022565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.660598" calcext:value-type="float">
            <text:p>5.660598</text:p>
          </table:table-cell>
          <table:table-cell office:value-type="float" office:value="6.5628927536" calcext:value-type="float">
            <text:p>6.5628927536</text:p>
          </table:table-cell>
          <table:table-cell table:formula="of:=POWER([.C367]-6.75;2)" office:value-type="float" office:value="0.0350091216553903" calcext:value-type="float">
            <text:p>0.0350091217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.591495" calcext:value-type="float">
            <text:p>5.591495</text:p>
          </table:table-cell>
          <table:table-cell office:value-type="float" office:value="6.5657541464" calcext:value-type="float">
            <text:p>6.5657541464</text:p>
          </table:table-cell>
          <table:table-cell table:formula="of:=POWER([.C368]-6.75;2)" office:value-type="float" office:value="0.0339465345687927" calcext:value-type="float">
            <text:p>0.0339465346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.513694" calcext:value-type="float">
            <text:p>5.513694</text:p>
          </table:table-cell>
          <table:table-cell office:value-type="float" office:value="6.5688229036" calcext:value-type="float">
            <text:p>6.5688229036</text:p>
          </table:table-cell>
          <table:table-cell table:formula="of:=POWER([.C369]-6.75;2)" office:value-type="float" office:value="0.0328251402599349" calcext:value-type="float">
            <text:p>0.0328251403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.419064" calcext:value-type="float">
            <text:p>5.419064</text:p>
          </table:table-cell>
          <table:table-cell office:value-type="float" office:value="6.5721490536" calcext:value-type="float">
            <text:p>6.5721490536</text:p>
          </table:table-cell>
          <table:table-cell table:formula="of:=POWER([.C370]-6.75;2)" office:value-type="float" office:value="0.0316309591353755" calcext:value-type="float">
            <text:p>0.031630959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.288074" calcext:value-type="float">
            <text:p>5.288074</text:p>
          </table:table-cell>
          <table:table-cell office:value-type="float" office:value="6.5758120429" calcext:value-type="float">
            <text:p>6.5758120429</text:p>
          </table:table-cell>
          <table:table-cell table:formula="of:=POWER([.C371]-6.75;2)" office:value-type="float" office:value="0.0303414443986714" calcext:value-type="float">
            <text:p>0.0303414444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.06309" calcext:value-type="float">
            <text:p>5.06309</text:p>
          </table:table-cell>
          <table:table-cell office:value-type="float" office:value="6.5799602179" calcext:value-type="float">
            <text:p>6.5799602179</text:p>
          </table:table-cell>
          <table:table-cell table:formula="of:=POWER([.C372]-6.75;2)" office:value-type="float" office:value="0.0289135274966155" calcext:value-type="float">
            <text:p>0.0289135275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.478959" calcext:value-type="float">
            <text:p>4.478959</text:p>
          </table:table-cell>
          <table:table-cell office:value-type="float" office:value="6.584945825" calcext:value-type="float">
            <text:p>6.584945825</text:p>
          </table:table-cell>
          <table:table-cell table:formula="of:=POWER([.C373]-6.75;2)" office:value-type="float" office:value="0.0272428806849306" calcext:value-type="float">
            <text:p>0.0272428807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.478959" calcext:value-type="float">
            <text:p>4.478959</text:p>
          </table:table-cell>
          <table:table-cell office:value-type="float" office:value="6.5920653143" calcext:value-type="float">
            <text:p>6.5920653143</text:p>
          </table:table-cell>
          <table:table-cell table:formula="of:=POWER([.C374]-6.75;2)" office:value-type="float" office:value="0.0249433649471578" calcext:value-type="float">
            <text:p>0.0249433649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.428198" calcext:value-type="float">
            <text:p>7.428198</text:p>
          </table:table-cell>
          <table:table-cell office:value-type="float" office:value="6.5992429643" calcext:value-type="float">
            <text:p>6.5992429643</text:p>
          </table:table-cell>
          <table:table-cell table:formula="of:=POWER([.C375]-6.75;2)" office:value-type="float" office:value="0.022727683813051" calcext:value-type="float">
            <text:p>0.0227276838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490869" calcext:value-type="float">
            <text:p>6.490869</text:p>
          </table:table-cell>
          <table:table-cell office:value-type="float" office:value="6.5959526714" calcext:value-type="float">
            <text:p>6.5959526714</text:p>
          </table:table-cell>
          <table:table-cell table:formula="of:=POWER([.C376]-6.75;2)" office:value-type="float" office:value="0.0237305794487964" calcext:value-type="float">
            <text:p>0.0237305794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23673" calcext:value-type="float">
            <text:p>6.23673</text:p>
          </table:table-cell>
          <table:table-cell office:value-type="float" office:value="6.5960783643" calcext:value-type="float">
            <text:p>6.5960783643</text:p>
          </table:table-cell>
          <table:table-cell table:formula="of:=POWER([.C377]-6.75;2)" office:value-type="float" office:value="0.0236918699365634" calcext:value-type="float">
            <text:p>0.0236918699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132672" calcext:value-type="float">
            <text:p>6.132672</text:p>
          </table:table-cell>
          <table:table-cell office:value-type="float" office:value="6.5971801214" calcext:value-type="float">
            <text:p>6.5971801214</text:p>
          </table:table-cell>
          <table:table-cell table:formula="of:=POWER([.C378]-6.75;2)" office:value-type="float" office:value="0.0233539152953187" calcext:value-type="float">
            <text:p>0.0233539153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088966" calcext:value-type="float">
            <text:p>6.088966</text:p>
          </table:table-cell>
          <table:table-cell office:value-type="float" office:value="6.5987191321" calcext:value-type="float">
            <text:p>6.5987191321</text:p>
          </table:table-cell>
          <table:table-cell table:formula="of:=POWER([.C379]-6.75;2)" office:value-type="float" office:value="0.0228859009925772" calcext:value-type="float">
            <text:p>0.02288590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077007" calcext:value-type="float">
            <text:p>6.077007</text:p>
          </table:table-cell>
          <table:table-cell office:value-type="float" office:value="6.600474775" calcext:value-type="float">
            <text:p>6.600474775</text:p>
          </table:table-cell>
          <table:table-cell table:formula="of:=POWER([.C380]-6.75;2)" office:value-type="float" office:value="0.0223577929113005" calcext:value-type="float">
            <text:p>0.0223577929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084378" calcext:value-type="float">
            <text:p>6.084378</text:p>
          </table:table-cell>
          <table:table-cell office:value-type="float" office:value="6.6023269464" calcext:value-type="float">
            <text:p>6.6023269464</text:p>
          </table:table-cell>
          <table:table-cell table:formula="of:=POWER([.C381]-6.75;2)" office:value-type="float" office:value="0.0218073307595485" calcext:value-type="float">
            <text:p>0.0218073308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104454" calcext:value-type="float">
            <text:p>6.104454</text:p>
          </table:table-cell>
          <table:table-cell office:value-type="float" office:value="6.6041989071" calcext:value-type="float">
            <text:p>6.6041989071</text:p>
          </table:table-cell>
          <table:table-cell table:formula="of:=POWER([.C382]-6.75;2)" office:value-type="float" office:value="0.0212579586908345" calcext:value-type="float">
            <text:p>0.0212579587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133114" calcext:value-type="float">
            <text:p>6.133114</text:p>
          </table:table-cell>
          <table:table-cell office:value-type="float" office:value="6.6060372107" calcext:value-type="float">
            <text:p>6.6060372107</text:p>
          </table:table-cell>
          <table:table-cell table:formula="of:=POWER([.C383]-6.75;2)" office:value-type="float" office:value="0.0207252847030361" calcext:value-type="float">
            <text:p>0.0207252847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167488" calcext:value-type="float">
            <text:p>6.167488</text:p>
          </table:table-cell>
          <table:table-cell office:value-type="float" office:value="6.6078032964" calcext:value-type="float">
            <text:p>6.6078032964</text:p>
          </table:table-cell>
          <table:table-cell table:formula="of:=POWER([.C384]-6.75;2)" office:value-type="float" office:value="0.0202199025147062" calcext:value-type="float">
            <text:p>0.0202199025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205417" calcext:value-type="float">
            <text:p>6.205417</text:p>
          </table:table-cell>
          <table:table-cell office:value-type="float" office:value="6.6094694821" calcext:value-type="float">
            <text:p>6.6094694821</text:p>
          </table:table-cell>
          <table:table-cell table:formula="of:=POWER([.C385]-6.75;2)" office:value-type="float" office:value="0.0197488264612423" calcext:value-type="float">
            <text:p>0.019748826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245194" calcext:value-type="float">
            <text:p>6.245194</text:p>
          </table:table-cell>
          <table:table-cell office:value-type="float" office:value="6.6110167679" calcext:value-type="float">
            <text:p>6.6110167679</text:p>
          </table:table-cell>
          <table:table-cell table:formula="of:=POWER([.C386]-6.75;2)" office:value-type="float" office:value="0.0193163388049625" calcext:value-type="float">
            <text:p>0.0193163388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285443" calcext:value-type="float">
            <text:p>6.285443</text:p>
          </table:table-cell>
          <table:table-cell office:value-type="float" office:value="6.61243345" calcext:value-type="float">
            <text:p>6.61243345</text:p>
          </table:table-cell>
          <table:table-cell table:formula="of:=POWER([.C387]-6.75;2)" office:value-type="float" office:value="0.0189245556789025" calcext:value-type="float">
            <text:p>0.0189245557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325048" calcext:value-type="float">
            <text:p>6.325048</text:p>
          </table:table-cell>
          <table:table-cell office:value-type="float" office:value="6.6137140536" calcext:value-type="float">
            <text:p>6.6137140536</text:p>
          </table:table-cell>
          <table:table-cell table:formula="of:=POWER([.C388]-6.75;2)" office:value-type="float" office:value="0.0185738591861437" calcext:value-type="float">
            <text:p>0.0185738592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363117" calcext:value-type="float">
            <text:p>6.363117</text:p>
          </table:table-cell>
          <table:table-cell office:value-type="float" office:value="6.6148584214" calcext:value-type="float">
            <text:p>6.6148584214</text:p>
          </table:table-cell>
          <table:table-cell table:formula="of:=POWER([.C389]-6.75;2)" office:value-type="float" office:value="0.0182632462664999" calcext:value-type="float">
            <text:p>0.0182632463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398954" calcext:value-type="float">
            <text:p>6.398954</text:p>
          </table:table-cell>
          <table:table-cell office:value-type="float" office:value="6.6158708464" calcext:value-type="float">
            <text:p>6.6158708464</text:p>
          </table:table-cell>
          <table:table-cell table:formula="of:=POWER([.C390]-6.75;2)" office:value-type="float" office:value="0.0179906298454524" calcext:value-type="float">
            <text:p>0.0179906298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432039" calcext:value-type="float">
            <text:p>6.432039</text:p>
          </table:table-cell>
          <table:table-cell office:value-type="float" office:value="6.6167592286" calcext:value-type="float">
            <text:p>6.6167592286</text:p>
          </table:table-cell>
          <table:table-cell table:formula="of:=POWER([.C391]-6.75;2)" office:value-type="float" office:value="0.017753103163267" calcext:value-type="float">
            <text:p>0.0177531032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462017" calcext:value-type="float">
            <text:p>6.462017</text:p>
          </table:table-cell>
          <table:table-cell office:value-type="float" office:value="6.6175342571" calcext:value-type="float">
            <text:p>6.6175342571</text:p>
          </table:table-cell>
          <table:table-cell table:formula="of:=POWER([.C392]-6.75;2)" office:value-type="float" office:value="0.0175471730420489" calcext:value-type="float">
            <text:p>0.017547173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488671" calcext:value-type="float">
            <text:p>6.488671</text:p>
          </table:table-cell>
          <table:table-cell office:value-type="float" office:value="6.6182086" calcext:value-type="float">
            <text:p>6.6182086</text:p>
          </table:table-cell>
          <table:table-cell table:formula="of:=POWER([.C393]-6.75;2)" office:value-type="float" office:value="0.01736897311396" calcext:value-type="float">
            <text:p>0.017368973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511911" calcext:value-type="float">
            <text:p>6.511911</text:p>
          </table:table-cell>
          <table:table-cell office:value-type="float" office:value="6.6187961857" calcext:value-type="float">
            <text:p>6.6187961857</text:p>
          </table:table-cell>
          <table:table-cell table:formula="of:=POWER([.C394]-6.75;2)" office:value-type="float" office:value="0.0172144408868689" calcext:value-type="float">
            <text:p>0.0172144409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531754" calcext:value-type="float">
            <text:p>6.531754</text:p>
          </table:table-cell>
          <table:table-cell office:value-type="float" office:value="6.6193115286" calcext:value-type="float">
            <text:p>6.6193115286</text:p>
          </table:table-cell>
          <table:table-cell table:formula="of:=POWER([.C395]-6.75;2)" office:value-type="float" office:value="0.0170794765568686" calcext:value-type="float">
            <text:p>0.0170794766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5483" calcext:value-type="float">
            <text:p>6.5483</text:p>
          </table:table-cell>
          <table:table-cell office:value-type="float" office:value="6.6197691393" calcext:value-type="float">
            <text:p>6.6197691393</text:p>
          </table:table-cell>
          <table:table-cell table:formula="of:=POWER([.C396]-6.75;2)" office:value-type="float" office:value="0.0169600770786629" calcext:value-type="float">
            <text:p>0.016960077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561717" calcext:value-type="float">
            <text:p>6.561717</text:p>
          </table:table-cell>
          <table:table-cell office:value-type="float" office:value="6.6201830893" calcext:value-type="float">
            <text:p>6.6201830893</text:p>
          </table:table-cell>
          <table:table-cell table:formula="of:=POWER([.C397]-6.75;2)" office:value-type="float" office:value="0.0168524303036917" calcext:value-type="float">
            <text:p>0.0168524303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57222" calcext:value-type="float">
            <text:p>6.57222</text:p>
          </table:table-cell>
          <table:table-cell office:value-type="float" office:value="6.6205666357" calcext:value-type="float">
            <text:p>6.6205666357</text:p>
          </table:table-cell>
          <table:table-cell table:formula="of:=POWER([.C398]-6.75;2)" office:value-type="float" office:value="0.0167529957940164" calcext:value-type="float">
            <text:p>0.0167529958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580054" calcext:value-type="float">
            <text:p>6.580054</text:p>
          </table:table-cell>
          <table:table-cell office:value-type="float" office:value="6.6209319964" calcext:value-type="float">
            <text:p>6.6209319964</text:p>
          </table:table-cell>
          <table:table-cell table:formula="of:=POWER([.C399]-6.75;2)" office:value-type="float" office:value="0.0166585495532895" calcext:value-type="float">
            <text:p>0.0166585496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585478" calcext:value-type="float">
            <text:p>6.585478</text:p>
          </table:table-cell>
          <table:table-cell office:value-type="float" office:value="6.6212902286" calcext:value-type="float">
            <text:p>6.6212902286</text:p>
          </table:table-cell>
          <table:table-cell table:formula="of:=POWER([.C400]-6.75;2)" office:value-type="float" office:value="0.0165662052538402" calcext:value-type="float">
            <text:p>0.016566205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588754" calcext:value-type="float">
            <text:p>6.588754</text:p>
          </table:table-cell>
          <table:table-cell office:value-type="float" office:value="6.6216511893" calcext:value-type="float">
            <text:p>6.6216511893</text:p>
          </table:table-cell>
          <table:table-cell table:formula="of:=POWER([.C401]-6.75;2)" office:value-type="float" office:value="0.0164734172081045" calcext:value-type="float">
            <text:p>0.0164734172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590137" calcext:value-type="float">
            <text:p>6.590137</text:p>
          </table:table-cell>
          <table:table-cell office:value-type="float" office:value="6.6220235893" calcext:value-type="float">
            <text:p>6.6220235893</text:p>
          </table:table-cell>
          <table:table-cell table:formula="of:=POWER([.C402]-6.75;2)" office:value-type="float" office:value="0.016377961695655" calcext:value-type="float">
            <text:p>0.0163779617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589871" calcext:value-type="float">
            <text:p>6.589871</text:p>
          </table:table-cell>
          <table:table-cell office:value-type="float" office:value="6.6224150893" calcext:value-type="float">
            <text:p>6.6224150893</text:p>
          </table:table-cell>
          <table:table-cell table:formula="of:=POWER([.C403]-6.75;2)" office:value-type="float" office:value="0.0162779094383269" calcext:value-type="float">
            <text:p>0.0162779094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588185" calcext:value-type="float">
            <text:p>6.588185</text:p>
          </table:table-cell>
          <table:table-cell office:value-type="float" office:value="6.622832425" calcext:value-type="float">
            <text:p>6.622832425</text:p>
          </table:table-cell>
          <table:table-cell table:formula="of:=POWER([.C404]-6.75;2)" office:value-type="float" office:value="0.0161715921313805" calcext:value-type="float">
            <text:p>0.0161715921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585295" calcext:value-type="float">
            <text:p>6.585295</text:p>
          </table:table-cell>
          <table:table-cell office:value-type="float" office:value="6.6232815179" calcext:value-type="float">
            <text:p>6.6232815179</text:p>
          </table:table-cell>
          <table:table-cell table:formula="of:=POWER([.C405]-6.75;2)" office:value-type="float" office:value="0.0160575737057281" calcext:value-type="float">
            <text:p>0.0160575737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581406" calcext:value-type="float">
            <text:p>6.581406</text:p>
          </table:table-cell>
          <table:table-cell office:value-type="float" office:value="6.6237675857" calcext:value-type="float">
            <text:p>6.6237675857</text:p>
          </table:table-cell>
          <table:table-cell table:formula="of:=POWER([.C406]-6.75;2)" office:value-type="float" office:value="0.015934622420007" calcext:value-type="float">
            <text:p>0.0159346224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576715" calcext:value-type="float">
            <text:p>6.576715</text:p>
          </table:table-cell>
          <table:table-cell office:value-type="float" office:value="6.6242951893" calcext:value-type="float">
            <text:p>6.6242951893</text:p>
          </table:table-cell>
          <table:table-cell table:formula="of:=POWER([.C407]-6.75;2)" office:value-type="float" office:value="0.0158016994331229" calcext:value-type="float">
            <text:p>0.0158016994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571417" calcext:value-type="float">
            <text:p>6.571417</text:p>
          </table:table-cell>
          <table:table-cell office:value-type="float" office:value="6.6248682429" calcext:value-type="float">
            <text:p>6.6248682429</text:p>
          </table:table-cell>
          <table:table-cell table:formula="of:=POWER([.C408]-6.75;2)" office:value-type="float" office:value="0.0156579566349334" calcext:value-type="float">
            <text:p>0.0156579566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565705" calcext:value-type="float">
            <text:p>6.565705</text:p>
          </table:table-cell>
          <table:table-cell office:value-type="float" office:value="6.6254899571" calcext:value-type="float">
            <text:p>6.6254899571</text:p>
          </table:table-cell>
          <table:table-cell table:formula="of:=POWER([.C409]-6.75;2)" office:value-type="float" office:value="0.0155027507829598" calcext:value-type="float">
            <text:p>0.0155027508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559778" calcext:value-type="float">
            <text:p>6.559778</text:p>
          </table:table-cell>
          <table:table-cell office:value-type="float" office:value="6.6261627536" calcext:value-type="float">
            <text:p>6.6261627536</text:p>
          </table:table-cell>
          <table:table-cell table:formula="of:=POWER([.C410]-6.75;2)" office:value-type="float" office:value="0.0153356635959343" calcext:value-type="float">
            <text:p>0.0153356636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553838" calcext:value-type="float">
            <text:p>6.553838</text:p>
          </table:table-cell>
          <table:table-cell office:value-type="float" office:value="6.6268881179" calcext:value-type="float">
            <text:p>6.6268881179</text:p>
          </table:table-cell>
          <table:table-cell table:formula="of:=POWER([.C411]-6.75;2)" office:value-type="float" office:value="0.0151565355142043" calcext:value-type="float">
            <text:p>0.0151565355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548092" calcext:value-type="float">
            <text:p>6.548092</text:p>
          </table:table-cell>
          <table:table-cell office:value-type="float" office:value="6.6276664536" calcext:value-type="float">
            <text:p>6.6276664536</text:p>
          </table:table-cell>
          <table:table-cell table:formula="of:=POWER([.C412]-6.75;2)" office:value-type="float" office:value="0.014965496574801" calcext:value-type="float">
            <text:p>0.0149654966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542751" calcext:value-type="float">
            <text:p>6.542751</text:p>
          </table:table-cell>
          <table:table-cell office:value-type="float" office:value="6.6284969321" calcext:value-type="float">
            <text:p>6.6284969321</text:p>
          </table:table-cell>
          <table:table-cell table:formula="of:=POWER([.C413]-6.75;2)" office:value-type="float" office:value="0.014762995509112" calcext:value-type="float">
            <text:p>0.0147629955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538022" calcext:value-type="float">
            <text:p>6.538022</text:p>
          </table:table-cell>
          <table:table-cell office:value-type="float" office:value="6.62937735" calcext:value-type="float">
            <text:p>6.62937735</text:p>
          </table:table-cell>
          <table:table-cell table:formula="of:=POWER([.C414]-6.75;2)" office:value-type="float" office:value="0.0145498236930224" calcext:value-type="float">
            <text:p>0.0145498237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534106" calcext:value-type="float">
            <text:p>6.534106</text:p>
          </table:table-cell>
          <table:table-cell office:value-type="float" office:value="6.6303040679" calcext:value-type="float">
            <text:p>6.6303040679</text:p>
          </table:table-cell>
          <table:table-cell table:formula="of:=POWER([.C415]-6.75;2)" office:value-type="float" office:value="0.0143271161612878" calcext:value-type="float">
            <text:p>0.0143271162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531188" calcext:value-type="float">
            <text:p>6.531188</text:p>
          </table:table-cell>
          <table:table-cell office:value-type="float" office:value="6.6312719857" calcext:value-type="float">
            <text:p>6.6312719857</text:p>
          </table:table-cell>
          <table:table-cell table:formula="of:=POWER([.C416]-6.75;2)" office:value-type="float" office:value="0.0140963413796211" calcext:value-type="float">
            <text:p>0.0140963414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529432" calcext:value-type="float">
            <text:p>6.529432</text:p>
          </table:table-cell>
          <table:table-cell office:value-type="float" office:value="6.6322746071" calcext:value-type="float">
            <text:p>6.6322746071</text:p>
          </table:table-cell>
          <table:table-cell table:formula="of:=POWER([.C417]-6.75;2)" office:value-type="float" office:value="0.0138592681334593" calcext:value-type="float">
            <text:p>0.0138592681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528972" calcext:value-type="float">
            <text:p>6.528972</text:p>
          </table:table-cell>
          <table:table-cell office:value-type="float" office:value="6.6333041821" calcext:value-type="float">
            <text:p>6.6333041821</text:p>
          </table:table-cell>
          <table:table-cell table:formula="of:=POWER([.C418]-6.75;2)" office:value-type="float" office:value="0.01361791391535" calcext:value-type="float">
            <text:p>0.0136179139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529905" calcext:value-type="float">
            <text:p>6.529905</text:p>
          </table:table-cell>
          <table:table-cell office:value-type="float" office:value="6.6343519321" calcext:value-type="float">
            <text:p>6.6343519321</text:p>
          </table:table-cell>
          <table:table-cell table:formula="of:=POWER([.C419]-6.75;2)" office:value-type="float" office:value="0.0133744756090029" calcext:value-type="float">
            <text:p>0.0133744756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532283" calcext:value-type="float">
            <text:p>6.532283</text:p>
          </table:table-cell>
          <table:table-cell office:value-type="float" office:value="6.6354083464" calcext:value-type="float">
            <text:p>6.6354083464</text:p>
          </table:table-cell>
          <table:table-cell table:formula="of:=POWER([.C420]-6.75;2)" office:value-type="float" office:value="0.0131312470747823" calcext:value-type="float">
            <text:p>0.0131312471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53611" calcext:value-type="float">
            <text:p>6.53611</text:p>
          </table:table-cell>
          <table:table-cell office:value-type="float" office:value="6.6364635393" calcext:value-type="float">
            <text:p>6.6364635393</text:p>
          </table:table-cell>
          <table:table-cell table:formula="of:=POWER([.C421]-6.75;2)" office:value-type="float" office:value="0.0128905279082826" calcext:value-type="float">
            <text:p>0.0128905279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541341" calcext:value-type="float">
            <text:p>6.541341</text:p>
          </table:table-cell>
          <table:table-cell office:value-type="float" office:value="6.6375076429" calcext:value-type="float">
            <text:p>6.6375076429</text:p>
          </table:table-cell>
          <table:table-cell table:formula="of:=POWER([.C422]-6.75;2)" office:value-type="float" office:value="0.0126545304059139" calcext:value-type="float">
            <text:p>0.0126545304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547881" calcext:value-type="float">
            <text:p>6.547881</text:p>
          </table:table-cell>
          <table:table-cell office:value-type="float" office:value="6.6385312" calcext:value-type="float">
            <text:p>6.6385312</text:p>
          </table:table-cell>
          <table:table-cell table:formula="of:=POWER([.C423]-6.75;2)" office:value-type="float" office:value="0.01242529337344" calcext:value-type="float">
            <text:p>0.0124252934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555591" calcext:value-type="float">
            <text:p>6.555591</text:p>
          </table:table-cell>
          <table:table-cell office:value-type="float" office:value="6.63952555" calcext:value-type="float">
            <text:p>6.63952555</text:p>
          </table:table-cell>
          <table:table-cell table:formula="of:=POWER([.C424]-6.75;2)" office:value-type="float" office:value="0.0122046041028025" calcext:value-type="float">
            <text:p>0.0122046041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564295" calcext:value-type="float">
            <text:p>6.564295</text:p>
          </table:table-cell>
          <table:table-cell office:value-type="float" office:value="6.6404831714" calcext:value-type="float">
            <text:p>6.6404831714</text:p>
          </table:table-cell>
          <table:table-cell table:formula="of:=POWER([.C425]-6.75;2)" office:value-type="float" office:value="0.0119939357466019" calcext:value-type="float">
            <text:p>0.0119939357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573791" calcext:value-type="float">
            <text:p>6.573791</text:p>
          </table:table-cell>
          <table:table-cell office:value-type="float" office:value="6.64139795" calcext:value-type="float">
            <text:p>6.64139795</text:p>
          </table:table-cell>
          <table:table-cell table:formula="of:=POWER([.C426]-6.75;2)" office:value-type="float" office:value="0.0117944052642025" calcext:value-type="float">
            <text:p>0.0117944053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58386" calcext:value-type="float">
            <text:p>6.58386</text:p>
          </table:table-cell>
          <table:table-cell office:value-type="float" office:value="6.6422653714" calcext:value-type="float">
            <text:p>6.6422653714</text:p>
          </table:table-cell>
          <table:table-cell table:formula="of:=POWER([.C427]-6.75;2)" office:value-type="float" office:value="0.01160675019958" calcext:value-type="float">
            <text:p>0.0116067502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594282" calcext:value-type="float">
            <text:p>6.594282</text:p>
          </table:table-cell>
          <table:table-cell office:value-type="float" office:value="6.6430826179" calcext:value-type="float">
            <text:p>6.6430826179</text:p>
          </table:table-cell>
          <table:table-cell table:formula="of:=POWER([.C428]-6.75;2)" office:value-type="float" office:value="0.0114313265951174" calcext:value-type="float">
            <text:p>0.0114313266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60485" calcext:value-type="float">
            <text:p>6.60485</text:p>
          </table:table-cell>
          <table:table-cell office:value-type="float" office:value="6.6438485607" calcext:value-type="float">
            <text:p>6.6438485607</text:p>
          </table:table-cell>
          <table:table-cell table:formula="of:=POWER([.C429]-6.75;2)" office:value-type="float" office:value="0.0112681280654615" calcext:value-type="float">
            <text:p>0.0112681281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615376" calcext:value-type="float">
            <text:p>6.615376</text:p>
          </table:table-cell>
          <table:table-cell office:value-type="float" office:value="6.6445636679" calcext:value-type="float">
            <text:p>6.6445636679</text:p>
          </table:table-cell>
          <table:table-cell table:formula="of:=POWER([.C430]-6.75;2)" office:value-type="float" office:value="0.0111168201267015" calcext:value-type="float">
            <text:p>0.0111168201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625708" calcext:value-type="float">
            <text:p>6.625708</text:p>
          </table:table-cell>
          <table:table-cell office:value-type="float" office:value="6.645229825" calcext:value-type="float">
            <text:p>6.645229825</text:p>
          </table:table-cell>
          <table:table-cell table:formula="of:=POWER([.C431]-6.75;2)" office:value-type="float" office:value="0.0109767895695305" calcext:value-type="float">
            <text:p>0.0109767896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63573" calcext:value-type="float">
            <text:p>6.63573</text:p>
          </table:table-cell>
          <table:table-cell office:value-type="float" office:value="6.6458500857" calcext:value-type="float">
            <text:p>6.6458500857</text:p>
          </table:table-cell>
          <table:table-cell table:formula="of:=POWER([.C432]-6.75;2)" office:value-type="float" office:value="0.0108472046486973" calcext:value-type="float">
            <text:p>0.0108472046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645368" calcext:value-type="float">
            <text:p>6.645368</text:p>
          </table:table-cell>
          <table:table-cell office:value-type="float" office:value="6.6464283964" calcext:value-type="float">
            <text:p>6.6464283964</text:p>
          </table:table-cell>
          <table:table-cell table:formula="of:=POWER([.C433]-6.75;2)" office:value-type="float" office:value="0.0107270770722755" calcext:value-type="float">
            <text:p>0.010727077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654586" calcext:value-type="float">
            <text:p>6.654586</text:p>
          </table:table-cell>
          <table:table-cell office:value-type="float" office:value="6.6469692964" calcext:value-type="float">
            <text:p>6.6469692964</text:p>
          </table:table-cell>
          <table:table-cell table:formula="of:=POWER([.C434]-6.75;2)" office:value-type="float" office:value="0.0106153258843111" calcext:value-type="float">
            <text:p>0.0106153259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663381" calcext:value-type="float">
            <text:p>6.663381</text:p>
          </table:table-cell>
          <table:table-cell office:value-type="float" office:value="6.6474776214" calcext:value-type="float">
            <text:p>6.6474776214</text:p>
          </table:table-cell>
          <table:table-cell table:formula="of:=POWER([.C435]-6.75;2)" office:value-type="float" office:value="0.0105108381138017" calcext:value-type="float">
            <text:p>0.0105108381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671775" calcext:value-type="float">
            <text:p>6.671775</text:p>
          </table:table-cell>
          <table:table-cell office:value-type="float" office:value="6.6479582464" calcext:value-type="float">
            <text:p>6.6479582464</text:p>
          </table:table-cell>
          <table:table-cell table:formula="of:=POWER([.C436]-6.75;2)" office:value-type="float" office:value="0.0104125194777631" calcext:value-type="float">
            <text:p>0.010412519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679802" calcext:value-type="float">
            <text:p>6.679802</text:p>
          </table:table-cell>
          <table:table-cell office:value-type="float" office:value="6.6484158607" calcext:value-type="float">
            <text:p>6.6484158607</text:p>
          </table:table-cell>
          <table:table-cell table:formula="of:=POWER([.C437]-6.75;2)" office:value-type="float" office:value="0.0103193373573218" calcext:value-type="float">
            <text:p>0.0103193374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687502" calcext:value-type="float">
            <text:p>6.687502</text:p>
          </table:table-cell>
          <table:table-cell office:value-type="float" office:value="6.6488548107" calcext:value-type="float">
            <text:p>6.6488548107</text:p>
          </table:table-cell>
          <table:table-cell table:formula="of:=POWER([.C438]-6.75;2)" office:value-type="float" office:value="0.0102303493185329" calcext:value-type="float">
            <text:p>0.0102303493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694904" calcext:value-type="float">
            <text:p>6.694904</text:p>
          </table:table-cell>
          <table:table-cell office:value-type="float" office:value="6.6492789821" calcext:value-type="float">
            <text:p>6.6492789821</text:p>
          </table:table-cell>
          <table:table-cell table:formula="of:=POWER([.C439]-6.75;2)" office:value-type="float" office:value="0.0101447234468121" calcext:value-type="float">
            <text:p>0.0101447234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702019" calcext:value-type="float">
            <text:p>6.702019</text:p>
          </table:table-cell>
          <table:table-cell office:value-type="float" office:value="6.6496917536" calcext:value-type="float">
            <text:p>6.6496917536</text:p>
          </table:table-cell>
          <table:table-cell table:formula="of:=POWER([.C440]-6.75;2)" office:value-type="float" office:value="0.0100617442958431" calcext:value-type="float">
            <text:p>0.0100617443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708839" calcext:value-type="float">
            <text:p>6.708839</text:p>
          </table:table-cell>
          <table:table-cell office:value-type="float" office:value="6.6500959857" calcext:value-type="float">
            <text:p>6.6500959857</text:p>
          </table:table-cell>
          <table:table-cell table:formula="of:=POWER([.C441]-6.75;2)" office:value-type="float" office:value="0.00998081207325457" calcext:value-type="float">
            <text:p>0.009980812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715329" calcext:value-type="float">
            <text:p>6.715329</text:p>
          </table:table-cell>
          <table:table-cell office:value-type="float" office:value="6.6504940393" calcext:value-type="float">
            <text:p>6.6504940393</text:p>
          </table:table-cell>
          <table:table-cell table:formula="of:=POWER([.C442]-6.75;2)" office:value-type="float" office:value="0.00990143621482998" calcext:value-type="float">
            <text:p>0.0099014362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721434" calcext:value-type="float">
            <text:p>6.721434</text:p>
          </table:table-cell>
          <table:table-cell office:value-type="float" office:value="6.650887825" calcext:value-type="float">
            <text:p>6.650887825</text:p>
          </table:table-cell>
          <table:table-cell table:formula="of:=POWER([.C443]-6.75;2)" office:value-type="float" office:value="0.00982322323323065" calcext:value-type="float">
            <text:p>0.0098232232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72708" calcext:value-type="float">
            <text:p>6.72708</text:p>
          </table:table-cell>
          <table:table-cell office:value-type="float" office:value="6.6512788429" calcext:value-type="float">
            <text:p>6.6512788429</text:p>
          </table:table-cell>
          <table:table-cell table:formula="of:=POWER([.C444]-6.75;2)" office:value-type="float" office:value="0.00974586685916287" calcext:value-type="float">
            <text:p>0.0097458669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732191" calcext:value-type="float">
            <text:p>6.732191</text:p>
          </table:table-cell>
          <table:table-cell office:value-type="float" office:value="6.6516682321" calcext:value-type="float">
            <text:p>6.6516682321</text:p>
          </table:table-cell>
          <table:table-cell table:formula="of:=POWER([.C445]-6.75;2)" office:value-type="float" office:value="0.00966913657833938" calcext:value-type="float">
            <text:p>0.0096691366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736692" calcext:value-type="float">
            <text:p>6.736692</text:p>
          </table:table-cell>
          <table:table-cell office:value-type="float" office:value="6.6520567714" calcext:value-type="float">
            <text:p>6.6520567714</text:p>
          </table:table-cell>
          <table:table-cell table:formula="of:=POWER([.C446]-6.75;2)" office:value-type="float" office:value="0.00959287602859189" calcext:value-type="float">
            <text:p>0.009592876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740527" calcext:value-type="float">
            <text:p>6.740527</text:p>
          </table:table-cell>
          <table:table-cell office:value-type="float" office:value="6.6524448964" calcext:value-type="float">
            <text:p>6.6524448964</text:p>
          </table:table-cell>
          <table:table-cell table:formula="of:=POWER([.C447]-6.75;2)" office:value-type="float" office:value="0.00951699823840664" calcext:value-type="float">
            <text:p>0.0095169982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743667" calcext:value-type="float">
            <text:p>6.743667</text:p>
          </table:table-cell>
          <table:table-cell office:value-type="float" office:value="6.6528326571" calcext:value-type="float">
            <text:p>6.6528326571</text:p>
          </table:table-cell>
          <table:table-cell table:formula="of:=POWER([.C448]-6.75;2)" office:value-type="float" office:value="0.00944149252624613" calcext:value-type="float">
            <text:p>0.0094414925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74612" calcext:value-type="float">
            <text:p>6.74612</text:p>
          </table:table-cell>
          <table:table-cell office:value-type="float" office:value="6.6532196929" calcext:value-type="float">
            <text:p>6.6532196929</text:p>
          </table:table-cell>
          <table:table-cell table:formula="of:=POWER([.C449]-6.75;2)" office:value-type="float" office:value="0.00936642784237022" calcext:value-type="float">
            <text:p>0.0093664278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747934" calcext:value-type="float">
            <text:p>6.747934</text:p>
          </table:table-cell>
          <table:table-cell office:value-type="float" office:value="6.6536051714" calcext:value-type="float">
            <text:p>6.6536051714</text:p>
          </table:table-cell>
          <table:table-cell table:formula="of:=POWER([.C450]-6.75;2)" office:value-type="float" office:value="0.00929196298082343" calcext:value-type="float">
            <text:p>0.009291963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749205" calcext:value-type="float">
            <text:p>6.749205</text:p>
          </table:table-cell>
          <table:table-cell office:value-type="float" office:value="6.6539877607" calcext:value-type="float">
            <text:p>6.6539877607</text:p>
          </table:table-cell>
          <table:table-cell table:formula="of:=POWER([.C451]-6.75;2)" office:value-type="float" office:value="0.00921835009540051" calcext:value-type="float">
            <text:p>0.0092183501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750067" calcext:value-type="float">
            <text:p>6.750067</text:p>
          </table:table-cell>
          <table:table-cell office:value-type="float" office:value="6.6543655786" calcext:value-type="float">
            <text:p>6.6543655786</text:p>
          </table:table-cell>
          <table:table-cell table:formula="of:=POWER([.C452]-6.75;2)" office:value-type="float" office:value="0.00914594255651274" calcext:value-type="float">
            <text:p>0.0091459426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750687" calcext:value-type="float">
            <text:p>6.750687</text:p>
          </table:table-cell>
          <table:table-cell office:value-type="float" office:value="6.6547362" calcext:value-type="float">
            <text:p>6.6547362</text:p>
          </table:table-cell>
          <table:table-cell table:formula="of:=POWER([.C453]-6.75;2)" office:value-type="float" office:value="0.00907519159043994" calcext:value-type="float">
            <text:p>0.0090751916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751259" calcext:value-type="float">
            <text:p>6.751259</text:p>
          </table:table-cell>
          <table:table-cell office:value-type="float" office:value="6.6550966893" calcext:value-type="float">
            <text:p>6.6550966893</text:p>
          </table:table-cell>
          <table:table-cell table:formula="of:=POWER([.C454]-6.75;2)" office:value-type="float" office:value="0.0090066383818208" calcext:value-type="float">
            <text:p>0.0090066384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751982" calcext:value-type="float">
            <text:p>6.751982</text:p>
          </table:table-cell>
          <table:table-cell office:value-type="float" office:value="6.6554436571" calcext:value-type="float">
            <text:p>6.6554436571</text:p>
          </table:table-cell>
          <table:table-cell table:formula="of:=POWER([.C455]-6.75;2)" office:value-type="float" office:value="0.00894090198262235" calcext:value-type="float">
            <text:p>0.008940902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753054" calcext:value-type="float">
            <text:p>6.753054</text:p>
          </table:table-cell>
          <table:table-cell office:value-type="float" office:value="6.6557733857" calcext:value-type="float">
            <text:p>6.6557733857</text:p>
          </table:table-cell>
          <table:table-cell table:formula="of:=POWER([.C456]-6.75;2)" office:value-type="float" office:value="0.00887865484244099" calcext:value-type="float">
            <text:p>0.0088786548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754653" calcext:value-type="float">
            <text:p>6.754653</text:p>
          </table:table-cell>
          <table:table-cell office:value-type="float" office:value="6.6560819607" calcext:value-type="float">
            <text:p>6.6560819607</text:p>
          </table:table-cell>
          <table:table-cell table:formula="of:=POWER([.C457]-6.75;2)" office:value-type="float" office:value="0.00882059810595636" calcext:value-type="float">
            <text:p>0.0088205981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756925" calcext:value-type="float">
            <text:p>6.756925</text:p>
          </table:table-cell>
          <table:table-cell office:value-type="float" office:value="6.6563654321" calcext:value-type="float">
            <text:p>6.6563654321</text:p>
          </table:table-cell>
          <table:table-cell table:formula="of:=POWER([.C458]-6.75;2)" office:value-type="float" office:value="0.00876743230581965" calcext:value-type="float">
            <text:p>0.0087674323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759974" calcext:value-type="float">
            <text:p>6.759974</text:p>
          </table:table-cell>
          <table:table-cell office:value-type="float" office:value="6.6566200071" calcext:value-type="float">
            <text:p>6.6566200071</text:p>
          </table:table-cell>
          <table:table-cell table:formula="of:=POWER([.C459]-6.75;2)" office:value-type="float" office:value="0.00871982307400407" calcext:value-type="float">
            <text:p>0.0087198231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763856" calcext:value-type="float">
            <text:p>6.763856</text:p>
          </table:table-cell>
          <table:table-cell office:value-type="float" office:value="6.6568422143" calcext:value-type="float">
            <text:p>6.6568422143</text:p>
          </table:table-cell>
          <table:table-cell table:formula="of:=POWER([.C460]-6.75;2)" office:value-type="float" office:value="0.0086783730365271" calcext:value-type="float">
            <text:p>0.008678373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768579" calcext:value-type="float">
            <text:p>6.768579</text:p>
          </table:table-cell>
          <table:table-cell office:value-type="float" office:value="6.6570290679" calcext:value-type="float">
            <text:p>6.6570290679</text:p>
          </table:table-cell>
          <table:table-cell table:formula="of:=POWER([.C461]-6.75;2)" office:value-type="float" office:value="0.00864359421554283" calcext:value-type="float">
            <text:p>0.0086435942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774103" calcext:value-type="float">
            <text:p>6.774103</text:p>
          </table:table-cell>
          <table:table-cell office:value-type="float" office:value="6.6571781679" calcext:value-type="float">
            <text:p>6.6571781679</text:p>
          </table:table-cell>
          <table:table-cell table:formula="of:=POWER([.C462]-6.75;2)" office:value-type="float" office:value="0.00861589251440064" calcext:value-type="float">
            <text:p>0.0086158925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780348" calcext:value-type="float">
            <text:p>6.780348</text:p>
          </table:table-cell>
          <table:table-cell office:value-type="float" office:value="6.6572877821" calcext:value-type="float">
            <text:p>6.6572877821</text:p>
          </table:table-cell>
          <table:table-cell table:formula="of:=POWER([.C463]-6.75;2)" office:value-type="float" office:value="0.00859555534793707" calcext:value-type="float">
            <text:p>0.0085955553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787202" calcext:value-type="float">
            <text:p>6.787202</text:p>
          </table:table-cell>
          <table:table-cell office:value-type="float" office:value="6.6573568536" calcext:value-type="float">
            <text:p>6.6573568536</text:p>
          </table:table-cell>
          <table:table-cell table:formula="of:=POWER([.C464]-6.75;2)" office:value-type="float" office:value="0.0085827525748919" calcext:value-type="float">
            <text:p>0.0085827526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794534" calcext:value-type="float">
            <text:p>6.794534</text:p>
          </table:table-cell>
          <table:table-cell office:value-type="float" office:value="6.6573849571" calcext:value-type="float">
            <text:p>6.6573849571</text:p>
          </table:table-cell>
          <table:table-cell table:formula="of:=POWER([.C465]-6.75;2)" office:value-type="float" office:value="0.0085775461713689" calcext:value-type="float">
            <text:p>0.0085775462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802208" calcext:value-type="float">
            <text:p>6.802208</text:p>
          </table:table-cell>
          <table:table-cell office:value-type="float" office:value="6.6573722143" calcext:value-type="float">
            <text:p>6.6573722143</text:p>
          </table:table-cell>
          <table:table-cell table:formula="of:=POWER([.C466]-6.75;2)" office:value-type="float" office:value="0.00857990668368504" calcext:value-type="float">
            <text:p>0.0085799067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81009" calcext:value-type="float">
            <text:p>6.81009</text:p>
          </table:table-cell>
          <table:table-cell office:value-type="float" office:value="6.6573191393" calcext:value-type="float">
            <text:p>6.6573191393</text:p>
          </table:table-cell>
          <table:table-cell table:formula="of:=POWER([.C467]-6.75;2)" office:value-type="float" office:value="0.00858974194009277" calcext:value-type="float">
            <text:p>0.0085897419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818062" calcext:value-type="float">
            <text:p>6.818062</text:p>
          </table:table-cell>
          <table:table-cell office:value-type="float" office:value="6.6572264929" calcext:value-type="float">
            <text:p>6.6572264929</text:p>
          </table:table-cell>
          <table:table-cell table:formula="of:=POWER([.C468]-6.75;2)" office:value-type="float" office:value="0.00860692361963383" calcext:value-type="float">
            <text:p>0.0086069236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826028" calcext:value-type="float">
            <text:p>6.826028</text:p>
          </table:table-cell>
          <table:table-cell office:value-type="float" office:value="6.6570951036" calcext:value-type="float">
            <text:p>6.6570951036</text:p>
          </table:table-cell>
          <table:table-cell table:formula="of:=POWER([.C469]-6.75;2)" office:value-type="float" office:value="0.00863131977509479" calcext:value-type="float">
            <text:p>0.0086313198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833917" calcext:value-type="float">
            <text:p>6.833917</text:p>
          </table:table-cell>
          <table:table-cell office:value-type="float" office:value="6.6569257107" calcext:value-type="float">
            <text:p>6.6569257107</text:p>
          </table:table-cell>
          <table:table-cell table:formula="of:=POWER([.C470]-6.75;2)" office:value-type="float" office:value="0.00866282332870002" calcext:value-type="float">
            <text:p>0.0086628233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841684" calcext:value-type="float">
            <text:p>6.841684</text:p>
          </table:table-cell>
          <table:table-cell office:value-type="float" office:value="6.6567188321" calcext:value-type="float">
            <text:p>6.6567188321</text:p>
          </table:table-cell>
          <table:table-cell table:formula="of:=POWER([.C471]-6.75;2)" office:value-type="float" office:value="0.00870137628478796" calcext:value-type="float">
            <text:p>0.0087013763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849306" calcext:value-type="float">
            <text:p>6.849306</text:p>
          </table:table-cell>
          <table:table-cell office:value-type="float" office:value="6.6564746857" calcext:value-type="float">
            <text:p>6.6564746857</text:p>
          </table:table-cell>
          <table:table-cell table:formula="of:=POWER([.C472]-6.75;2)" office:value-type="float" office:value="0.00874698441491376" calcext:value-type="float">
            <text:p>0.0087469844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856776" calcext:value-type="float">
            <text:p>6.856776</text:p>
          </table:table-cell>
          <table:table-cell office:value-type="float" office:value="6.6561931536" calcext:value-type="float">
            <text:p>6.6561931536</text:p>
          </table:table-cell>
          <table:table-cell table:formula="of:=POWER([.C473]-6.75;2)" office:value-type="float" office:value="0.00879972443151314" calcext:value-type="float">
            <text:p>0.0087997244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864095" calcext:value-type="float">
            <text:p>6.864095</text:p>
          </table:table-cell>
          <table:table-cell office:value-type="float" office:value="6.6558738036" calcext:value-type="float">
            <text:p>6.6558738036</text:p>
          </table:table-cell>
          <table:table-cell table:formula="of:=POWER([.C474]-6.75;2)" office:value-type="float" office:value="0.00885974084873129" calcext:value-type="float">
            <text:p>0.0088597408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871263" calcext:value-type="float">
            <text:p>6.871263</text:p>
          </table:table-cell>
          <table:table-cell office:value-type="float" office:value="6.6555159857" calcext:value-type="float">
            <text:p>6.6555159857</text:p>
          </table:table-cell>
          <table:table-cell table:formula="of:=POWER([.C475]-6.75;2)" office:value-type="float" office:value="0.00892722895824258" calcext:value-type="float">
            <text:p>0.008927229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878272" calcext:value-type="float">
            <text:p>6.878272</text:p>
          </table:table-cell>
          <table:table-cell office:value-type="float" office:value="6.6551189464" calcext:value-type="float">
            <text:p>6.6551189464</text:p>
          </table:table-cell>
          <table:table-cell table:formula="of:=POWER([.C476]-6.75;2)" office:value-type="float" office:value="0.00900241433224607" calcext:value-type="float">
            <text:p>0.0090024143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885096" calcext:value-type="float">
            <text:p>6.885096</text:p>
          </table:table-cell>
          <table:table-cell office:value-type="float" office:value="6.6546819857" calcext:value-type="float">
            <text:p>6.6546819857</text:p>
          </table:table-cell>
          <table:table-cell table:formula="of:=POWER([.C477]-6.75;2)" office:value-type="float" office:value="0.00908552385009502" calcext:value-type="float">
            <text:p>0.0090855239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891685" calcext:value-type="float">
            <text:p>6.891685</text:p>
          </table:table-cell>
          <table:table-cell office:value-type="float" office:value="6.6542046214" calcext:value-type="float">
            <text:p>6.6542046214</text:p>
          </table:table-cell>
          <table:table-cell table:formula="of:=POWER([.C478]-6.75;2)" office:value-type="float" office:value="0.00917675456111736" calcext:value-type="float">
            <text:p>0.0091767546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897968" calcext:value-type="float">
            <text:p>6.897968</text:p>
          </table:table-cell>
          <table:table-cell office:value-type="float" office:value="6.653686775" calcext:value-type="float">
            <text:p>6.653686775</text:p>
          </table:table-cell>
          <table:table-cell table:formula="of:=POWER([.C479]-6.75;2)" office:value-type="float" office:value="0.00927623730990068" calcext:value-type="float">
            <text:p>0.0092762373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90385" calcext:value-type="float">
            <text:p>6.90385</text:p>
          </table:table-cell>
          <table:table-cell office:value-type="float" office:value="6.6531288893" calcext:value-type="float">
            <text:p>6.6531288893</text:p>
          </table:table-cell>
          <table:table-cell table:formula="of:=POWER([.C480]-6.75;2)" office:value-type="float" office:value="0.00938401208825174" calcext:value-type="float">
            <text:p>0.009384012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909221" calcext:value-type="float">
            <text:p>6.909221</text:p>
          </table:table-cell>
          <table:table-cell office:value-type="float" office:value="6.6525320393" calcext:value-type="float">
            <text:p>6.6525320393</text:p>
          </table:table-cell>
          <table:table-cell table:formula="of:=POWER([.C481]-6.75;2)" office:value-type="float" office:value="0.00950000336301665" calcext:value-type="float">
            <text:p>0.0095000034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91396" calcext:value-type="float">
            <text:p>6.91396</text:p>
          </table:table-cell>
          <table:table-cell office:value-type="float" office:value="6.6518979679" calcext:value-type="float">
            <text:p>6.6518979679</text:p>
          </table:table-cell>
          <table:table-cell table:formula="of:=POWER([.C482]-6.75;2)" office:value-type="float" office:value="0.00962400870214941" calcext:value-type="float">
            <text:p>0.0096240087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917947" calcext:value-type="float">
            <text:p>6.917947</text:p>
          </table:table-cell>
          <table:table-cell office:value-type="float" office:value="6.651229075" calcext:value-type="float">
            <text:p>6.651229075</text:p>
          </table:table-cell>
          <table:table-cell table:formula="of:=POWER([.C483]-6.75;2)" office:value-type="float" office:value="0.00975569562535566" calcext:value-type="float">
            <text:p>0.0097556956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921074" calcext:value-type="float">
            <text:p>6.921074</text:p>
          </table:table-cell>
          <table:table-cell office:value-type="float" office:value="6.65052835" calcext:value-type="float">
            <text:p>6.65052835</text:p>
          </table:table-cell>
          <table:table-cell table:formula="of:=POWER([.C484]-6.75;2)" office:value-type="float" office:value="0.00989460915372248" calcext:value-type="float">
            <text:p>0.0098946092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923258" calcext:value-type="float">
            <text:p>6.923258</text:p>
          </table:table-cell>
          <table:table-cell office:value-type="float" office:value="6.64979925" calcext:value-type="float">
            <text:p>6.64979925</text:p>
          </table:table-cell>
          <table:table-cell table:formula="of:=POWER([.C485]-6.75;2)" office:value-type="float" office:value="0.0100401903005625" calcext:value-type="float">
            <text:p>0.0100401903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924444" calcext:value-type="float">
            <text:p>6.924444</text:p>
          </table:table-cell>
          <table:table-cell office:value-type="float" office:value="6.6490455214" calcext:value-type="float">
            <text:p>6.6490455214</text:p>
          </table:table-cell>
          <table:table-cell table:formula="of:=POWER([.C486]-6.75;2)" office:value-type="float" office:value="0.0101918067493979" calcext:value-type="float">
            <text:p>0.010191806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924622" calcext:value-type="float">
            <text:p>6.924622</text:p>
          </table:table-cell>
          <table:table-cell office:value-type="float" office:value="6.6482710429" calcext:value-type="float">
            <text:p>6.6482710429</text:p>
          </table:table-cell>
          <table:table-cell table:formula="of:=POWER([.C487]-6.75;2)" office:value-type="float" office:value="0.0103487807126536" calcext:value-type="float">
            <text:p>0.0103487807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92382" calcext:value-type="float">
            <text:p>6.92382</text:p>
          </table:table-cell>
          <table:table-cell office:value-type="float" office:value="6.6474796107" calcext:value-type="float">
            <text:p>6.6474796107</text:p>
          </table:table-cell>
          <table:table-cell table:formula="of:=POWER([.C488]-6.75;2)" office:value-type="float" office:value="0.0105104302222236" calcext:value-type="float">
            <text:p>0.0105104302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922114" calcext:value-type="float">
            <text:p>6.922114</text:p>
          </table:table-cell>
          <table:table-cell office:value-type="float" office:value="6.6466747893" calcext:value-type="float">
            <text:p>6.6466747893</text:p>
          </table:table-cell>
          <table:table-cell table:formula="of:=POWER([.C489]-6.75;2)" office:value-type="float" office:value="0.0106760991661993" calcext:value-type="float">
            <text:p>0.0106760992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919615" calcext:value-type="float">
            <text:p>6.919615</text:p>
          </table:table-cell>
          <table:table-cell office:value-type="float" office:value="6.6458597321" calcext:value-type="float">
            <text:p>6.6458597321</text:p>
          </table:table-cell>
          <table:table-cell table:formula="of:=POWER([.C490]-6.75;2)" office:value-type="float" office:value="0.0108451953982838" calcext:value-type="float">
            <text:p>0.0108451954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91647" calcext:value-type="float">
            <text:p>6.91647</text:p>
          </table:table-cell>
          <table:table-cell office:value-type="float" office:value="6.6450370964" calcext:value-type="float">
            <text:p>6.6450370964</text:p>
          </table:table-cell>
          <table:table-cell table:formula="of:=POWER([.C491]-6.75;2)" office:value-type="float" office:value="0.0110172111321428" calcext:value-type="float">
            <text:p>0.0110172111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912847" calcext:value-type="float">
            <text:p>6.912847</text:p>
          </table:table-cell>
          <table:table-cell office:value-type="float" office:value="6.6442089536" calcext:value-type="float">
            <text:p>6.6442089536</text:p>
          </table:table-cell>
          <table:table-cell table:formula="of:=POWER([.C492]-6.75;2)" office:value-type="float" office:value="0.011191745498407" calcext:value-type="float">
            <text:p>0.0111917455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90892" calcext:value-type="float">
            <text:p>6.90892</text:p>
          </table:table-cell>
          <table:table-cell office:value-type="float" office:value="6.6433767786" calcext:value-type="float">
            <text:p>6.6433767786</text:p>
          </table:table-cell>
          <table:table-cell table:formula="of:=POWER([.C493]-6.75;2)" office:value-type="float" office:value="0.0113685113417133" calcext:value-type="float">
            <text:p>0.0113685113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904861" calcext:value-type="float">
            <text:p>6.904861</text:p>
          </table:table-cell>
          <table:table-cell office:value-type="float" office:value="6.6425414607" calcext:value-type="float">
            <text:p>6.6425414607</text:p>
          </table:table-cell>
          <table:table-cell table:formula="of:=POWER([.C494]-6.75;2)" office:value-type="float" office:value="0.0115473376684896" calcext:value-type="float">
            <text:p>0.0115473377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900826" calcext:value-type="float">
            <text:p>6.900826</text:p>
          </table:table-cell>
          <table:table-cell office:value-type="float" office:value="6.6417033607" calcext:value-type="float">
            <text:p>6.6417033607</text:p>
          </table:table-cell>
          <table:table-cell table:formula="of:=POWER([.C495]-6.75;2)" office:value-type="float" office:value="0.0117281620836743" calcext:value-type="float">
            <text:p>0.0117281621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896938" calcext:value-type="float">
            <text:p>6.896938</text:p>
          </table:table-cell>
          <table:table-cell office:value-type="float" office:value="6.6408623571" calcext:value-type="float">
            <text:p>6.6408623571</text:p>
          </table:table-cell>
          <table:table-cell table:formula="of:=POWER([.C496]-6.75;2)" office:value-type="float" office:value="0.011911025097768" calcext:value-type="float">
            <text:p>0.0119110251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893288" calcext:value-type="float">
            <text:p>6.893288</text:p>
          </table:table-cell>
          <table:table-cell office:value-type="float" office:value="6.6400179393" calcext:value-type="float">
            <text:p>6.6400179393</text:p>
          </table:table-cell>
          <table:table-cell table:formula="of:=POWER([.C497]-6.75;2)" office:value-type="float" office:value="0.0120960536758185" calcext:value-type="float">
            <text:p>0.0120960537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889919" calcext:value-type="float">
            <text:p>6.889919</text:p>
          </table:table-cell>
          <table:table-cell office:value-type="float" office:value="6.6391692571" calcext:value-type="float">
            <text:p>6.6391692571</text:p>
          </table:table-cell>
          <table:table-cell table:formula="of:=POWER([.C498]-6.75;2)" office:value-type="float" office:value="0.0122834535717659" calcext:value-type="float">
            <text:p>0.0122834536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886832" calcext:value-type="float">
            <text:p>6.886832</text:p>
          </table:table-cell>
          <table:table-cell office:value-type="float" office:value="6.6383151857" calcext:value-type="float">
            <text:p>6.6383151857</text:p>
          </table:table-cell>
          <table:table-cell table:formula="of:=POWER([.C499]-6.75;2)" office:value-type="float" office:value="0.0124734977452255" calcext:value-type="float">
            <text:p>0.0124734977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883987" calcext:value-type="float">
            <text:p>6.883987</text:p>
          </table:table-cell>
          <table:table-cell office:value-type="float" office:value="6.6374543357" calcext:value-type="float">
            <text:p>6.6374543357</text:p>
          </table:table-cell>
          <table:table-cell table:formula="of:=POWER([.C500]-6.75;2)" office:value-type="float" office:value="0.0126665265527282" calcext:value-type="float">
            <text:p>0.0126665266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881307" calcext:value-type="float">
            <text:p>6.881307</text:p>
          </table:table-cell>
          <table:table-cell office:value-type="float" office:value="6.6365850643" calcext:value-type="float">
            <text:p>6.6365850643</text:p>
          </table:table-cell>
          <table:table-cell table:formula="of:=POWER([.C501]-6.75;2)" office:value-type="float" office:value="0.0128629476398351" calcext:value-type="float">
            <text:p>0.0128629476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878689" calcext:value-type="float">
            <text:p>6.878689</text:p>
          </table:table-cell>
          <table:table-cell office:value-type="float" office:value="6.6357054429" calcext:value-type="float">
            <text:p>6.6357054429</text:p>
          </table:table-cell>
          <table:table-cell table:formula="of:=POWER([.C502]-6.75;2)" office:value-type="float" office:value="0.0130632457826852" calcext:value-type="float">
            <text:p>0.0130632458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876014" calcext:value-type="float">
            <text:p>6.876014</text:p>
          </table:table-cell>
          <table:table-cell office:value-type="float" office:value="6.6348132393" calcext:value-type="float">
            <text:p>6.6348132393</text:p>
          </table:table-cell>
          <table:table-cell table:formula="of:=POWER([.C503]-6.75;2)" office:value-type="float" office:value="0.0132679898405591" calcext:value-type="float">
            <text:p>0.0132679898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873161" calcext:value-type="float">
            <text:p>6.873161</text:p>
          </table:table-cell>
          <table:table-cell office:value-type="float" office:value="6.6339058821" calcext:value-type="float">
            <text:p>6.6339058821</text:p>
          </table:table-cell>
          <table:table-cell table:formula="of:=POWER([.C504]-6.75;2)" office:value-type="float" office:value="0.0134778442109792" calcext:value-type="float">
            <text:p>0.0134778442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870015" calcext:value-type="float">
            <text:p>6.870015</text:p>
          </table:table-cell>
          <table:table-cell office:value-type="float" office:value="6.6329804429" calcext:value-type="float">
            <text:p>6.6329804429</text:p>
          </table:table-cell>
          <table:table-cell table:formula="of:=POWER([.C505]-6.75;2)" office:value-type="float" office:value="0.0136935767438801" calcext:value-type="float">
            <text:p>0.0136935767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866481" calcext:value-type="float">
            <text:p>6.866481</text:p>
          </table:table-cell>
          <table:table-cell office:value-type="float" office:value="6.6320336607" calcext:value-type="float">
            <text:p>6.6320336607</text:p>
          </table:table-cell>
          <table:table-cell table:formula="of:=POWER([.C506]-6.75;2)" office:value-type="float" office:value="0.0139160572078426" calcext:value-type="float">
            <text:p>0.0139160572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862493" calcext:value-type="float">
            <text:p>6.862493</text:p>
          </table:table-cell>
          <table:table-cell office:value-type="float" office:value="6.6310620107" calcext:value-type="float">
            <text:p>6.6310620107</text:p>
          </table:table-cell>
          <table:table-cell table:formula="of:=POWER([.C507]-6.75;2)" office:value-type="float" office:value="0.0141462452987269" calcext:value-type="float">
            <text:p>0.0141462453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858015" calcext:value-type="float">
            <text:p>6.858015</text:p>
          </table:table-cell>
          <table:table-cell office:value-type="float" office:value="6.6300618143" calcext:value-type="float">
            <text:p>6.6300618143</text:p>
          </table:table-cell>
          <table:table-cell table:formula="of:=POWER([.C508]-6.75;2)" office:value-type="float" office:value="0.0143851683890076" calcext:value-type="float">
            <text:p>0.0143851684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853046" calcext:value-type="float">
            <text:p>6.853046</text:p>
          </table:table-cell>
          <table:table-cell office:value-type="float" office:value="6.6290294357" calcext:value-type="float">
            <text:p>6.6290294357</text:p>
          </table:table-cell>
          <table:table-cell table:formula="of:=POWER([.C509]-6.75;2)" office:value-type="float" office:value="0.0146338774270605" calcext:value-type="float">
            <text:p>0.0146338774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847621" calcext:value-type="float">
            <text:p>6.847621</text:p>
          </table:table-cell>
          <table:table-cell office:value-type="float" office:value="6.6279615179" calcext:value-type="float">
            <text:p>6.6279615179</text:p>
          </table:table-cell>
          <table:table-cell table:formula="of:=POWER([.C510]-6.75;2)" office:value-type="float" office:value="0.014893391113272" calcext:value-type="float">
            <text:p>0.014893391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841802" calcext:value-type="float">
            <text:p>6.841802</text:p>
          </table:table-cell>
          <table:table-cell office:value-type="float" office:value="6.6268552679" calcext:value-type="float">
            <text:p>6.6268552679</text:p>
          </table:table-cell>
          <table:table-cell table:formula="of:=POWER([.C511]-6.75;2)" office:value-type="float" office:value="0.0151646250439808" calcext:value-type="float">
            <text:p>0.015164625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835677" calcext:value-type="float">
            <text:p>6.835677</text:p>
          </table:table-cell>
          <table:table-cell office:value-type="float" office:value="6.6257087786" calcext:value-type="float">
            <text:p>6.6257087786</text:p>
          </table:table-cell>
          <table:table-cell table:formula="of:=POWER([.C512]-6.75;2)" office:value-type="float" office:value="0.0154483077171038" calcext:value-type="float">
            <text:p>0.015448307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829345" calcext:value-type="float">
            <text:p>6.829345</text:p>
          </table:table-cell>
          <table:table-cell office:value-type="float" office:value="6.6245213393" calcext:value-type="float">
            <text:p>6.6245213393</text:p>
          </table:table-cell>
          <table:table-cell table:formula="of:=POWER([.C513]-6.75;2)" office:value-type="float" office:value="0.0157448942910657" calcext:value-type="float">
            <text:p>0.0157448943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822912" calcext:value-type="float">
            <text:p>6.822912</text:p>
          </table:table-cell>
          <table:table-cell office:value-type="float" office:value="6.6232937357" calcext:value-type="float">
            <text:p>6.6232937357</text:p>
          </table:table-cell>
          <table:table-cell table:formula="of:=POWER([.C514]-6.75;2)" office:value-type="float" office:value="0.0160544774128615" calcext:value-type="float">
            <text:p>0.0160544774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816482" calcext:value-type="float">
            <text:p>6.816482</text:p>
          </table:table-cell>
          <table:table-cell office:value-type="float" office:value="6.6220284679" calcext:value-type="float">
            <text:p>6.6220284679</text:p>
          </table:table-cell>
          <table:table-cell table:formula="of:=POWER([.C515]-6.75;2)" office:value-type="float" office:value="0.0163767130280214" calcext:value-type="float">
            <text:p>0.016376713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810142" calcext:value-type="float">
            <text:p>6.810142</text:p>
          </table:table-cell>
          <table:table-cell office:value-type="float" office:value="6.6207298821" calcext:value-type="float">
            <text:p>6.6207298821</text:p>
          </table:table-cell>
          <table:table-cell table:formula="of:=POWER([.C516]-6.75;2)" office:value-type="float" office:value="0.0167107633818799" calcext:value-type="float">
            <text:p>0.0167107634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803963" calcext:value-type="float">
            <text:p>6.803963</text:p>
          </table:table-cell>
          <table:table-cell office:value-type="float" office:value="6.6194041857" calcext:value-type="float">
            <text:p>6.6194041857</text:p>
          </table:table-cell>
          <table:table-cell table:formula="of:=POWER([.C517]-6.75;2)" office:value-type="float" office:value="0.0170552667126802" calcext:value-type="float">
            <text:p>0.0170552667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797994" calcext:value-type="float">
            <text:p>6.797994</text:p>
          </table:table-cell>
          <table:table-cell office:value-type="float" office:value="6.6180593107" calcext:value-type="float">
            <text:p>6.6180593107</text:p>
          </table:table-cell>
          <table:table-cell table:formula="of:=POWER([.C518]-6.75;2)" office:value-type="float" office:value="0.0174083454929592" calcext:value-type="float">
            <text:p>0.0174083455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792257" calcext:value-type="float">
            <text:p>6.792257</text:p>
          </table:table-cell>
          <table:table-cell office:value-type="float" office:value="6.6167046357" calcext:value-type="float">
            <text:p>6.6167046357</text:p>
          </table:table-cell>
          <table:table-cell table:formula="of:=POWER([.C519]-6.75;2)" office:value-type="float" office:value="0.0177676541438698" calcext:value-type="float">
            <text:p>0.0177676541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786754" calcext:value-type="float">
            <text:p>6.786754</text:p>
          </table:table-cell>
          <table:table-cell office:value-type="float" office:value="6.6153505679" calcext:value-type="float">
            <text:p>6.6153505679</text:p>
          </table:table-cell>
          <table:table-cell table:formula="of:=POWER([.C520]-6.75;2)" office:value-type="float" office:value="0.0181304695648525" calcext:value-type="float">
            <text:p>0.0181304696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781467" calcext:value-type="float">
            <text:p>6.781467</text:p>
          </table:table-cell>
          <table:table-cell office:value-type="float" office:value="6.6140080179" calcext:value-type="float">
            <text:p>6.6140080179</text:p>
          </table:table-cell>
          <table:table-cell table:formula="of:=POWER([.C521]-6.75;2)" office:value-type="float" office:value="0.0184938191954868" calcext:value-type="float">
            <text:p>0.0184938192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776366" calcext:value-type="float">
            <text:p>6.776366</text:p>
          </table:table-cell>
          <table:table-cell office:value-type="float" office:value="6.6126877893" calcext:value-type="float">
            <text:p>6.6126877893</text:p>
          </table:table-cell>
          <table:table-cell table:formula="of:=POWER([.C522]-6.75;2)" office:value-type="float" office:value="0.0188546432073213" calcext:value-type="float">
            <text:p>0.0188546432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771414" calcext:value-type="float">
            <text:p>6.771414</text:p>
          </table:table-cell>
          <table:table-cell office:value-type="float" office:value="6.6113999643" calcext:value-type="float">
            <text:p>6.6113999643</text:p>
          </table:table-cell>
          <table:table-cell table:formula="of:=POWER([.C523]-6.75;2)" office:value-type="float" office:value="0.0192099698960412" calcext:value-type="float">
            <text:p>0.0192099699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766576" calcext:value-type="float">
            <text:p>6.766576</text:p>
          </table:table-cell>
          <table:table-cell office:value-type="float" office:value="6.6101532964" calcext:value-type="float">
            <text:p>6.6101532964</text:p>
          </table:table-cell>
          <table:table-cell table:formula="of:=POWER([.C524]-6.75;2)" office:value-type="float" office:value="0.0195571005077862" calcext:value-type="float">
            <text:p>0.0195571005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761826" calcext:value-type="float">
            <text:p>6.761826</text:p>
          </table:table-cell>
          <table:table-cell office:value-type="float" office:value="6.6089547107" calcext:value-type="float">
            <text:p>6.6089547107</text:p>
          </table:table-cell>
          <table:table-cell table:formula="of:=POWER([.C525]-6.75;2)" office:value-type="float" office:value="0.0198937736337207" calcext:value-type="float">
            <text:p>0.0198937736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757148" calcext:value-type="float">
            <text:p>6.757148</text:p>
          </table:table-cell>
          <table:table-cell office:value-type="float" office:value="6.6078089214" calcext:value-type="float">
            <text:p>6.6078089214</text:p>
          </table:table-cell>
          <table:table-cell table:formula="of:=POWER([.C526]-6.75;2)" office:value-type="float" office:value="0.0202183028334313" calcext:value-type="float">
            <text:p>0.0202183028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752543" calcext:value-type="float">
            <text:p>6.752543</text:p>
          </table:table-cell>
          <table:table-cell office:value-type="float" office:value="6.6067182179" calcext:value-type="float">
            <text:p>6.6067182179</text:p>
          </table:table-cell>
          <table:table-cell table:formula="of:=POWER([.C527]-6.75;2)" office:value-type="float" office:value="0.0205296690817518" calcext:value-type="float">
            <text:p>0.0205296691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748024" calcext:value-type="float">
            <text:p>6.748024</text:p>
          </table:table-cell>
          <table:table-cell office:value-type="float" office:value="6.6056824357" calcext:value-type="float">
            <text:p>6.6056824357</text:p>
          </table:table-cell>
          <table:table-cell table:formula="of:=POWER([.C528]-6.75;2)" office:value-type="float" office:value="0.0208275593654845" calcext:value-type="float">
            <text:p>0.0208275594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743616" calcext:value-type="float">
            <text:p>6.743616</text:p>
          </table:table-cell>
          <table:table-cell office:value-type="float" office:value="6.604699125" calcext:value-type="float">
            <text:p>6.604699125</text:p>
          </table:table-cell>
          <table:table-cell table:formula="of:=POWER([.C529]-6.75;2)" office:value-type="float" office:value="0.0211123442757657" calcext:value-type="float">
            <text:p>0.0211123443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739349" calcext:value-type="float">
            <text:p>6.739349</text:p>
          </table:table-cell>
          <table:table-cell office:value-type="float" office:value="6.6037638821" calcext:value-type="float">
            <text:p>6.6037638821</text:p>
          </table:table-cell>
          <table:table-cell table:formula="of:=POWER([.C530]-6.75;2)" office:value-type="float" office:value="0.0213850021784627" calcext:value-type="float">
            <text:p>0.0213850022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735249" calcext:value-type="float">
            <text:p>6.735249</text:p>
          </table:table-cell>
          <table:table-cell office:value-type="float" office:value="6.6028708143" calcext:value-type="float">
            <text:p>6.6028708143</text:p>
          </table:table-cell>
          <table:table-cell table:formula="of:=POWER([.C531]-6.75;2)" office:value-type="float" office:value="0.0216469972847451" calcext:value-type="float">
            <text:p>0.0216469973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731331" calcext:value-type="float">
            <text:p>6.731331</text:p>
          </table:table-cell>
          <table:table-cell office:value-type="float" office:value="6.602013125" calcext:value-type="float">
            <text:p>6.602013125</text:p>
          </table:table-cell>
          <table:table-cell table:formula="of:=POWER([.C532]-6.75;2)" office:value-type="float" office:value="0.0219001151722656" calcext:value-type="float">
            <text:p>0.0219001152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72759" calcext:value-type="float">
            <text:p>6.72759</text:p>
          </table:table-cell>
          <table:table-cell office:value-type="float" office:value="6.6011837286" calcext:value-type="float">
            <text:p>6.6011837286</text:p>
          </table:table-cell>
          <table:table-cell table:formula="of:=POWER([.C533]-6.75;2)" office:value-type="float" office:value="0.0221462826333985" calcext:value-type="float">
            <text:p>0.0221462826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723994" calcext:value-type="float">
            <text:p>6.723994</text:p>
          </table:table-cell>
          <table:table-cell office:value-type="float" office:value="6.6003758571" calcext:value-type="float">
            <text:p>6.6003758571</text:p>
          </table:table-cell>
          <table:table-cell table:formula="of:=POWER([.C534]-6.75;2)" office:value-type="float" office:value="0.0223873841385595" calcext:value-type="float">
            <text:p>0.022387384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72048" calcext:value-type="float">
            <text:p>6.72048</text:p>
          </table:table-cell>
          <table:table-cell office:value-type="float" office:value="6.5995836071" calcext:value-type="float">
            <text:p>6.5995836071</text:p>
          </table:table-cell>
          <table:table-cell table:formula="of:=POWER([.C535]-6.75;2)" office:value-type="float" office:value="0.0226250912530473" calcext:value-type="float">
            <text:p>0.0226250913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716951" calcext:value-type="float">
            <text:p>6.716951</text:p>
          </table:table-cell>
          <table:table-cell office:value-type="float" office:value="6.5988023571" calcext:value-type="float">
            <text:p>6.5988023571</text:p>
          </table:table-cell>
          <table:table-cell table:formula="of:=POWER([.C536]-6.75;2)" office:value-type="float" office:value="0.0228607272185158" calcext:value-type="float">
            <text:p>0.0228607272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713282" calcext:value-type="float">
            <text:p>6.713282</text:p>
          </table:table-cell>
          <table:table-cell office:value-type="float" office:value="6.59802905" calcext:value-type="float">
            <text:p>6.59802905</text:p>
          </table:table-cell>
          <table:table-cell table:formula="of:=POWER([.C537]-6.75;2)" office:value-type="float" office:value="0.0230951696439025" calcext:value-type="float">
            <text:p>0.0230951696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709324" calcext:value-type="float">
            <text:p>6.709324</text:p>
          </table:table-cell>
          <table:table-cell office:value-type="float" office:value="6.5972622464" calcext:value-type="float">
            <text:p>6.5972622464</text:p>
          </table:table-cell>
          <table:table-cell table:formula="of:=POWER([.C538]-6.75;2)" office:value-type="float" office:value="0.0233288213747744" calcext:value-type="float">
            <text:p>0.0233288214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704916" calcext:value-type="float">
            <text:p>6.704916</text:p>
          </table:table-cell>
          <table:table-cell office:value-type="float" office:value="6.596502025" calcext:value-type="float">
            <text:p>6.596502025</text:p>
          </table:table-cell>
          <table:table-cell table:formula="of:=POWER([.C539]-6.75;2)" office:value-type="float" office:value="0.0235616283291005" calcext:value-type="float">
            <text:p>0.0235616283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699896" calcext:value-type="float">
            <text:p>6.699896</text:p>
          </table:table-cell>
          <table:table-cell office:value-type="float" office:value="6.5957496571" calcext:value-type="float">
            <text:p>6.5957496571</text:p>
          </table:table-cell>
          <table:table-cell table:formula="of:=POWER([.C540]-6.75;2)" office:value-type="float" office:value="0.0237931682847676" calcext:value-type="float">
            <text:p>0.0237931683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694115" calcext:value-type="float">
            <text:p>6.694115</text:p>
          </table:table-cell>
          <table:table-cell office:value-type="float" office:value="6.595007125" calcext:value-type="float">
            <text:p>6.595007125</text:p>
          </table:table-cell>
          <table:table-cell table:formula="of:=POWER([.C541]-6.75;2)" office:value-type="float" office:value="0.0240227913007655" calcext:value-type="float">
            <text:p>0.0240227913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687455" calcext:value-type="float">
            <text:p>6.687455</text:p>
          </table:table-cell>
          <table:table-cell office:value-type="float" office:value="6.5942765179" calcext:value-type="float">
            <text:p>6.5942765179</text:p>
          </table:table-cell>
          <table:table-cell table:formula="of:=POWER([.C542]-6.75;2)" office:value-type="float" office:value="0.024249802877349" calcext:value-type="float">
            <text:p>0.0242498029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679834" calcext:value-type="float">
            <text:p>6.679834</text:p>
          </table:table-cell>
          <table:table-cell office:value-type="float" office:value="6.5935593214" calcext:value-type="float">
            <text:p>6.5935593214</text:p>
          </table:table-cell>
          <table:table-cell table:formula="of:=POWER([.C543]-6.75;2)" office:value-type="float" office:value="0.0244736859208285" calcext:value-type="float">
            <text:p>0.0244736859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671225" calcext:value-type="float">
            <text:p>6.671225</text:p>
          </table:table-cell>
          <table:table-cell office:value-type="float" office:value="6.5928557143" calcext:value-type="float">
            <text:p>6.5928557143</text:p>
          </table:table-cell>
          <table:table-cell table:formula="of:=POWER([.C544]-6.75;2)" office:value-type="float" office:value="0.0246943265281633" calcext:value-type="float">
            <text:p>0.0246943265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661656" calcext:value-type="float">
            <text:p>6.661656</text:p>
          </table:table-cell>
          <table:table-cell office:value-type="float" office:value="6.5921638393" calcext:value-type="float">
            <text:p>6.5921638393</text:p>
          </table:table-cell>
          <table:table-cell table:formula="of:=POWER([.C545]-6.75;2)" office:value-type="float" office:value="0.0249122536245161" calcext:value-type="float">
            <text:p>0.0249122536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651215" calcext:value-type="float">
            <text:p>6.651215</text:p>
          </table:table-cell>
          <table:table-cell office:value-type="float" office:value="6.5914791679" calcext:value-type="float">
            <text:p>6.5914791679</text:p>
          </table:table-cell>
          <table:table-cell table:formula="of:=POWER([.C546]-6.75;2)" office:value-type="float" office:value="0.0251288542096763" calcext:value-type="float">
            <text:p>0.0251288542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640048" calcext:value-type="float">
            <text:p>6.640048</text:p>
          </table:table-cell>
          <table:table-cell office:value-type="float" office:value="6.5907939321" calcext:value-type="float">
            <text:p>6.5907939321</text:p>
          </table:table-cell>
          <table:table-cell table:formula="of:=POWER([.C547]-6.75;2)" office:value-type="float" office:value="0.0253465720561793" calcext:value-type="float">
            <text:p>0.0253465721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628351" calcext:value-type="float">
            <text:p>6.628351</text:p>
          </table:table-cell>
          <table:table-cell office:value-type="float" office:value="6.5900966286" calcext:value-type="float">
            <text:p>6.5900966286</text:p>
          </table:table-cell>
          <table:table-cell table:formula="of:=POWER([.C548]-6.75;2)" office:value-type="float" office:value="0.0255690881850865" calcext:value-type="float">
            <text:p>0.0255690882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61636" calcext:value-type="float">
            <text:p>6.61636</text:p>
          </table:table-cell>
          <table:table-cell office:value-type="float" office:value="6.589371575" calcext:value-type="float">
            <text:p>6.589371575</text:p>
          </table:table-cell>
          <table:table-cell table:formula="of:=POWER([.C549]-6.75;2)" office:value-type="float" office:value="0.0258014909179805" calcext:value-type="float">
            <text:p>0.0258014909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604339" calcext:value-type="float">
            <text:p>6.604339</text:p>
          </table:table-cell>
          <table:table-cell office:value-type="float" office:value="6.5885984357" calcext:value-type="float">
            <text:p>6.5885984357</text:p>
          </table:table-cell>
          <table:table-cell table:formula="of:=POWER([.C550]-6.75;2)" office:value-type="float" office:value="0.0260504649584871" calcext:value-type="float">
            <text:p>0.026050465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592564" calcext:value-type="float">
            <text:p>6.592564</text:p>
          </table:table-cell>
          <table:table-cell office:value-type="float" office:value="6.5877515393" calcext:value-type="float">
            <text:p>6.5877515393</text:p>
          </table:table-cell>
          <table:table-cell table:formula="of:=POWER([.C551]-6.75;2)" office:value-type="float" office:value="0.0263245629995194" calcext:value-type="float">
            <text:p>0.026324563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581307" calcext:value-type="float">
            <text:p>6.581307</text:p>
          </table:table-cell>
          <table:table-cell office:value-type="float" office:value="6.5867987429" calcext:value-type="float">
            <text:p>6.5867987429</text:p>
          </table:table-cell>
          <table:table-cell table:formula="of:=POWER([.C552]-6.75;2)" office:value-type="float" office:value="0.0266346503190203" calcext:value-type="float">
            <text:p>0.0266346503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570825" calcext:value-type="float">
            <text:p>6.570825</text:p>
          </table:table-cell>
          <table:table-cell office:value-type="float" office:value="6.5856993393" calcext:value-type="float">
            <text:p>6.5856993393</text:p>
          </table:table-cell>
          <table:table-cell table:formula="of:=POWER([.C553]-6.75;2)" office:value-type="float" office:value="0.0269947071064566" calcext:value-type="float">
            <text:p>0.0269947071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561343" calcext:value-type="float">
            <text:p>6.561343</text:p>
          </table:table-cell>
          <table:table-cell office:value-type="float" office:value="6.584400025" calcext:value-type="float">
            <text:p>6.584400025</text:p>
          </table:table-cell>
          <table:table-cell table:formula="of:=POWER([.C554]-6.75;2)" office:value-type="float" office:value="0.0274233517200007" calcext:value-type="float">
            <text:p>0.0274233517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553046" calcext:value-type="float">
            <text:p>6.553046</text:p>
          </table:table-cell>
          <table:table-cell office:value-type="float" office:value="6.5828268286" calcext:value-type="float">
            <text:p>6.5828268286</text:p>
          </table:table-cell>
          <table:table-cell table:formula="of:=POWER([.C555]-6.75;2)" office:value-type="float" office:value="0.0279468692359338" calcext:value-type="float">
            <text:p>0.0279468692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546074" calcext:value-type="float">
            <text:p>6.546074</text:p>
          </table:table-cell>
          <table:table-cell office:value-type="float" office:value="6.5808679393" calcext:value-type="float">
            <text:p>6.5808679393</text:p>
          </table:table-cell>
          <table:table-cell table:formula="of:=POWER([.C556]-6.75;2)" office:value-type="float" office:value="0.0286056539566285" calcext:value-type="float">
            <text:p>0.028605654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540511" calcext:value-type="float">
            <text:p>6.540511</text:p>
          </table:table-cell>
          <table:table-cell office:value-type="float" office:value="6.5783329607" calcext:value-type="float">
            <text:p>6.5783329607</text:p>
          </table:table-cell>
          <table:table-cell table:formula="of:=POWER([.C557]-6.75;2)" office:value-type="float" office:value="0.0294695723820277" calcext:value-type="float">
            <text:p>0.0294695724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536393" calcext:value-type="float">
            <text:p>6.536393</text:p>
          </table:table-cell>
          <table:table-cell office:value-type="float" office:value="6.5748377464" calcext:value-type="float">
            <text:p>6.5748377464</text:p>
          </table:table-cell>
          <table:table-cell table:formula="of:=POWER([.C558]-6.75;2)" office:value-type="float" office:value="0.0306818150862307" calcext:value-type="float">
            <text:p>0.030681815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533701" calcext:value-type="float">
            <text:p>6.533701</text:p>
          </table:table-cell>
          <table:table-cell office:value-type="float" office:value="6.569358" calcext:value-type="float">
            <text:p>6.569358</text:p>
          </table:table-cell>
          <table:table-cell table:formula="of:=POWER([.C559]-6.75;2)" office:value-type="float" office:value="0.0326315321639999" calcext:value-type="float">
            <text:p>0.0326315322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532368" calcext:value-type="float">
            <text:p>6.532368</text:p>
          </table:table-cell>
          <table:table-cell office:value-type="float" office:value="6.556336375" calcext:value-type="float">
            <text:p>6.556336375</text:p>
          </table:table-cell>
          <table:table-cell table:formula="of:=POWER([.C560]-6.75;2)" office:value-type="float" office:value="0.0375055996481407" calcext:value-type="float">
            <text:p>0.0375055996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532285" calcext:value-type="float">
            <text:p>6.532285</text:p>
          </table:table-cell>
          <table:table-cell office:value-type="float" office:value="6.5433195107" calcext:value-type="float">
            <text:p>6.5433195107</text:p>
          </table:table-cell>
          <table:table-cell table:formula="of:=POWER([.C561]-6.75;2)" office:value-type="float" office:value="0.0427168246572874" calcext:value-type="float">
            <text:p>0.0427168247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533303" calcext:value-type="float">
            <text:p>6.533303</text:p>
          </table:table-cell>
          <table:table-cell office:value-type="float" office:value="6.5516408607" calcext:value-type="float">
            <text:p>6.5516408607</text:p>
          </table:table-cell>
          <table:table-cell table:formula="of:=POWER([.C562]-6.75;2)" office:value-type="float" office:value="0.0393463481438368" calcext:value-type="float">
            <text:p>0.039346348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535242" calcext:value-type="float">
            <text:p>6.535242</text:p>
          </table:table-cell>
          <table:table-cell office:value-type="float" office:value="6.5558329107" calcext:value-type="float">
            <text:p>6.5558329107</text:p>
          </table:table-cell>
          <table:table-cell table:formula="of:=POWER([.C563]-6.75;2)" office:value-type="float" office:value="0.037700858567234" calcext:value-type="float">
            <text:p>0.0377008586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537896" calcext:value-type="float">
            <text:p>6.537896</text:p>
          </table:table-cell>
          <table:table-cell office:value-type="float" office:value="6.5585240929" calcext:value-type="float">
            <text:p>6.5585240929</text:p>
          </table:table-cell>
          <table:table-cell table:formula="of:=POWER([.C564]-6.75;2)" office:value-type="float" office:value="0.0366630229997679" calcext:value-type="float">
            <text:p>0.036663023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541042" calcext:value-type="float">
            <text:p>6.541042</text:p>
          </table:table-cell>
          <table:table-cell office:value-type="float" office:value="6.5604215321" calcext:value-type="float">
            <text:p>6.5604215321</text:p>
          </table:table-cell>
          <table:table-cell table:formula="of:=POWER([.C565]-6.75;2)" office:value-type="float" office:value="0.0359399954913112" calcext:value-type="float">
            <text:p>0.035939995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544442" calcext:value-type="float">
            <text:p>6.544442</text:p>
          </table:table-cell>
          <table:table-cell office:value-type="float" office:value="6.5618205536" calcext:value-type="float">
            <text:p>6.5618205536</text:p>
          </table:table-cell>
          <table:table-cell table:formula="of:=POWER([.C566]-6.75;2)" office:value-type="float" office:value="0.0354115040474103" calcext:value-type="float">
            <text:p>0.035411504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547856" calcext:value-type="float">
            <text:p>6.547856</text:p>
          </table:table-cell>
          <table:table-cell office:value-type="float" office:value="6.5628739786" calcext:value-type="float">
            <text:p>6.5628739786</text:p>
          </table:table-cell>
          <table:table-cell table:formula="of:=POWER([.C567]-6.75;2)" office:value-type="float" office:value="0.0350161478849933" calcext:value-type="float">
            <text:p>0.0350161479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551041" calcext:value-type="float">
            <text:p>6.551041</text:p>
          </table:table-cell>
          <table:table-cell office:value-type="float" office:value="6.5636718393" calcext:value-type="float">
            <text:p>6.5636718393</text:p>
          </table:table-cell>
          <table:table-cell table:formula="of:=POWER([.C568]-6.75;2)" office:value-type="float" office:value="0.0347181834698452" calcext:value-type="float">
            <text:p>0.0347181835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553762" calcext:value-type="float">
            <text:p>6.553762</text:p>
          </table:table-cell>
          <table:table-cell office:value-type="float" office:value="6.564271975" calcext:value-type="float">
            <text:p>6.564271975</text:p>
          </table:table-cell>
          <table:table-cell table:formula="of:=POWER([.C569]-6.75;2)" office:value-type="float" office:value="0.0344948992704004" calcext:value-type="float">
            <text:p>0.0344948993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555797" calcext:value-type="float">
            <text:p>6.555797</text:p>
          </table:table-cell>
          <table:table-cell office:value-type="float" office:value="6.56471395" calcext:value-type="float">
            <text:p>6.56471395</text:p>
          </table:table-cell>
          <table:table-cell table:formula="of:=POWER([.C570]-6.75;2)" office:value-type="float" office:value="0.0343309203246026" calcext:value-type="float">
            <text:p>0.0343309203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556939" calcext:value-type="float">
            <text:p>6.556939</text:p>
          </table:table-cell>
          <table:table-cell office:value-type="float" office:value="6.5650261964" calcext:value-type="float">
            <text:p>6.5650261964</text:p>
          </table:table-cell>
          <table:table-cell table:formula="of:=POWER([.C571]-6.75;2)" office:value-type="float" office:value="0.0342153080182514" calcext:value-type="float">
            <text:p>0.034215308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557005" calcext:value-type="float">
            <text:p>6.557005</text:p>
          </table:table-cell>
          <table:table-cell office:value-type="float" office:value="6.5652301321" calcext:value-type="float">
            <text:p>6.5652301321</text:p>
          </table:table-cell>
          <table:table-cell table:formula="of:=POWER([.C572]-6.75;2)" office:value-type="float" office:value="0.0341399040837835" calcext:value-type="float">
            <text:p>0.034139904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555836" calcext:value-type="float">
            <text:p>6.555836</text:p>
          </table:table-cell>
          <table:table-cell office:value-type="float" office:value="6.5653427214" calcext:value-type="float">
            <text:p>6.5653427214</text:p>
          </table:table-cell>
          <table:table-cell table:formula="of:=POWER([.C573]-6.75;2)" office:value-type="float" office:value="0.0340983105399579" calcext:value-type="float">
            <text:p>0.0340983105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553304" calcext:value-type="float">
            <text:p>6.553304</text:p>
          </table:table-cell>
          <table:table-cell office:value-type="float" office:value="6.5653782" calcext:value-type="float">
            <text:p>6.5653782</text:p>
          </table:table-cell>
          <table:table-cell table:formula="of:=POWER([.C574]-6.75;2)" office:value-type="float" office:value="0.0340852090352401" calcext:value-type="float">
            <text:p>0.034085209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549307" calcext:value-type="float">
            <text:p>6.549307</text:p>
          </table:table-cell>
          <table:table-cell office:value-type="float" office:value="6.5653493" calcext:value-type="float">
            <text:p>6.5653493</text:p>
          </table:table-cell>
          <table:table-cell table:formula="of:=POWER([.C575]-6.75;2)" office:value-type="float" office:value="0.0340958810104899" calcext:value-type="float">
            <text:p>0.034095881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543781" calcext:value-type="float">
            <text:p>6.543781</text:p>
          </table:table-cell>
          <table:table-cell office:value-type="float" office:value="6.5652681286" calcext:value-type="float">
            <text:p>6.5652681286</text:p>
          </table:table-cell>
          <table:table-cell table:formula="of:=POWER([.C576]-6.75;2)" office:value-type="float" office:value="0.0341258643109463" calcext:value-type="float">
            <text:p>0.0341258643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536692" calcext:value-type="float">
            <text:p>6.536692</text:p>
          </table:table-cell>
          <table:table-cell office:value-type="float" office:value="6.5651467536" calcext:value-type="float">
            <text:p>6.5651467536</text:p>
          </table:table-cell>
          <table:table-cell table:formula="of:=POWER([.C577]-6.75;2)" office:value-type="float" office:value="0.0341707227046192" calcext:value-type="float">
            <text:p>0.0341707227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528045" calcext:value-type="float">
            <text:p>6.528045</text:p>
          </table:table-cell>
          <table:table-cell office:value-type="float" office:value="6.5649975964" calcext:value-type="float">
            <text:p>6.5649975964</text:p>
          </table:table-cell>
          <table:table-cell table:formula="of:=POWER([.C578]-6.75;2)" office:value-type="float" office:value="0.0342258893377774" calcext:value-type="float">
            <text:p>0.0342258893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517881" calcext:value-type="float">
            <text:p>6.517881</text:p>
          </table:table-cell>
          <table:table-cell office:value-type="float" office:value="6.5648335857" calcext:value-type="float">
            <text:p>6.5648335857</text:p>
          </table:table-cell>
          <table:table-cell table:formula="of:=POWER([.C579]-6.75;2)" office:value-type="float" office:value="0.0342866009847193" calcext:value-type="float">
            <text:p>0.034286601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506284" calcext:value-type="float">
            <text:p>6.506284</text:p>
          </table:table-cell>
          <table:table-cell office:value-type="float" office:value="6.5646681286" calcext:value-type="float">
            <text:p>6.5646681286</text:p>
          </table:table-cell>
          <table:table-cell table:formula="of:=POWER([.C580]-6.75;2)" office:value-type="float" office:value="0.0343479025566261" calcext:value-type="float">
            <text:p>0.0343479026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493378" calcext:value-type="float">
            <text:p>6.493378</text:p>
          </table:table-cell>
          <table:table-cell office:value-type="float" office:value="6.5645149143" calcext:value-type="float">
            <text:p>6.5645149143</text:p>
          </table:table-cell>
          <table:table-cell table:formula="of:=POWER([.C581]-6.75;2)" office:value-type="float" office:value="0.0344047170171363" calcext:value-type="float">
            <text:p>0.034404717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479337" calcext:value-type="float">
            <text:p>6.479337</text:p>
          </table:table-cell>
          <table:table-cell office:value-type="float" office:value="6.5643875821" calcext:value-type="float">
            <text:p>6.5643875821</text:p>
          </table:table-cell>
          <table:table-cell table:formula="of:=POWER([.C582]-6.75;2)" office:value-type="float" office:value="0.0344519696786842" calcext:value-type="float">
            <text:p>0.0344519697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464385" calcext:value-type="float">
            <text:p>6.464385</text:p>
          </table:table-cell>
          <table:table-cell office:value-type="float" office:value="6.5642992464" calcext:value-type="float">
            <text:p>6.5642992464</text:p>
          </table:table-cell>
          <table:table-cell table:formula="of:=POWER([.C583]-6.75;2)" office:value-type="float" office:value="0.0344847698876079" calcext:value-type="float">
            <text:p>0.0344847699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448796" calcext:value-type="float">
            <text:p>6.448796</text:p>
          </table:table-cell>
          <table:table-cell office:value-type="float" office:value="6.5642619786" calcext:value-type="float">
            <text:p>6.5642619786</text:p>
          </table:table-cell>
          <table:table-cell table:formula="of:=POWER([.C584]-6.75;2)" office:value-type="float" office:value="0.0344986125935868" calcext:value-type="float">
            <text:p>0.0344986126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4329" calcext:value-type="float">
            <text:p>6.4329</text:p>
          </table:table-cell>
          <table:table-cell office:value-type="float" office:value="6.5642862607" calcext:value-type="float">
            <text:p>6.5642862607</text:p>
          </table:table-cell>
          <table:table-cell table:formula="of:=POWER([.C585]-6.75;2)" office:value-type="float" office:value="0.0344895929647882" calcext:value-type="float">
            <text:p>0.034489593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417072" calcext:value-type="float">
            <text:p>6.417072</text:p>
          </table:table-cell>
          <table:table-cell office:value-type="float" office:value="6.5643804321" calcext:value-type="float">
            <text:p>6.5643804321</text:p>
          </table:table-cell>
          <table:table-cell table:formula="of:=POWER([.C586]-6.75;2)" office:value-type="float" office:value="0.0344546239873827" calcext:value-type="float">
            <text:p>0.034454624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401731" calcext:value-type="float">
            <text:p>6.401731</text:p>
          </table:table-cell>
          <table:table-cell office:value-type="float" office:value="6.5645502571" calcext:value-type="float">
            <text:p>6.5645502571</text:p>
          </table:table-cell>
          <table:table-cell table:formula="of:=POWER([.C587]-6.75;2)" office:value-type="float" office:value="0.0343916071416759" calcext:value-type="float">
            <text:p>0.034391607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387328" calcext:value-type="float">
            <text:p>6.387328</text:p>
          </table:table-cell>
          <table:table-cell office:value-type="float" office:value="6.5647985536" calcext:value-type="float">
            <text:p>6.5647985536</text:p>
          </table:table-cell>
          <table:table-cell table:formula="of:=POWER([.C588]-6.75;2)" office:value-type="float" office:value="0.034299575748652" calcext:value-type="float">
            <text:p>0.0342995757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374327" calcext:value-type="float">
            <text:p>6.374327</text:p>
          </table:table-cell>
          <table:table-cell office:value-type="float" office:value="6.5651249929" calcext:value-type="float">
            <text:p>6.5651249929</text:p>
          </table:table-cell>
          <table:table-cell table:formula="of:=POWER([.C589]-6.75;2)" office:value-type="float" office:value="0.0341787682502249" calcext:value-type="float">
            <text:p>0.0341787683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363189" calcext:value-type="float">
            <text:p>6.363189</text:p>
          </table:table-cell>
          <table:table-cell office:value-type="float" office:value="6.5655260607" calcext:value-type="float">
            <text:p>6.5655260607</text:p>
          </table:table-cell>
          <table:table-cell table:formula="of:=POWER([.C590]-6.75;2)" office:value-type="float" office:value="0.0340306342808601" calcext:value-type="float">
            <text:p>0.0340306343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354346" calcext:value-type="float">
            <text:p>6.354346</text:p>
          </table:table-cell>
          <table:table-cell office:value-type="float" office:value="6.5659951857" calcext:value-type="float">
            <text:p>6.5659951857</text:p>
          </table:table-cell>
          <table:table-cell table:formula="of:=POWER([.C591]-6.75;2)" office:value-type="float" office:value="0.0338577716855774" calcext:value-type="float">
            <text:p>0.0338577717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348181" calcext:value-type="float">
            <text:p>6.348181</text:p>
          </table:table-cell>
          <table:table-cell office:value-type="float" office:value="6.56652305" calcext:value-type="float">
            <text:p>6.56652305</text:p>
          </table:table-cell>
          <table:table-cell table:formula="of:=POWER([.C592]-6.75;2)" office:value-type="float" office:value="0.0336637911813026" calcext:value-type="float">
            <text:p>0.0336637912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345008" calcext:value-type="float">
            <text:p>6.345008</text:p>
          </table:table-cell>
          <table:table-cell office:value-type="float" office:value="6.5670980429" calcext:value-type="float">
            <text:p>6.5670980429</text:p>
          </table:table-cell>
          <table:table-cell table:formula="of:=POWER([.C593]-6.75;2)" office:value-type="float" office:value="0.0334531259110104" calcext:value-type="float">
            <text:p>0.0334531259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345055" calcext:value-type="float">
            <text:p>6.345055</text:p>
          </table:table-cell>
          <table:table-cell office:value-type="float" office:value="6.5677068179" calcext:value-type="float">
            <text:p>6.5677068179</text:p>
          </table:table-cell>
          <table:table-cell table:formula="of:=POWER([.C594]-6.75;2)" office:value-type="float" office:value="0.0332308042401439" calcext:value-type="float">
            <text:p>0.0332308042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348463" calcext:value-type="float">
            <text:p>6.348463</text:p>
          </table:table-cell>
          <table:table-cell office:value-type="float" office:value="6.5683349286" calcext:value-type="float">
            <text:p>6.5683349286</text:p>
          </table:table-cell>
          <table:table-cell table:formula="of:=POWER([.C595]-6.75;2)" office:value-type="float" office:value="0.0330021981667672" calcext:value-type="float">
            <text:p>0.0330021982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355293" calcext:value-type="float">
            <text:p>6.355293</text:p>
          </table:table-cell>
          <table:table-cell office:value-type="float" office:value="6.5689674464" calcext:value-type="float">
            <text:p>6.5689674464</text:p>
          </table:table-cell>
          <table:table-cell table:formula="of:=POWER([.C596]-6.75;2)" office:value-type="float" office:value="0.0327727854629368" calcext:value-type="float">
            <text:p>0.0327727855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36556" calcext:value-type="float">
            <text:p>6.36556</text:p>
          </table:table-cell>
          <table:table-cell office:value-type="float" office:value="6.5695895214" calcext:value-type="float">
            <text:p>6.5695895214</text:p>
          </table:table-cell>
          <table:table-cell table:formula="of:=POWER([.C597]-6.75;2)" office:value-type="float" office:value="0.032547940788681" calcext:value-type="float">
            <text:p>0.0325479408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37929" calcext:value-type="float">
            <text:p>6.37929</text:p>
          </table:table-cell>
          <table:table-cell office:value-type="float" office:value="6.57018675" calcext:value-type="float">
            <text:p>6.57018675</text:p>
          </table:table-cell>
          <table:table-cell table:formula="of:=POWER([.C598]-6.75;2)" office:value-type="float" office:value="0.0323328048755627" calcext:value-type="float">
            <text:p>0.0323328049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396626" calcext:value-type="float">
            <text:p>6.396626</text:p>
          </table:table-cell>
          <table:table-cell office:value-type="float" office:value="6.5707452786" calcext:value-type="float">
            <text:p>6.5707452786</text:p>
          </table:table-cell>
          <table:table-cell table:formula="of:=POWER([.C599]-6.75;2)" office:value-type="float" office:value="0.0321322551441915" calcext:value-type="float">
            <text:p>0.0321322551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418027" calcext:value-type="float">
            <text:p>6.418027</text:p>
          </table:table-cell>
          <table:table-cell office:value-type="float" office:value="6.5712514571" calcext:value-type="float">
            <text:p>6.5712514571</text:p>
          </table:table-cell>
          <table:table-cell table:formula="of:=POWER([.C600]-6.75;2)" office:value-type="float" office:value="0.0319510415888732" calcext:value-type="float">
            <text:p>0.0319510416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444628" calcext:value-type="float">
            <text:p>6.444628</text:p>
          </table:table-cell>
          <table:table-cell office:value-type="float" office:value="6.5716906893" calcext:value-type="float">
            <text:p>6.5716906893</text:p>
          </table:table-cell>
          <table:table-cell table:formula="of:=POWER([.C601]-6.75;2)" office:value-type="float" office:value="0.031794210282309" calcext:value-type="float">
            <text:p>0.0317942103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479058" calcext:value-type="float">
            <text:p>6.479058</text:p>
          </table:table-cell>
          <table:table-cell office:value-type="float" office:value="6.5720449607" calcext:value-type="float">
            <text:p>6.5720449607</text:p>
          </table:table-cell>
          <table:table-cell table:formula="of:=POWER([.C602]-6.75;2)" office:value-type="float" office:value="0.0316679960122647" calcext:value-type="float">
            <text:p>0.031667996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527552" calcext:value-type="float">
            <text:p>6.527552</text:p>
          </table:table-cell>
          <table:table-cell office:value-type="float" office:value="6.5722873821" calcext:value-type="float">
            <text:p>6.5722873821</text:p>
          </table:table-cell>
          <table:table-cell table:formula="of:=POWER([.C603]-6.75;2)" office:value-type="float" office:value="0.0315817745608715" calcext:value-type="float">
            <text:p>0.0315817746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606877" calcext:value-type="float">
            <text:p>6.606877</text:p>
          </table:table-cell>
          <table:table-cell office:value-type="float" office:value="6.5723691679" calcext:value-type="float">
            <text:p>6.5723691679</text:p>
          </table:table-cell>
          <table:table-cell table:formula="of:=POWER([.C604]-6.75;2)" office:value-type="float" office:value="0.0315527125125385" calcext:value-type="float">
            <text:p>0.0315527125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777484" calcext:value-type="float">
            <text:p>6.777484</text:p>
          </table:table-cell>
          <table:table-cell office:value-type="float" office:value="6.5721818607" calcext:value-type="float">
            <text:p>6.5721818607</text:p>
          </table:table-cell>
          <table:table-cell table:formula="of:=POWER([.C605]-6.75;2)" office:value-type="float" office:value="0.0316192906641143" calcext:value-type="float">
            <text:p>0.0316192907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.522231" calcext:value-type="float">
            <text:p>7.522231</text:p>
          </table:table-cell>
          <table:table-cell office:value-type="float" office:value="6.5714011786" calcext:value-type="float">
            <text:p>6.5714011786</text:p>
          </table:table-cell>
          <table:table-cell table:formula="of:=POWER([.C606]-6.75;2)" office:value-type="float" office:value="0.031897539005469" calcext:value-type="float">
            <text:p>0.031897539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.68759" calcext:value-type="float">
            <text:p>4.68759</text:p>
          </table:table-cell>
          <table:table-cell office:value-type="float" office:value="6.567978275" calcext:value-type="float">
            <text:p>6.567978275</text:p>
          </table:table-cell>
          <table:table-cell table:formula="of:=POWER([.C607]-6.75;2)" office:value-type="float" office:value="0.0331319083719757" calcext:value-type="float">
            <text:p>0.0331319084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.870824" calcext:value-type="float">
            <text:p>5.870824</text:p>
          </table:table-cell>
          <table:table-cell office:value-type="float" office:value="6.5746981786" calcext:value-type="float">
            <text:p>6.5746981786</text:p>
          </table:table-cell>
          <table:table-cell table:formula="of:=POWER([.C608]-6.75;2)" office:value-type="float" office:value="0.0307307285861574" calcext:value-type="float">
            <text:p>0.0307307286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06702" calcext:value-type="float">
            <text:p>6.06702</text:p>
          </table:table-cell>
          <table:table-cell office:value-type="float" office:value="6.5772126321" calcext:value-type="float">
            <text:p>6.5772126321</text:p>
          </table:table-cell>
          <table:table-cell table:formula="of:=POWER([.C609]-6.75;2)" office:value-type="float" office:value="0.0298554745058099" calcext:value-type="float">
            <text:p>0.0298554745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145035" calcext:value-type="float">
            <text:p>6.145035</text:p>
          </table:table-cell>
          <table:table-cell office:value-type="float" office:value="6.5790478393" calcext:value-type="float">
            <text:p>6.5790478393</text:p>
          </table:table-cell>
          <table:table-cell table:formula="of:=POWER([.C610]-6.75;2)" office:value-type="float" office:value="0.0292246412479985" calcext:value-type="float">
            <text:p>0.0292246412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184522" calcext:value-type="float">
            <text:p>6.184522</text:p>
          </table:table-cell>
          <table:table-cell office:value-type="float" office:value="6.5806267393" calcext:value-type="float">
            <text:p>6.5806267393</text:p>
          </table:table-cell>
          <table:table-cell table:formula="of:=POWER([.C611]-6.75;2)" office:value-type="float" office:value="0.0286873014401503" calcext:value-type="float">
            <text:p>0.0286873014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206535" calcext:value-type="float">
            <text:p>6.206535</text:p>
          </table:table-cell>
          <table:table-cell office:value-type="float" office:value="6.5820876393" calcext:value-type="float">
            <text:p>6.5820876393</text:p>
          </table:table-cell>
          <table:table-cell table:formula="of:=POWER([.C612]-6.75;2)" office:value-type="float" office:value="0.0281945608758469" calcext:value-type="float">
            <text:p>0.0281945609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219273" calcext:value-type="float">
            <text:p>6.219273</text:p>
          </table:table-cell>
          <table:table-cell office:value-type="float" office:value="6.5834935571" calcext:value-type="float">
            <text:p>6.5834935571</text:p>
          </table:table-cell>
          <table:table-cell table:formula="of:=POWER([.C613]-6.75;2)" office:value-type="float" office:value="0.0277243955272111" calcext:value-type="float">
            <text:p>0.0277243955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226766" calcext:value-type="float">
            <text:p>6.226766</text:p>
          </table:table-cell>
          <table:table-cell office:value-type="float" office:value="6.5848781857" calcext:value-type="float">
            <text:p>6.5848781857</text:p>
          </table:table-cell>
          <table:table-cell table:formula="of:=POWER([.C614]-6.75;2)" office:value-type="float" office:value="0.0272652135577237" calcext:value-type="float">
            <text:p>0.0272652136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231362" calcext:value-type="float">
            <text:p>6.231362</text:p>
          </table:table-cell>
          <table:table-cell office:value-type="float" office:value="6.5862608321" calcext:value-type="float">
            <text:p>6.5862608321</text:p>
          </table:table-cell>
          <table:table-cell table:formula="of:=POWER([.C615]-6.75;2)" office:value-type="float" office:value="0.0268105151045845" calcext:value-type="float">
            <text:p>0.0268105151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234623" calcext:value-type="float">
            <text:p>6.234623</text:p>
          </table:table-cell>
          <table:table-cell office:value-type="float" office:value="6.58765245" calcext:value-type="float">
            <text:p>6.58765245</text:p>
          </table:table-cell>
          <table:table-cell table:formula="of:=POWER([.C616]-6.75;2)" office:value-type="float" office:value="0.0263567269910024" calcext:value-type="float">
            <text:p>0.026356727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2377" calcext:value-type="float">
            <text:p>6.2377</text:p>
          </table:table-cell>
          <table:table-cell office:value-type="float" office:value="6.5890584464" calcext:value-type="float">
            <text:p>6.5890584464</text:p>
          </table:table-cell>
          <table:table-cell table:formula="of:=POWER([.C617]-6.75;2)" office:value-type="float" office:value="0.0259021836751816" calcext:value-type="float">
            <text:p>0.0259021837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241509" calcext:value-type="float">
            <text:p>6.241509</text:p>
          </table:table-cell>
          <table:table-cell office:value-type="float" office:value="6.5904801143" calcext:value-type="float">
            <text:p>6.5904801143</text:p>
          </table:table-cell>
          <table:table-cell table:formula="of:=POWER([.C618]-6.75;2)" office:value-type="float" office:value="0.0254465939337411" calcext:value-type="float">
            <text:p>0.0254465939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246819" calcext:value-type="float">
            <text:p>6.246819</text:p>
          </table:table-cell>
          <table:table-cell office:value-type="float" office:value="6.5919154" calcext:value-type="float">
            <text:p>6.5919154</text:p>
          </table:table-cell>
          <table:table-cell table:formula="of:=POWER([.C619]-6.75;2)" office:value-type="float" office:value="0.0249907407571601" calcext:value-type="float">
            <text:p>0.0249907408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254286" calcext:value-type="float">
            <text:p>6.254286</text:p>
          </table:table-cell>
          <table:table-cell office:value-type="float" office:value="6.59335935" calcext:value-type="float">
            <text:p>6.59335935</text:p>
          </table:table-cell>
          <table:table-cell table:formula="of:=POWER([.C620]-6.75;2)" office:value-type="float" office:value="0.0245362932324225" calcext:value-type="float">
            <text:p>0.0245362932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264466" calcext:value-type="float">
            <text:p>6.264466</text:p>
          </table:table-cell>
          <table:table-cell office:value-type="float" office:value="6.594804425" calcext:value-type="float">
            <text:p>6.594804425</text:p>
          </table:table-cell>
          <table:table-cell table:formula="of:=POWER([.C621]-6.75;2)" office:value-type="float" office:value="0.0240856664995805" calcext:value-type="float">
            <text:p>0.0240856665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277807" calcext:value-type="float">
            <text:p>6.277807</text:p>
          </table:table-cell>
          <table:table-cell office:value-type="float" office:value="6.5962407607" calcext:value-type="float">
            <text:p>6.5962407607</text:p>
          </table:table-cell>
          <table:table-cell table:formula="of:=POWER([.C622]-6.75;2)" office:value-type="float" office:value="0.0236419036701147" calcext:value-type="float">
            <text:p>0.0236419037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294627" calcext:value-type="float">
            <text:p>6.294627</text:p>
          </table:table-cell>
          <table:table-cell office:value-type="float" office:value="6.5976564893" calcext:value-type="float">
            <text:p>6.5976564893</text:p>
          </table:table-cell>
          <table:table-cell table:formula="of:=POWER([.C623]-6.75;2)" office:value-type="float" office:value="0.0232085452524009" calcext:value-type="float">
            <text:p>0.0232085453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315086" calcext:value-type="float">
            <text:p>6.315086</text:p>
          </table:table-cell>
          <table:table-cell office:value-type="float" office:value="6.5990381571" calcext:value-type="float">
            <text:p>6.5990381571</text:p>
          </table:table-cell>
          <table:table-cell table:formula="of:=POWER([.C624]-6.75;2)" office:value-type="float" office:value="0.0227894780117643" calcext:value-type="float">
            <text:p>0.022789478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339154" calcext:value-type="float">
            <text:p>6.339154</text:p>
          </table:table-cell>
          <table:table-cell office:value-type="float" office:value="6.6003713" calcext:value-type="float">
            <text:p>6.6003713</text:p>
          </table:table-cell>
          <table:table-cell table:formula="of:=POWER([.C625]-6.75;2)" office:value-type="float" office:value="0.02238874786369" calcext:value-type="float">
            <text:p>0.0223887479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366587" calcext:value-type="float">
            <text:p>6.366587</text:p>
          </table:table-cell>
          <table:table-cell office:value-type="float" office:value="6.6016411714" calcext:value-type="float">
            <text:p>6.6016411714</text:p>
          </table:table-cell>
          <table:table-cell table:formula="of:=POWER([.C626]-6.75;2)" office:value-type="float" office:value="0.0220103420235642" calcext:value-type="float">
            <text:p>0.022010342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396907" calcext:value-type="float">
            <text:p>6.396907</text:p>
          </table:table-cell>
          <table:table-cell office:value-type="float" office:value="6.6028335964" calcext:value-type="float">
            <text:p>6.6028335964</text:p>
          </table:table-cell>
          <table:table-cell table:formula="of:=POWER([.C627]-6.75;2)" office:value-type="float" office:value="0.0216579503485581" calcext:value-type="float">
            <text:p>0.0216579503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429404" calcext:value-type="float">
            <text:p>6.429404</text:p>
          </table:table-cell>
          <table:table-cell office:value-type="float" office:value="6.6039359464" calcext:value-type="float">
            <text:p>6.6039359464</text:p>
          </table:table-cell>
          <table:table-cell table:formula="of:=POWER([.C628]-6.75;2)" office:value-type="float" office:value="0.0213347077540637" calcext:value-type="float">
            <text:p>0.0213347078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463151" calcext:value-type="float">
            <text:p>6.463151</text:p>
          </table:table-cell>
          <table:table-cell office:value-type="float" office:value="6.6049381321" calcext:value-type="float">
            <text:p>6.6049381321</text:p>
          </table:table-cell>
          <table:table-cell table:formula="of:=POWER([.C629]-6.75;2)" office:value-type="float" office:value="0.021042945518637" calcext:value-type="float">
            <text:p>0.0210429455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497041" calcext:value-type="float">
            <text:p>6.497041</text:p>
          </table:table-cell>
          <table:table-cell office:value-type="float" office:value="6.6058335607" calcext:value-type="float">
            <text:p>6.6058335607</text:p>
          </table:table-cell>
          <table:table-cell table:formula="of:=POWER([.C630]-6.75;2)" office:value-type="float" office:value="0.0207839622204406" calcext:value-type="float">
            <text:p>0.0207839622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529845" calcext:value-type="float">
            <text:p>6.529845</text:p>
          </table:table-cell>
          <table:table-cell office:value-type="float" office:value="6.6066199357" calcext:value-type="float">
            <text:p>6.6066199357</text:p>
          </table:table-cell>
          <table:table-cell table:formula="of:=POWER([.C631]-6.75;2)" office:value-type="float" office:value="0.020557842838672" calcext:value-type="float">
            <text:p>0.0205578428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560282" calcext:value-type="float">
            <text:p>6.560282</text:p>
          </table:table-cell>
          <table:table-cell office:value-type="float" office:value="6.60729985" calcext:value-type="float">
            <text:p>6.60729985</text:p>
          </table:table-cell>
          <table:table-cell table:formula="of:=POWER([.C632]-6.75;2)" office:value-type="float" office:value="0.0203633328100224" calcext:value-type="float">
            <text:p>0.0203633328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587101" calcext:value-type="float">
            <text:p>6.587101</text:p>
          </table:table-cell>
          <table:table-cell office:value-type="float" office:value="6.607881075" calcext:value-type="float">
            <text:p>6.607881075</text:p>
          </table:table-cell>
          <table:table-cell table:formula="of:=POWER([.C633]-6.75;2)" office:value-type="float" office:value="0.0201977888431557" calcext:value-type="float">
            <text:p>0.0201977888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609168" calcext:value-type="float">
            <text:p>6.609168</text:p>
          </table:table-cell>
          <table:table-cell office:value-type="float" office:value="6.6083765071" calcext:value-type="float">
            <text:p>6.6083765071</text:p>
          </table:table-cell>
          <table:table-cell table:formula="of:=POWER([.C634]-6.75;2)" office:value-type="float" office:value="0.0200572137411963" calcext:value-type="float">
            <text:p>0.0200572137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625548" calcext:value-type="float">
            <text:p>6.625548</text:p>
          </table:table-cell>
          <table:table-cell office:value-type="float" office:value="6.6088037357" calcext:value-type="float">
            <text:p>6.6088037357</text:p>
          </table:table-cell>
          <table:table-cell table:formula="of:=POWER([.C635]-6.75;2)" office:value-type="float" office:value="0.0199363850522753" calcext:value-type="float">
            <text:p>0.0199363851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635576" calcext:value-type="float">
            <text:p>6.635576</text:p>
          </table:table-cell>
          <table:table-cell office:value-type="float" office:value="6.6091842607" calcext:value-type="float">
            <text:p>6.6091842607</text:p>
          </table:table-cell>
          <table:table-cell table:formula="of:=POWER([.C636]-6.75;2)" office:value-type="float" office:value="0.0198290724346055" calcext:value-type="float">
            <text:p>0.0198290724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638913" calcext:value-type="float">
            <text:p>6.638913</text:p>
          </table:table-cell>
          <table:table-cell office:value-type="float" office:value="6.6095424036" calcext:value-type="float">
            <text:p>6.6095424036</text:p>
          </table:table-cell>
          <table:table-cell table:formula="of:=POWER([.C637]-6.75;2)" office:value-type="float" office:value="0.0197283363864653" calcext:value-type="float">
            <text:p>0.0197283364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635586" calcext:value-type="float">
            <text:p>6.635586</text:p>
          </table:table-cell>
          <table:table-cell office:value-type="float" office:value="6.6099039714" calcext:value-type="float">
            <text:p>6.6099039714</text:p>
          </table:table-cell>
          <table:table-cell table:formula="of:=POWER([.C638]-6.75;2)" office:value-type="float" office:value="0.0196268972294921" calcext:value-type="float">
            <text:p>0.0196268972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625995" calcext:value-type="float">
            <text:p>6.625995</text:p>
          </table:table-cell>
          <table:table-cell office:value-type="float" office:value="6.6102947393" calcext:value-type="float">
            <text:p>6.6102947393</text:p>
          </table:table-cell>
          <table:table-cell table:formula="of:=POWER([.C639]-6.75;2)" office:value-type="float" office:value="0.0195175598672548" calcext:value-type="float">
            <text:p>0.0195175599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6109" calcext:value-type="float">
            <text:p>6.6109</text:p>
          </table:table-cell>
          <table:table-cell office:value-type="float" office:value="6.6107389179" calcext:value-type="float">
            <text:p>6.6107389179</text:p>
          </table:table-cell>
          <table:table-cell table:formula="of:=POWER([.C640]-6.75;2)" office:value-type="float" office:value="0.0193936489876629" calcext:value-type="float">
            <text:p>0.019393649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591378" calcext:value-type="float">
            <text:p>6.591378</text:p>
          </table:table-cell>
          <table:table-cell office:value-type="float" office:value="6.6112576714" calcext:value-type="float">
            <text:p>6.6112576714</text:p>
          </table:table-cell>
          <table:table-cell table:formula="of:=POWER([.C641]-6.75;2)" office:value-type="float" office:value="0.0192494337453504" calcext:value-type="float">
            <text:p>0.0192494337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568762" calcext:value-type="float">
            <text:p>6.568762</text:p>
          </table:table-cell>
          <table:table-cell office:value-type="float" office:value="6.6118678214" calcext:value-type="float">
            <text:p>6.6118678214</text:p>
          </table:table-cell>
          <table:table-cell table:formula="of:=POWER([.C642]-6.75;2)" office:value-type="float" office:value="0.0190804987647824" calcext:value-type="float">
            <text:p>0.0190804988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544549" calcext:value-type="float">
            <text:p>6.544549</text:p>
          </table:table-cell>
          <table:table-cell office:value-type="float" office:value="6.6125808143" calcext:value-type="float">
            <text:p>6.6125808143</text:p>
          </table:table-cell>
          <table:table-cell table:formula="of:=POWER([.C643]-6.75;2)" office:value-type="float" office:value="0.018884032598451" calcext:value-type="float">
            <text:p>0.0188840326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520304" calcext:value-type="float">
            <text:p>6.520304</text:p>
          </table:table-cell>
          <table:table-cell office:value-type="float" office:value="6.6134020786" calcext:value-type="float">
            <text:p>6.6134020786</text:p>
          </table:table-cell>
          <table:table-cell table:formula="of:=POWER([.C644]-6.75;2)" office:value-type="float" office:value="0.0186589921308006" calcext:value-type="float">
            <text:p>0.0186589921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49755" calcext:value-type="float">
            <text:p>6.49755</text:p>
          </table:table-cell>
          <table:table-cell office:value-type="float" office:value="6.6143307929" calcext:value-type="float">
            <text:p>6.6143307929</text:p>
          </table:table-cell>
          <table:table-cell table:formula="of:=POWER([.C645]-6.75;2)" office:value-type="float" office:value="0.0184061337551428" calcext:value-type="float">
            <text:p>0.0184061338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477665" calcext:value-type="float">
            <text:p>6.477665</text:p>
          </table:table-cell>
          <table:table-cell office:value-type="float" office:value="6.6153600929" calcext:value-type="float">
            <text:p>6.6153600929</text:p>
          </table:table-cell>
          <table:table-cell table:formula="of:=POWER([.C646]-6.75;2)" office:value-type="float" office:value="0.0181279045838967" calcext:value-type="float">
            <text:p>0.0181279046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461788" calcext:value-type="float">
            <text:p>6.461788</text:p>
          </table:table-cell>
          <table:table-cell office:value-type="float" office:value="6.6164777214" calcext:value-type="float">
            <text:p>6.6164777214</text:p>
          </table:table-cell>
          <table:table-cell table:formula="of:=POWER([.C647]-6.75;2)" office:value-type="float" office:value="0.017828198882536" calcext:value-type="float">
            <text:p>0.0178281989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450747" calcext:value-type="float">
            <text:p>6.450747</text:p>
          </table:table-cell>
          <table:table-cell office:value-type="float" office:value="6.6176670393" calcext:value-type="float">
            <text:p>6.6176670393</text:p>
          </table:table-cell>
          <table:table-cell table:formula="of:=POWER([.C648]-6.75;2)" office:value-type="float" office:value="0.0175120124876278" calcext:value-type="float">
            <text:p>0.0175120125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445016" calcext:value-type="float">
            <text:p>6.445016</text:p>
          </table:table-cell>
          <table:table-cell office:value-type="float" office:value="6.6189083286" calcext:value-type="float">
            <text:p>6.6189083286</text:p>
          </table:table-cell>
          <table:table-cell table:formula="of:=POWER([.C649]-6.75;2)" office:value-type="float" office:value="0.0171850263104456" calcext:value-type="float">
            <text:p>0.0171850263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444701" calcext:value-type="float">
            <text:p>6.444701</text:p>
          </table:table-cell>
          <table:table-cell office:value-type="float" office:value="6.6201802536" calcext:value-type="float">
            <text:p>6.6201802536</text:p>
          </table:table-cell>
          <table:table-cell table:formula="of:=POWER([.C650]-6.75;2)" office:value-type="float" office:value="0.0168531665553603" calcext:value-type="float">
            <text:p>0.0168531666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449563" calcext:value-type="float">
            <text:p>6.449563</text:p>
          </table:table-cell>
          <table:table-cell office:value-type="float" office:value="6.6214613786" calcext:value-type="float">
            <text:p>6.6214613786</text:p>
          </table:table-cell>
          <table:table-cell table:formula="of:=POWER([.C651]-6.75;2)" office:value-type="float" office:value="0.0165221771914125" calcext:value-type="float">
            <text:p>0.0165221772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45906" calcext:value-type="float">
            <text:p>6.45906</text:p>
          </table:table-cell>
          <table:table-cell office:value-type="float" office:value="6.62273155" calcext:value-type="float">
            <text:p>6.62273155</text:p>
          </table:table-cell>
          <table:table-cell table:formula="of:=POWER([.C652]-6.75;2)" office:value-type="float" office:value="0.0161972583654025" calcext:value-type="float">
            <text:p>0.0161972584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472416" calcext:value-type="float">
            <text:p>6.472416</text:p>
          </table:table-cell>
          <table:table-cell office:value-type="float" office:value="6.6239731286" calcext:value-type="float">
            <text:p>6.6239731286</text:p>
          </table:table-cell>
          <table:table-cell table:formula="of:=POWER([.C653]-6.75;2)" office:value-type="float" office:value="0.0158827723148721" calcext:value-type="float">
            <text:p>0.0158827723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488701" calcext:value-type="float">
            <text:p>6.488701</text:p>
          </table:table-cell>
          <table:table-cell office:value-type="float" office:value="6.6251718964" calcext:value-type="float">
            <text:p>6.6251718964</text:p>
          </table:table-cell>
          <table:table-cell table:formula="of:=POWER([.C654]-6.75;2)" office:value-type="float" office:value="0.0155820554483722" calcext:value-type="float">
            <text:p>0.0155820554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506916" calcext:value-type="float">
            <text:p>6.506916</text:p>
          </table:table-cell>
          <table:table-cell office:value-type="float" office:value="6.6263176357" calcext:value-type="float">
            <text:p>6.6263176357</text:p>
          </table:table-cell>
          <table:table-cell table:formula="of:=POWER([.C655]-6.75;2)" office:value-type="float" office:value="0.015297327238838" calcext:value-type="float">
            <text:p>0.0152973272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526063" calcext:value-type="float">
            <text:p>6.526063</text:p>
          </table:table-cell>
          <table:table-cell office:value-type="float" office:value="6.6274043643" calcext:value-type="float">
            <text:p>6.6274043643</text:p>
          </table:table-cell>
          <table:table-cell table:formula="of:=POWER([.C656]-6.75;2)" office:value-type="float" office:value="0.0150296898926871" calcext:value-type="float">
            <text:p>0.0150296899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545222" calcext:value-type="float">
            <text:p>6.545222</text:p>
          </table:table-cell>
          <table:table-cell office:value-type="float" office:value="6.6284302393" calcext:value-type="float">
            <text:p>6.6284302393</text:p>
          </table:table-cell>
          <table:table-cell table:formula="of:=POWER([.C657]-6.75;2)" office:value-type="float" office:value="0.0147792067166552" calcext:value-type="float">
            <text:p>0.0147792067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563595" calcext:value-type="float">
            <text:p>6.563595</text:p>
          </table:table-cell>
          <table:table-cell office:value-type="float" office:value="6.6293971607" calcext:value-type="float">
            <text:p>6.6293971607</text:p>
          </table:table-cell>
          <table:table-cell table:formula="of:=POWER([.C658]-6.75;2)" office:value-type="float" office:value="0.0145450448472216" calcext:value-type="float">
            <text:p>0.0145450448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580546" calcext:value-type="float">
            <text:p>6.580546</text:p>
          </table:table-cell>
          <table:table-cell office:value-type="float" office:value="6.6303101857" calcext:value-type="float">
            <text:p>6.6303101857</text:p>
          </table:table-cell>
          <table:table-cell table:formula="of:=POWER([.C659]-6.75;2)" office:value-type="float" office:value="0.0143256516471685" calcext:value-type="float">
            <text:p>0.0143256516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595615" calcext:value-type="float">
            <text:p>6.595615</text:p>
          </table:table-cell>
          <table:table-cell office:value-type="float" office:value="6.6311767571" calcext:value-type="float">
            <text:p>6.6311767571</text:p>
          </table:table-cell>
          <table:table-cell table:formula="of:=POWER([.C660]-6.75;2)" office:value-type="float" office:value="0.0141189630532723" calcext:value-type="float">
            <text:p>0.0141189631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608527" calcext:value-type="float">
            <text:p>6.608527</text:p>
          </table:table-cell>
          <table:table-cell office:value-type="float" office:value="6.6320058893" calcext:value-type="float">
            <text:p>6.6320058893</text:p>
          </table:table-cell>
          <table:table-cell table:formula="of:=POWER([.C661]-6.75;2)" office:value-type="float" office:value="0.0139226101598838" calcext:value-type="float">
            <text:p>0.0139226102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619179" calcext:value-type="float">
            <text:p>6.619179</text:p>
          </table:table-cell>
          <table:table-cell office:value-type="float" office:value="6.6328073143" calcext:value-type="float">
            <text:p>6.6328073143</text:p>
          </table:table-cell>
          <table:table-cell table:formula="of:=POWER([.C662]-6.75;2)" office:value-type="float" office:value="0.013734125581579" calcext:value-type="float">
            <text:p>0.0137341256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627618" calcext:value-type="float">
            <text:p>6.627618</text:p>
          </table:table-cell>
          <table:table-cell office:value-type="float" office:value="6.6335906929" calcext:value-type="float">
            <text:p>6.6335906929</text:p>
          </table:table-cell>
          <table:table-cell table:formula="of:=POWER([.C663]-6.75;2)" office:value-type="float" office:value="0.013551126779502" calcext:value-type="float">
            <text:p>0.0135511268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63402" calcext:value-type="float">
            <text:p>6.63402</text:p>
          </table:table-cell>
          <table:table-cell office:value-type="float" office:value="6.6343649357" calcext:value-type="float">
            <text:p>6.6343649357</text:p>
          </table:table-cell>
          <table:table-cell table:formula="of:=POWER([.C664]-6.75;2)" office:value-type="float" office:value="0.0133714680956652" calcext:value-type="float">
            <text:p>0.0133714681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638657" calcext:value-type="float">
            <text:p>6.638657</text:p>
          </table:table-cell>
          <table:table-cell office:value-type="float" office:value="6.6351376286" calcext:value-type="float">
            <text:p>6.6351376286</text:p>
          </table:table-cell>
          <table:table-cell table:formula="of:=POWER([.C665]-6.75;2)" office:value-type="float" office:value="0.0131933643636316" calcext:value-type="float">
            <text:p>0.0131933644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641865" calcext:value-type="float">
            <text:p>6.641865</text:p>
          </table:table-cell>
          <table:table-cell office:value-type="float" office:value="6.6359146143" calcext:value-type="float">
            <text:p>6.6359146143</text:p>
          </table:table-cell>
          <table:table-cell table:formula="of:=POWER([.C666]-6.75;2)" office:value-type="float" office:value="0.0130154752303178" calcext:value-type="float">
            <text:p>0.0130154752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644012" calcext:value-type="float">
            <text:p>6.644012</text:p>
          </table:table-cell>
          <table:table-cell office:value-type="float" office:value="6.6366997429" calcext:value-type="float">
            <text:p>6.6366997429</text:p>
          </table:table-cell>
          <table:table-cell table:formula="of:=POWER([.C667]-6.75;2)" office:value-type="float" office:value="0.012836948258926" calcext:value-type="float">
            <text:p>0.0128369483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645471" calcext:value-type="float">
            <text:p>6.645471</text:p>
          </table:table-cell>
          <table:table-cell office:value-type="float" office:value="6.637494775" calcext:value-type="float">
            <text:p>6.637494775</text:p>
          </table:table-cell>
          <table:table-cell table:formula="of:=POWER([.C668]-6.75;2)" office:value-type="float" office:value="0.0126574256523005" calcext:value-type="float">
            <text:p>0.0126574257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646596" calcext:value-type="float">
            <text:p>6.646596</text:p>
          </table:table-cell>
          <table:table-cell office:value-type="float" office:value="6.6382994393" calcext:value-type="float">
            <text:p>6.6382994393</text:p>
          </table:table-cell>
          <table:table-cell table:formula="of:=POWER([.C669]-6.75;2)" office:value-type="float" office:value="0.0124770152606944" calcext:value-type="float">
            <text:p>0.0124770153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647701" calcext:value-type="float">
            <text:p>6.647701</text:p>
          </table:table-cell>
          <table:table-cell office:value-type="float" office:value="6.6391115929" calcext:value-type="float">
            <text:p>6.6391115929</text:p>
          </table:table-cell>
          <table:table-cell table:formula="of:=POWER([.C670]-6.75;2)" office:value-type="float" office:value="0.0122962388291753" calcext:value-type="float">
            <text:p>0.0122962388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649047" calcext:value-type="float">
            <text:p>6.649047</text:p>
          </table:table-cell>
          <table:table-cell office:value-type="float" office:value="6.6399275107" calcext:value-type="float">
            <text:p>6.6399275107</text:p>
          </table:table-cell>
          <table:table-cell table:formula="of:=POWER([.C671]-6.75;2)" office:value-type="float" office:value="0.0121159529006987" calcext:value-type="float">
            <text:p>0.0121159529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650833" calcext:value-type="float">
            <text:p>6.650833</text:p>
          </table:table-cell>
          <table:table-cell office:value-type="float" office:value="6.64074225" calcext:value-type="float">
            <text:p>6.64074225</text:p>
          </table:table-cell>
          <table:table-cell table:formula="of:=POWER([.C672]-6.75;2)" office:value-type="float" office:value="0.0119372559350626" calcext:value-type="float">
            <text:p>0.0119372559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653195" calcext:value-type="float">
            <text:p>6.653195</text:p>
          </table:table-cell>
          <table:table-cell office:value-type="float" office:value="6.6415500429" calcext:value-type="float">
            <text:p>6.6415500429</text:p>
          </table:table-cell>
          <table:table-cell table:formula="of:=POWER([.C673]-6.75;2)" office:value-type="float" office:value="0.0117613931949917" calcext:value-type="float">
            <text:p>0.0117613932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656207" calcext:value-type="float">
            <text:p>6.656207</text:p>
          </table:table-cell>
          <table:table-cell office:value-type="float" office:value="6.642344725" calcext:value-type="float">
            <text:p>6.642344725</text:p>
          </table:table-cell>
          <table:table-cell table:formula="of:=POWER([.C674]-6.75;2)" office:value-type="float" office:value="0.0115896582353256" calcext:value-type="float">
            <text:p>0.0115896582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659885" calcext:value-type="float">
            <text:p>6.659885</text:p>
          </table:table-cell>
          <table:table-cell office:value-type="float" office:value="6.6431201464" calcext:value-type="float">
            <text:p>6.6431201464</text:p>
          </table:table-cell>
          <table:table-cell table:formula="of:=POWER([.C675]-6.75;2)" office:value-type="float" office:value="0.0114233031055574" calcext:value-type="float">
            <text:p>0.0114233031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664206" calcext:value-type="float">
            <text:p>6.664206</text:p>
          </table:table-cell>
          <table:table-cell office:value-type="float" office:value="6.6438705571" calcext:value-type="float">
            <text:p>6.6438705571</text:p>
          </table:table-cell>
          <table:table-cell table:formula="of:=POWER([.C676]-6.75;2)" office:value-type="float" office:value="0.0112634586502644" calcext:value-type="float">
            <text:p>0.0112634587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66911" calcext:value-type="float">
            <text:p>6.66911</text:p>
          </table:table-cell>
          <table:table-cell office:value-type="float" office:value="6.6445909" calcext:value-type="float">
            <text:p>6.6445909</text:p>
          </table:table-cell>
          <table:table-cell table:formula="of:=POWER([.C677]-6.75;2)" office:value-type="float" office:value="0.01111107836281" calcext:value-type="float">
            <text:p>0.0111110784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674521" calcext:value-type="float">
            <text:p>6.674521</text:p>
          </table:table-cell>
          <table:table-cell office:value-type="float" office:value="6.6452770714" calcext:value-type="float">
            <text:p>6.6452770714</text:p>
          </table:table-cell>
          <table:table-cell table:formula="of:=POWER([.C678]-6.75;2)" office:value-type="float" office:value="0.0109668917745607" calcext:value-type="float">
            <text:p>0.0109668918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680359" calcext:value-type="float">
            <text:p>6.680359</text:p>
          </table:table-cell>
          <table:table-cell office:value-type="float" office:value="6.6459260571" calcext:value-type="float">
            <text:p>6.6459260571</text:p>
          </table:table-cell>
          <table:table-cell table:formula="of:=POWER([.C679]-6.75;2)" office:value-type="float" office:value="0.0108313855907524" calcext:value-type="float">
            <text:p>0.0108313856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686547" calcext:value-type="float">
            <text:p>6.686547</text:p>
          </table:table-cell>
          <table:table-cell office:value-type="float" office:value="6.6465359893" calcext:value-type="float">
            <text:p>6.6465359893</text:p>
          </table:table-cell>
          <table:table-cell table:formula="of:=POWER([.C680]-6.75;2)" office:value-type="float" office:value="0.0107048015101297" calcext:value-type="float">
            <text:p>0.0107048015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693026" calcext:value-type="float">
            <text:p>6.693026</text:p>
          </table:table-cell>
          <table:table-cell office:value-type="float" office:value="6.6471061179" calcext:value-type="float">
            <text:p>6.6471061179</text:p>
          </table:table-cell>
          <table:table-cell table:formula="of:=POWER([.C681]-6.75;2)" office:value-type="float" office:value="0.0105871509736087" calcext:value-type="float">
            <text:p>0.010587151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699757" calcext:value-type="float">
            <text:p>6.699757</text:p>
          </table:table-cell>
          <table:table-cell office:value-type="float" office:value="6.6476366964" calcext:value-type="float">
            <text:p>6.6476366964</text:p>
          </table:table-cell>
          <table:table-cell table:formula="of:=POWER([.C682]-6.75;2)" office:value-type="float" office:value="0.0104782459239057" calcext:value-type="float">
            <text:p>0.0104782459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706725" calcext:value-type="float">
            <text:p>6.706725</text:p>
          </table:table-cell>
          <table:table-cell office:value-type="float" office:value="6.6481288" calcext:value-type="float">
            <text:p>6.6481288</text:p>
          </table:table-cell>
          <table:table-cell table:formula="of:=POWER([.C683]-6.75;2)" office:value-type="float" office:value="0.0103777413894399" calcext:value-type="float">
            <text:p>0.0103777414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713931" calcext:value-type="float">
            <text:p>6.713931</text:p>
          </table:table-cell>
          <table:table-cell office:value-type="float" office:value="6.6485840964" calcext:value-type="float">
            <text:p>6.6485840964</text:p>
          </table:table-cell>
          <table:table-cell table:formula="of:=POWER([.C684]-6.75;2)" office:value-type="float" office:value="0.0102851855030044" calcext:value-type="float">
            <text:p>0.0102851855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721394" calcext:value-type="float">
            <text:p>6.721394</text:p>
          </table:table-cell>
          <table:table-cell office:value-type="float" office:value="6.6490046107" calcext:value-type="float">
            <text:p>6.6490046107</text:p>
          </table:table-cell>
          <table:table-cell table:formula="of:=POWER([.C685]-6.75;2)" office:value-type="float" office:value="0.0102000686598585" calcext:value-type="float">
            <text:p>0.0102000687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729135" calcext:value-type="float">
            <text:p>6.729135</text:p>
          </table:table-cell>
          <table:table-cell office:value-type="float" office:value="6.6493924679" calcext:value-type="float">
            <text:p>6.6493924679</text:p>
          </table:table-cell>
          <table:table-cell table:formula="of:=POWER([.C686]-6.75;2)" office:value-type="float" office:value="0.0101218755152525" calcext:value-type="float">
            <text:p>0.0101218755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73717" calcext:value-type="float">
            <text:p>6.73717</text:p>
          </table:table-cell>
          <table:table-cell office:value-type="float" office:value="6.6497496786" calcext:value-type="float">
            <text:p>6.6497496786</text:p>
          </table:table-cell>
          <table:table-cell table:formula="of:=POWER([.C687]-6.75;2)" office:value-type="float" office:value="0.0100501269408033" calcext:value-type="float">
            <text:p>0.0100501269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745497" calcext:value-type="float">
            <text:p>6.745497</text:p>
          </table:table-cell>
          <table:table-cell office:value-type="float" office:value="6.6500779643" calcext:value-type="float">
            <text:p>6.6500779643</text:p>
          </table:table-cell>
          <table:table-cell table:formula="of:=POWER([.C688]-6.75;2)" office:value-type="float" office:value="0.00998441321843201" calcext:value-type="float">
            <text:p>0.0099844132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754088" calcext:value-type="float">
            <text:p>6.754088</text:p>
          </table:table-cell>
          <table:table-cell office:value-type="float" office:value="6.6503786321" calcext:value-type="float">
            <text:p>6.6503786321</text:p>
          </table:table-cell>
          <table:table-cell table:formula="of:=POWER([.C689]-6.75;2)" office:value-type="float" office:value="0.00992441694226719" calcext:value-type="float">
            <text:p>0.0099244169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76288" calcext:value-type="float">
            <text:p>6.76288</text:p>
          </table:table-cell>
          <table:table-cell office:value-type="float" office:value="6.6506525214" calcext:value-type="float">
            <text:p>6.6506525214</text:p>
          </table:table-cell>
          <table:table-cell table:formula="of:=POWER([.C690]-6.75;2)" office:value-type="float" office:value="0.00986992150417753" calcext:value-type="float">
            <text:p>0.0098699215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771772" calcext:value-type="float">
            <text:p>6.771772</text:p>
          </table:table-cell>
          <table:table-cell office:value-type="float" office:value="6.6509000214" calcext:value-type="float">
            <text:p>6.6509000214</text:p>
          </table:table-cell>
          <table:table-cell table:formula="of:=POWER([.C691]-6.75;2)" office:value-type="float" office:value="0.00982080575852045" calcext:value-type="float">
            <text:p>0.0098208058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780626" calcext:value-type="float">
            <text:p>6.780626</text:p>
          </table:table-cell>
          <table:table-cell office:value-type="float" office:value="6.6511211286" calcext:value-type="float">
            <text:p>6.6511211286</text:p>
          </table:table-cell>
          <table:table-cell table:formula="of:=POWER([.C692]-6.75;2)" office:value-type="float" office:value="0.00977703120933777" calcext:value-type="float">
            <text:p>0.0097770312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789268" calcext:value-type="float">
            <text:p>6.789268</text:p>
          </table:table-cell>
          <table:table-cell office:value-type="float" office:value="6.6513155571" calcext:value-type="float">
            <text:p>6.6513155571</text:p>
          </table:table-cell>
          <table:table-cell table:formula="of:=POWER([.C693]-6.75;2)" office:value-type="float" office:value="0.00973861927048332" calcext:value-type="float">
            <text:p>0.0097386193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797503" calcext:value-type="float">
            <text:p>6.797503</text:p>
          </table:table-cell>
          <table:table-cell office:value-type="float" office:value="6.6514829036" calcext:value-type="float">
            <text:p>6.6514829036</text:p>
          </table:table-cell>
          <table:table-cell table:formula="of:=POWER([.C694]-6.75;2)" office:value-type="float" office:value="0.00970561828308693" calcext:value-type="float">
            <text:p>0.0097056183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805123" calcext:value-type="float">
            <text:p>6.805123</text:p>
          </table:table-cell>
          <table:table-cell office:value-type="float" office:value="6.6516227821" calcext:value-type="float">
            <text:p>6.6516227821</text:p>
          </table:table-cell>
          <table:table-cell table:formula="of:=POWER([.C695]-6.75;2)" office:value-type="float" office:value="0.00967807700174399" calcext:value-type="float">
            <text:p>0.009678077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811922" calcext:value-type="float">
            <text:p>6.811922</text:p>
          </table:table-cell>
          <table:table-cell office:value-type="float" office:value="6.6517349929" calcext:value-type="float">
            <text:p>6.6517349929</text:p>
          </table:table-cell>
          <table:table-cell table:formula="of:=POWER([.C696]-6.75;2)" office:value-type="float" office:value="0.00965601162036309" calcext:value-type="float">
            <text:p>0.0096560116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817713" calcext:value-type="float">
            <text:p>6.817713</text:p>
          </table:table-cell>
          <table:table-cell office:value-type="float" office:value="6.6518196429" calcext:value-type="float">
            <text:p>6.6518196429</text:p>
          </table:table-cell>
          <table:table-cell table:formula="of:=POWER([.C697]-6.75;2)" office:value-type="float" office:value="0.0096393825202836" calcext:value-type="float">
            <text:p>0.0096393825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822342" calcext:value-type="float">
            <text:p>6.822342</text:p>
          </table:table-cell>
          <table:table-cell office:value-type="float" office:value="6.6518772429" calcext:value-type="float">
            <text:p>6.6518772429</text:p>
          </table:table-cell>
          <table:table-cell table:formula="of:=POWER([.C698]-6.75;2)" office:value-type="float" office:value="0.00962807546090553" calcext:value-type="float">
            <text:p>0.0096280755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825701" calcext:value-type="float">
            <text:p>6.825701</text:p>
          </table:table-cell>
          <table:table-cell office:value-type="float" office:value="6.6519087679" calcext:value-type="float">
            <text:p>6.6519087679</text:p>
          </table:table-cell>
          <table:table-cell table:formula="of:=POWER([.C699]-6.75;2)" office:value-type="float" office:value="0.00962188981489603" calcext:value-type="float">
            <text:p>0.0096218898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827737" calcext:value-type="float">
            <text:p>6.827737</text:p>
          </table:table-cell>
          <table:table-cell office:value-type="float" office:value="6.6519156464" calcext:value-type="float">
            <text:p>6.6519156464</text:p>
          </table:table-cell>
          <table:table-cell table:formula="of:=POWER([.C700]-6.75;2)" office:value-type="float" office:value="0.00962054042112984" calcext:value-type="float">
            <text:p>0.0096205404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828459" calcext:value-type="float">
            <text:p>6.828459</text:p>
          </table:table-cell>
          <table:table-cell office:value-type="float" office:value="6.6518997321" calcext:value-type="float">
            <text:p>6.6518997321</text:p>
          </table:table-cell>
          <table:table-cell table:formula="of:=POWER([.C701]-6.75;2)" office:value-type="float" office:value="0.00962366256205169" calcext:value-type="float">
            <text:p>0.0096236626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827937" calcext:value-type="float">
            <text:p>6.827937</text:p>
          </table:table-cell>
          <table:table-cell office:value-type="float" office:value="6.6518632071" calcext:value-type="float">
            <text:p>6.6518632071</text:p>
          </table:table-cell>
          <table:table-cell table:formula="of:=POWER([.C702]-6.75;2)" office:value-type="float" office:value="0.00963083012069751" calcext:value-type="float">
            <text:p>0.0096308301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826299" calcext:value-type="float">
            <text:p>6.826299</text:p>
          </table:table-cell>
          <table:table-cell office:value-type="float" office:value="6.6518084786" calcext:value-type="float">
            <text:p>6.6518084786</text:p>
          </table:table-cell>
          <table:table-cell table:formula="of:=POWER([.C703]-6.75;2)" office:value-type="float" office:value="0.00964157487484674" calcext:value-type="float">
            <text:p>0.0096415749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823725" calcext:value-type="float">
            <text:p>6.823725</text:p>
          </table:table-cell>
          <table:table-cell office:value-type="float" office:value="6.6517380214" calcext:value-type="float">
            <text:p>6.6517380214</text:p>
          </table:table-cell>
          <table:table-cell table:formula="of:=POWER([.C704]-6.75;2)" office:value-type="float" office:value="0.00965541643838687" calcext:value-type="float">
            <text:p>0.0096554164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820433" calcext:value-type="float">
            <text:p>6.820433</text:p>
          </table:table-cell>
          <table:table-cell office:value-type="float" office:value="6.651654225" calcext:value-type="float">
            <text:p>6.651654225</text:p>
          </table:table-cell>
          <table:table-cell table:formula="of:=POWER([.C705]-6.75;2)" office:value-type="float" office:value="0.00967189146035068" calcext:value-type="float">
            <text:p>0.0096718915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816669" calcext:value-type="float">
            <text:p>6.816669</text:p>
          </table:table-cell>
          <table:table-cell office:value-type="float" office:value="6.6515592393" calcext:value-type="float">
            <text:p>6.6515592393</text:p>
          </table:table-cell>
          <table:table-cell table:formula="of:=POWER([.C706]-6.75;2)" office:value-type="float" office:value="0.00969058336719466" calcext:value-type="float">
            <text:p>0.0096905834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812689" calcext:value-type="float">
            <text:p>6.812689</text:p>
          </table:table-cell>
          <table:table-cell office:value-type="float" office:value="6.6514548214" calcext:value-type="float">
            <text:p>6.6514548214</text:p>
          </table:table-cell>
          <table:table-cell table:formula="of:=POWER([.C707]-6.75;2)" office:value-type="float" office:value="0.00971115222530594" calcext:value-type="float">
            <text:p>0.0097111522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808746" calcext:value-type="float">
            <text:p>6.808746</text:p>
          </table:table-cell>
          <table:table-cell office:value-type="float" office:value="6.6513422036" calcext:value-type="float">
            <text:p>6.6513422036</text:p>
          </table:table-cell>
          <table:table-cell table:formula="of:=POWER([.C708]-6.75;2)" office:value-type="float" office:value="0.00973336079050375" calcext:value-type="float">
            <text:p>0.0097333608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80508" calcext:value-type="float">
            <text:p>6.80508</text:p>
          </table:table-cell>
          <table:table-cell office:value-type="float" office:value="6.6512220071" calcext:value-type="float">
            <text:p>6.6512220071</text:p>
          </table:table-cell>
          <table:table-cell table:formula="of:=POWER([.C709]-6.75;2)" office:value-type="float" office:value="0.00975709188135238" calcext:value-type="float">
            <text:p>0.0097570919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8019" calcext:value-type="float">
            <text:p>6.8019</text:p>
          </table:table-cell>
          <table:table-cell office:value-type="float" office:value="6.6510941571" calcext:value-type="float">
            <text:p>6.6510941571</text:p>
          </table:table-cell>
          <table:table-cell table:formula="of:=POWER([.C710]-6.75;2)" office:value-type="float" office:value="0.00978236575975944" calcext:value-type="float">
            <text:p>0.0097823658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799381" calcext:value-type="float">
            <text:p>6.799381</text:p>
          </table:table-cell>
          <table:table-cell office:value-type="float" office:value="6.650957875" calcext:value-type="float">
            <text:p>6.650957875</text:p>
          </table:table-cell>
          <table:table-cell table:formula="of:=POWER([.C711]-6.75;2)" office:value-type="float" office:value="0.00980934252451571" calcext:value-type="float">
            <text:p>0.0098093425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797657" calcext:value-type="float">
            <text:p>6.797657</text:p>
          </table:table-cell>
          <table:table-cell office:value-type="float" office:value="6.6508116893" calcext:value-type="float">
            <text:p>6.6508116893</text:p>
          </table:table-cell>
          <table:table-cell table:formula="of:=POWER([.C712]-6.75;2)" office:value-type="float" office:value="0.00983832097951969" calcext:value-type="float">
            <text:p>0.009838321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79682" calcext:value-type="float">
            <text:p>6.79682</text:p>
          </table:table-cell>
          <table:table-cell office:value-type="float" office:value="6.6506534929" calcext:value-type="float">
            <text:p>6.6506534929</text:p>
          </table:table-cell>
          <table:table-cell table:formula="of:=POWER([.C713]-6.75;2)" office:value-type="float" office:value="0.00986972847297034" calcext:value-type="float">
            <text:p>0.0098697285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796917" calcext:value-type="float">
            <text:p>6.796917</text:p>
          </table:table-cell>
          <table:table-cell office:value-type="float" office:value="6.6504806357" calcext:value-type="float">
            <text:p>6.6504806357</text:p>
          </table:table-cell>
          <table:table-cell table:formula="of:=POWER([.C714]-6.75;2)" office:value-type="float" office:value="0.00990410387067609" calcext:value-type="float">
            <text:p>0.0099041039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797956" calcext:value-type="float">
            <text:p>6.797956</text:p>
          </table:table-cell>
          <table:table-cell office:value-type="float" office:value="6.650290075" calcext:value-type="float">
            <text:p>6.650290075</text:p>
          </table:table-cell>
          <table:table-cell table:formula="of:=POWER([.C715]-6.75;2)" office:value-type="float" office:value="0.00994206914350562" calcext:value-type="float">
            <text:p>0.0099420691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799907" calcext:value-type="float">
            <text:p>6.799907</text:p>
          </table:table-cell>
          <table:table-cell office:value-type="float" office:value="6.6500785143" calcext:value-type="float">
            <text:p>6.6500785143</text:p>
          </table:table-cell>
          <table:table-cell table:formula="of:=POWER([.C716]-6.75;2)" office:value-type="float" office:value="0.0099843033044952" calcext:value-type="float">
            <text:p>0.0099843033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802708" calcext:value-type="float">
            <text:p>6.802708</text:p>
          </table:table-cell>
          <table:table-cell office:value-type="float" office:value="6.6498425929" calcext:value-type="float">
            <text:p>6.6498425929</text:p>
          </table:table-cell>
          <table:table-cell table:formula="of:=POWER([.C717]-6.75;2)" office:value-type="float" office:value="0.0100315061969952" calcext:value-type="float">
            <text:p>0.0100315062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80627" calcext:value-type="float">
            <text:p>6.80627</text:p>
          </table:table-cell>
          <table:table-cell office:value-type="float" office:value="6.6495790714" calcext:value-type="float">
            <text:p>6.6495790714</text:p>
          </table:table-cell>
          <table:table-cell table:formula="of:=POWER([.C718]-6.75;2)" office:value-type="float" office:value="0.0100843629008863" calcext:value-type="float">
            <text:p>0.0100843629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81048" calcext:value-type="float">
            <text:p>6.81048</text:p>
          </table:table-cell>
          <table:table-cell office:value-type="float" office:value="6.6492850143" calcext:value-type="float">
            <text:p>6.6492850143</text:p>
          </table:table-cell>
          <table:table-cell table:formula="of:=POWER([.C719]-6.75;2)" office:value-type="float" office:value="0.0101435083445512" calcext:value-type="float">
            <text:p>0.0101435083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815204" calcext:value-type="float">
            <text:p>6.815204</text:p>
          </table:table-cell>
          <table:table-cell office:value-type="float" office:value="6.6489579536" calcext:value-type="float">
            <text:p>6.6489579536</text:p>
          </table:table-cell>
          <table:table-cell table:formula="of:=POWER([.C720]-6.75;2)" office:value-type="float" office:value="0.0102094951406997" calcext:value-type="float">
            <text:p>0.0102094951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820294" calcext:value-type="float">
            <text:p>6.820294</text:p>
          </table:table-cell>
          <table:table-cell office:value-type="float" office:value="6.6485960536" calcext:value-type="float">
            <text:p>6.6485960536</text:p>
          </table:table-cell>
          <table:table-cell table:formula="of:=POWER([.C721]-6.75;2)" office:value-type="float" office:value="0.010282760345494" calcext:value-type="float">
            <text:p>0.0102827603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825589" calcext:value-type="float">
            <text:p>6.825589</text:p>
          </table:table-cell>
          <table:table-cell office:value-type="float" office:value="6.6479806487" calcext:value-type="float">
            <text:p>6.6479806487</text:p>
          </table:table-cell>
          <table:table-cell table:formula="of:=POWER([.C722]-6.75;2)" office:value-type="float" office:value="0.0104079480396728" calcext:value-type="float">
            <text:p>0.010407948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830919" calcext:value-type="float">
            <text:p>6.830919</text:p>
          </table:table-cell>
          <table:table-cell office:value-type="float" office:value="6.6473417698" calcext:value-type="float">
            <text:p>6.6473417698</text:p>
          </table:table-cell>
          <table:table-cell table:formula="of:=POWER([.C723]-6.75;2)" office:value-type="float" office:value="0.0105387122277963" calcext:value-type="float">
            <text:p>0.0105387122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836109" calcext:value-type="float">
            <text:p>6.836109</text:p>
          </table:table-cell>
          <table:table-cell office:value-type="float" office:value="6.6466790361" calcext:value-type="float">
            <text:p>6.6466790361</text:p>
          </table:table-cell>
          <table:table-cell table:formula="of:=POWER([.C724]-6.75;2)" office:value-type="float" office:value="0.0106752215812251" calcext:value-type="float">
            <text:p>0.0106752216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840982" calcext:value-type="float">
            <text:p>6.840982</text:p>
          </table:table-cell>
          <table:table-cell office:value-type="float" office:value="6.6459926957" calcext:value-type="float">
            <text:p>6.6459926957</text:p>
          </table:table-cell>
          <table:table-cell table:formula="of:=POWER([.C725]-6.75;2)" office:value-type="float" office:value="0.0108175193477527" calcext:value-type="float">
            <text:p>0.0108175193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845367" calcext:value-type="float">
            <text:p>6.845367</text:p>
          </table:table-cell>
          <table:table-cell office:value-type="float" office:value="6.6452836436" calcext:value-type="float">
            <text:p>6.6452836436</text:p>
          </table:table-cell>
          <table:table-cell table:formula="of:=POWER([.C726]-6.75;2)" office:value-type="float" office:value="0.0109655152976918" calcext:value-type="float">
            <text:p>0.0109655153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8491" calcext:value-type="float">
            <text:p>6.8491</text:p>
          </table:table-cell>
          <table:table-cell office:value-type="float" office:value="6.6445534124" calcext:value-type="float">
            <text:p>6.6445534124</text:p>
          </table:table-cell>
          <table:table-cell table:formula="of:=POWER([.C727]-6.75;2)" office:value-type="float" office:value="0.0111189828364846" calcext:value-type="float">
            <text:p>0.0111189828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852037" calcext:value-type="float">
            <text:p>6.852037</text:p>
          </table:table-cell>
          <table:table-cell office:value-type="float" office:value="6.6438041575" calcext:value-type="float">
            <text:p>6.6438041575</text:p>
          </table:table-cell>
          <table:table-cell table:formula="of:=POWER([.C728]-6.75;2)" office:value-type="float" office:value="0.0112775569642848" calcext:value-type="float">
            <text:p>0.011277557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854054" calcext:value-type="float">
            <text:p>6.854054</text:p>
          </table:table-cell>
          <table:table-cell office:value-type="float" office:value="6.6430385956" calcext:value-type="float">
            <text:p>6.6430385956</text:p>
          </table:table-cell>
          <table:table-cell table:formula="of:=POWER([.C729]-6.75;2)" office:value-type="float" office:value="0.0114407420312203" calcext:value-type="float">
            <text:p>0.011440742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855059" calcext:value-type="float">
            <text:p>6.855059</text:p>
          </table:table-cell>
          <table:table-cell office:value-type="float" office:value="6.642259941" calcext:value-type="float">
            <text:p>6.642259941</text:p>
          </table:table-cell>
          <table:table-cell table:formula="of:=POWER([.C730]-6.75;2)" office:value-type="float" office:value="0.0116079203133235" calcext:value-type="float">
            <text:p>0.0116079203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854994" calcext:value-type="float">
            <text:p>6.854994</text:p>
          </table:table-cell>
          <table:table-cell office:value-type="float" office:value="6.6414717963" calcext:value-type="float">
            <text:p>6.6414717963</text:p>
          </table:table-cell>
          <table:table-cell table:formula="of:=POWER([.C731]-6.75;2)" office:value-type="float" office:value="0.0117783709983486" calcext:value-type="float">
            <text:p>0.011778371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853841" calcext:value-type="float">
            <text:p>6.853841</text:p>
          </table:table-cell>
          <table:table-cell office:value-type="float" office:value="6.6406780335" calcext:value-type="float">
            <text:p>6.6406780335</text:p>
          </table:table-cell>
          <table:table-cell table:formula="of:=POWER([.C732]-6.75;2)" office:value-type="float" office:value="0.011951292359427" calcext:value-type="float">
            <text:p>0.0119512924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851624" calcext:value-type="float">
            <text:p>6.851624</text:p>
          </table:table-cell>
          <table:table-cell office:value-type="float" office:value="6.6398826493" calcext:value-type="float">
            <text:p>6.6398826493</text:p>
          </table:table-cell>
          <table:table-cell table:formula="of:=POWER([.C733]-6.75;2)" office:value-type="float" office:value="0.0121258309251867" calcext:value-type="float">
            <text:p>0.0121258309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84841" calcext:value-type="float">
            <text:p>6.84841</text:p>
          </table:table-cell>
          <table:table-cell office:value-type="float" office:value="6.6390896105" calcext:value-type="float">
            <text:p>6.6390896105</text:p>
          </table:table-cell>
          <table:table-cell table:formula="of:=POWER([.C734]-6.75;2)" office:value-type="float" office:value="0.0123011144990417" calcext:value-type="float">
            <text:p>0.0123011145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844306" calcext:value-type="float">
            <text:p>6.844306</text:p>
          </table:table-cell>
          <table:table-cell office:value-type="float" office:value="6.6383026917" calcext:value-type="float">
            <text:p>6.6383026917</text:p>
          </table:table-cell>
          <table:table-cell table:formula="of:=POWER([.C735]-6.75;2)" office:value-type="float" office:value="0.0124762886814653" calcext:value-type="float">
            <text:p>0.0124762887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839455" calcext:value-type="float">
            <text:p>6.839455</text:p>
          </table:table-cell>
          <table:table-cell office:value-type="float" office:value="6.6375253208" calcext:value-type="float">
            <text:p>6.6375253208</text:p>
          </table:table-cell>
          <table:table-cell table:formula="of:=POWER([.C736]-6.75;2)" office:value-type="float" office:value="0.0126505534611429" calcext:value-type="float">
            <text:p>0.0126505535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834025" calcext:value-type="float">
            <text:p>6.834025</text:p>
          </table:table-cell>
          <table:table-cell office:value-type="float" office:value="6.6367604356" calcext:value-type="float">
            <text:p>6.6367604356</text:p>
          </table:table-cell>
          <table:table-cell table:formula="of:=POWER([.C737]-6.75;2)" office:value-type="float" office:value="0.0128231989455017" calcext:value-type="float">
            <text:p>0.0128231989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828206" calcext:value-type="float">
            <text:p>6.828206</text:p>
          </table:table-cell>
          <table:table-cell office:value-type="float" office:value="6.6360103802" calcext:value-type="float">
            <text:p>6.6360103802</text:p>
          </table:table-cell>
          <table:table-cell table:formula="of:=POWER([.C738]-6.75;2)" office:value-type="float" office:value="0.0129936334221485" calcext:value-type="float">
            <text:p>0.0129936334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822192" calcext:value-type="float">
            <text:p>6.822192</text:p>
          </table:table-cell>
          <table:table-cell office:value-type="float" office:value="6.6352768092" calcext:value-type="float">
            <text:p>6.6352768092</text:p>
          </table:table-cell>
          <table:table-cell table:formula="of:=POWER([.C739]-6.75;2)" office:value-type="float" office:value="0.0131614105073331" calcext:value-type="float">
            <text:p>0.0131614105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816175" calcext:value-type="float">
            <text:p>6.816175</text:p>
          </table:table-cell>
          <table:table-cell office:value-type="float" office:value="6.634560659" calcext:value-type="float">
            <text:p>6.634560659</text:p>
          </table:table-cell>
          <table:table-cell table:formula="of:=POWER([.C740]-6.75;2)" office:value-type="float" office:value="0.0133262414505143" calcext:value-type="float">
            <text:p>0.0133262415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810327" calcext:value-type="float">
            <text:p>6.810327</text:p>
          </table:table-cell>
          <table:table-cell office:value-type="float" office:value="6.6338621423" calcext:value-type="float">
            <text:p>6.6338621423</text:p>
          </table:table-cell>
          <table:table-cell table:formula="of:=POWER([.C741]-6.75;2)" office:value-type="float" office:value="0.0134880019911455" calcext:value-type="float">
            <text:p>0.013488002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804795" calcext:value-type="float">
            <text:p>6.804795</text:p>
          </table:table-cell>
          <table:table-cell office:value-type="float" office:value="6.6331808108" calcext:value-type="float">
            <text:p>6.6331808108</text:p>
          </table:table-cell>
          <table:table-cell table:formula="of:=POWER([.C742]-6.75;2)" office:value-type="float" office:value="0.0136467229653454" calcext:value-type="float">
            <text:p>0.013646723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799688" calcext:value-type="float">
            <text:p>6.799688</text:p>
          </table:table-cell>
          <table:table-cell office:value-type="float" office:value="6.6325156395" calcext:value-type="float">
            <text:p>6.6325156395</text:p>
          </table:table-cell>
          <table:table-cell table:formula="of:=POWER([.C743]-6.75;2)" office:value-type="float" office:value="0.0138025749620939" calcext:value-type="float">
            <text:p>0.013802575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795071" calcext:value-type="float">
            <text:p>6.795071</text:p>
          </table:table-cell>
          <table:table-cell office:value-type="float" office:value="6.6318651634" calcext:value-type="float">
            <text:p>6.6318651634</text:p>
          </table:table-cell>
          <table:table-cell table:formula="of:=POWER([.C744]-6.75;2)" office:value-type="float" office:value="0.0139558396185088" calcext:value-type="float">
            <text:p>0.0139558396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790966" calcext:value-type="float">
            <text:p>6.790966</text:p>
          </table:table-cell>
          <table:table-cell office:value-type="float" office:value="6.6312276406" calcext:value-type="float">
            <text:p>6.6312276406</text:p>
          </table:table-cell>
          <table:table-cell table:formula="of:=POWER([.C745]-6.75;2)" office:value-type="float" office:value="0.0141068733574428" calcext:value-type="float">
            <text:p>0.0141068734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787347" calcext:value-type="float">
            <text:p>6.787347</text:p>
          </table:table-cell>
          <table:table-cell office:value-type="float" office:value="6.6306012157" calcext:value-type="float">
            <text:p>6.6306012157</text:p>
          </table:table-cell>
          <table:table-cell table:formula="of:=POWER([.C746]-6.75;2)" office:value-type="float" office:value="0.0142560696923178" calcext:value-type="float">
            <text:p>0.0142560697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784149" calcext:value-type="float">
            <text:p>6.784149</text:p>
          </table:table-cell>
          <table:table-cell office:value-type="float" office:value="6.6299841063" calcext:value-type="float">
            <text:p>6.6299841063</text:p>
          </table:table-cell>
          <table:table-cell table:formula="of:=POWER([.C747]-6.75;2)" office:value-type="float" office:value="0.0144038147406096" calcext:value-type="float">
            <text:p>0.0144038147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781273" calcext:value-type="float">
            <text:p>6.781273</text:p>
          </table:table-cell>
          <table:table-cell office:value-type="float" office:value="6.6293747589" calcext:value-type="float">
            <text:p>6.6293747589</text:p>
          </table:table-cell>
          <table:table-cell table:formula="of:=POWER([.C748]-6.75;2)" office:value-type="float" office:value="0.0145504487904331" calcext:value-type="float">
            <text:p>0.0145504488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778598" calcext:value-type="float">
            <text:p>6.778598</text:p>
          </table:table-cell>
          <table:table-cell office:value-type="float" office:value="6.6287719881" calcext:value-type="float">
            <text:p>6.6287719881</text:p>
          </table:table-cell>
          <table:table-cell table:formula="of:=POWER([.C749]-6.75;2)" office:value-type="float" office:value="0.0146962308692264" calcext:value-type="float">
            <text:p>0.0146962309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775991" calcext:value-type="float">
            <text:p>6.775991</text:p>
          </table:table-cell>
          <table:table-cell office:value-type="float" office:value="6.6281750717" calcext:value-type="float">
            <text:p>6.6281750717</text:p>
          </table:table-cell>
          <table:table-cell table:formula="of:=POWER([.C750]-6.75;2)" office:value-type="float" office:value="0.0148413131553001" calcext:value-type="float">
            <text:p>0.0148413132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773323" calcext:value-type="float">
            <text:p>6.773323</text:p>
          </table:table-cell>
          <table:table-cell office:value-type="float" office:value="6.627583808" calcext:value-type="float">
            <text:p>6.627583808</text:p>
          </table:table-cell>
          <table:table-cell table:formula="of:=POWER([.C751]-6.75;2)" office:value-type="float" office:value="0.0149857240637809" calcext:value-type="float">
            <text:p>0.0149857241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770477" calcext:value-type="float">
            <text:p>6.770477</text:p>
          </table:table-cell>
          <table:table-cell office:value-type="float" office:value="6.62699851" calcext:value-type="float">
            <text:p>6.62699851</text:p>
          </table:table-cell>
          <table:table-cell table:formula="of:=POWER([.C752]-6.75;2)" office:value-type="float" office:value="0.0151293665422201" calcext:value-type="float">
            <text:p>0.0151293665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767358" calcext:value-type="float">
            <text:p>6.767358</text:p>
          </table:table-cell>
          <table:table-cell office:value-type="float" office:value="6.6264199677" calcext:value-type="float">
            <text:p>6.6264199677</text:p>
          </table:table-cell>
          <table:table-cell table:formula="of:=POWER([.C753]-6.75;2)" office:value-type="float" office:value="0.0152720243832689" calcext:value-type="float">
            <text:p>0.0152720244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763906" calcext:value-type="float">
            <text:p>6.763906</text:p>
          </table:table-cell>
          <table:table-cell office:value-type="float" office:value="6.6258493684" calcext:value-type="float">
            <text:p>6.6258493684</text:p>
          </table:table-cell>
          <table:table-cell table:formula="of:=POWER([.C754]-6.75;2)" office:value-type="float" office:value="0.0154133793266789" calcext:value-type="float">
            <text:p>0.0154133793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760092" calcext:value-type="float">
            <text:p>6.760092</text:p>
          </table:table-cell>
          <table:table-cell office:value-type="float" office:value="6.6252881626" calcext:value-type="float">
            <text:p>6.6252881626</text:p>
          </table:table-cell>
          <table:table-cell table:formula="of:=POWER([.C755]-6.75;2)" office:value-type="float" office:value="0.0155530423876839" calcext:value-type="float">
            <text:p>0.0155530424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755923" calcext:value-type="float">
            <text:p>6.755923</text:p>
          </table:table-cell>
          <table:table-cell office:value-type="float" office:value="6.6247379429" calcext:value-type="float">
            <text:p>6.6247379429</text:p>
          </table:table-cell>
          <table:table-cell table:formula="of:=POWER([.C756]-6.75;2)" office:value-type="float" office:value="0.0156905829489236" calcext:value-type="float">
            <text:p>0.0156905829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751434" calcext:value-type="float">
            <text:p>6.751434</text:p>
          </table:table-cell>
          <table:table-cell office:value-type="float" office:value="6.6242002992" calcext:value-type="float">
            <text:p>6.6242002992</text:p>
          </table:table-cell>
          <table:table-cell table:formula="of:=POWER([.C757]-6.75;2)" office:value-type="float" office:value="0.0158255647213695" calcext:value-type="float">
            <text:p>0.0158255647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746688" calcext:value-type="float">
            <text:p>6.746688</text:p>
          </table:table-cell>
          <table:table-cell office:value-type="float" office:value="6.6236767037" calcext:value-type="float">
            <text:p>6.6236767037</text:p>
          </table:table-cell>
          <table:table-cell table:formula="of:=POWER([.C758]-6.75;2)" office:value-type="float" office:value="0.0159575751880976" calcext:value-type="float">
            <text:p>0.0159575752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74176" calcext:value-type="float">
            <text:p>6.74176</text:p>
          </table:table-cell>
          <table:table-cell office:value-type="float" office:value="6.6231683926" calcext:value-type="float">
            <text:p>6.6231683926</text:p>
          </table:table-cell>
          <table:table-cell table:formula="of:=POWER([.C759]-6.75;2)" office:value-type="float" office:value="0.0160862566356677" calcext:value-type="float">
            <text:p>0.0160862566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736732" calcext:value-type="float">
            <text:p>6.736732</text:p>
          </table:table-cell>
          <table:table-cell office:value-type="float" office:value="6.6226763112" calcext:value-type="float">
            <text:p>6.6226763112</text:p>
          </table:table-cell>
          <table:table-cell table:formula="of:=POWER([.C760]-6.75;2)" office:value-type="float" office:value="0.0162113217296392" calcext:value-type="float">
            <text:p>0.0162113217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731681" calcext:value-type="float">
            <text:p>6.731681</text:p>
          </table:table-cell>
          <table:table-cell office:value-type="float" office:value="6.6222010792" calcext:value-type="float">
            <text:p>6.6222010792</text:p>
          </table:table-cell>
          <table:table-cell table:formula="of:=POWER([.C761]-6.75;2)" office:value-type="float" office:value="0.0163325641576447" calcext:value-type="float">
            <text:p>0.0163325642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72667" calcext:value-type="float">
            <text:p>6.72667</text:p>
          </table:table-cell>
          <table:table-cell office:value-type="float" office:value="6.6217430042" calcext:value-type="float">
            <text:p>6.6217430042</text:p>
          </table:table-cell>
          <table:table-cell table:formula="of:=POWER([.C762]-6.75;2)" office:value-type="float" office:value="0.0164498569716413" calcext:value-type="float">
            <text:p>0.016449857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721744" calcext:value-type="float">
            <text:p>6.721744</text:p>
          </table:table-cell>
          <table:table-cell office:value-type="float" office:value="6.6213021345" calcext:value-type="float">
            <text:p>6.6213021345</text:p>
          </table:table-cell>
          <table:table-cell table:formula="of:=POWER([.C763]-6.75;2)" office:value-type="float" office:value="0.016563140584256" calcext:value-type="float">
            <text:p>0.0165631406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716926" calcext:value-type="float">
            <text:p>6.716926</text:p>
          </table:table-cell>
          <table:table-cell office:value-type="float" office:value="6.6208783291" calcext:value-type="float">
            <text:p>6.6208783291</text:p>
          </table:table-cell>
          <table:table-cell table:formula="of:=POWER([.C764]-6.75;2)" office:value-type="float" office:value="0.0166724058960079" calcext:value-type="float">
            <text:p>0.0166724059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712214" calcext:value-type="float">
            <text:p>6.712214</text:p>
          </table:table-cell>
          <table:table-cell office:value-type="float" office:value="6.6204713475" calcext:value-type="float">
            <text:p>6.6204713475</text:p>
          </table:table-cell>
          <table:table-cell table:formula="of:=POWER([.C765]-6.75;2)" office:value-type="float" office:value="0.0167776718184658" calcext:value-type="float">
            <text:p>0.0167776718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70759" calcext:value-type="float">
            <text:p>6.70759</text:p>
          </table:table-cell>
          <table:table-cell office:value-type="float" office:value="6.6200809532" calcext:value-type="float">
            <text:p>6.6200809532</text:p>
          </table:table-cell>
          <table:table-cell table:formula="of:=POWER([.C766]-6.75;2)" office:value-type="float" office:value="0.0168789587214205" calcext:value-type="float">
            <text:p>0.0168789587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703021" calcext:value-type="float">
            <text:p>6.703021</text:p>
          </table:table-cell>
          <table:table-cell office:value-type="float" office:value="6.6197069829" calcext:value-type="float">
            <text:p>6.6197069829</text:p>
          </table:table-cell>
          <table:table-cell table:formula="of:=POWER([.C767]-6.75;2)" office:value-type="float" office:value="0.0169762703050208" calcext:value-type="float">
            <text:p>0.0169762703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69847" calcext:value-type="float">
            <text:p>6.69847</text:p>
          </table:table-cell>
          <table:table-cell office:value-type="float" office:value="6.619349412" calcext:value-type="float">
            <text:p>6.619349412</text:p>
          </table:table-cell>
          <table:table-cell table:formula="of:=POWER([.C768]-6.75;2)" office:value-type="float" office:value="0.0170695761447457" calcext:value-type="float">
            <text:p>0.0170695761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693898" calcext:value-type="float">
            <text:p>6.693898</text:p>
          </table:table-cell>
          <table:table-cell office:value-type="float" office:value="6.619008375" calcext:value-type="float">
            <text:p>6.619008375</text:p>
          </table:table-cell>
          <table:table-cell table:formula="of:=POWER([.C769]-6.75;2)" office:value-type="float" office:value="0.0171588058201406" calcext:value-type="float">
            <text:p>0.0171588058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689277" calcext:value-type="float">
            <text:p>6.689277</text:p>
          </table:table-cell>
          <table:table-cell office:value-type="float" office:value="6.6186841775" calcext:value-type="float">
            <text:p>6.6186841775</text:p>
          </table:table-cell>
          <table:table-cell table:formula="of:=POWER([.C770]-6.75;2)" office:value-type="float" office:value="0.0172438452388514" calcext:value-type="float">
            <text:p>0.0172438452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68459" calcext:value-type="float">
            <text:p>6.68459</text:p>
          </table:table-cell>
          <table:table-cell office:value-type="float" office:value="6.6183772522" calcext:value-type="float">
            <text:p>6.6183772522</text:p>
          </table:table-cell>
          <table:table-cell table:formula="of:=POWER([.C771]-6.75;2)" office:value-type="float" office:value="0.0173245477384224" calcext:value-type="float">
            <text:p>0.0173245477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679838" calcext:value-type="float">
            <text:p>6.679838</text:p>
          </table:table-cell>
          <table:table-cell office:value-type="float" office:value="6.6180881135" calcext:value-type="float">
            <text:p>6.6180881135</text:p>
          </table:table-cell>
          <table:table-cell table:formula="of:=POWER([.C772]-6.75;2)" office:value-type="float" office:value="0.0174007457999889" calcext:value-type="float">
            <text:p>0.0174007458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675031" calcext:value-type="float">
            <text:p>6.675031</text:p>
          </table:table-cell>
          <table:table-cell office:value-type="float" office:value="6.6178172807" calcext:value-type="float">
            <text:p>6.6178172807</text:p>
          </table:table-cell>
          <table:table-cell table:formula="of:=POWER([.C773]-6.75;2)" office:value-type="float" office:value="0.0174722712815427" calcext:value-type="float">
            <text:p>0.0174722713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670193" calcext:value-type="float">
            <text:p>6.670193</text:p>
          </table:table-cell>
          <table:table-cell office:value-type="float" office:value="6.6175652379" calcext:value-type="float">
            <text:p>6.6175652379</text:p>
          </table:table-cell>
          <table:table-cell table:formula="of:=POWER([.C774]-6.75;2)" office:value-type="float" office:value="0.0175389662124836" calcext:value-type="float">
            <text:p>0.0175389662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665345" calcext:value-type="float">
            <text:p>6.665345</text:p>
          </table:table-cell>
          <table:table-cell office:value-type="float" office:value="6.6173323717" calcext:value-type="float">
            <text:p>6.6173323717</text:p>
          </table:table-cell>
          <table:table-cell table:formula="of:=POWER([.C775]-6.75;2)" office:value-type="float" office:value="0.017600699598747" calcext:value-type="float">
            <text:p>0.0176006996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660501" calcext:value-type="float">
            <text:p>6.660501</text:p>
          </table:table-cell>
          <table:table-cell office:value-type="float" office:value="6.6171189822" calcext:value-type="float">
            <text:p>6.6171189822</text:p>
          </table:table-cell>
          <table:table-cell table:formula="of:=POWER([.C776]-6.75;2)" office:value-type="float" office:value="0.0176573648915639" calcext:value-type="float">
            <text:p>0.0176573649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655657" calcext:value-type="float">
            <text:p>6.655657</text:p>
          </table:table-cell>
          <table:table-cell office:value-type="float" office:value="6.6169253125" calcext:value-type="float">
            <text:p>6.6169253125</text:p>
          </table:table-cell>
          <table:table-cell table:formula="of:=POWER([.C777]-6.75;2)" office:value-type="float" office:value="0.0177088724532226" calcext:value-type="float">
            <text:p>0.0177088725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650779" calcext:value-type="float">
            <text:p>6.650779</text:p>
          </table:table-cell>
          <table:table-cell office:value-type="float" office:value="6.6167516278" calcext:value-type="float">
            <text:p>6.6167516278</text:p>
          </table:table-cell>
          <table:table-cell table:formula="of:=POWER([.C778]-6.75;2)" office:value-type="float" office:value="0.0177551286939497" calcext:value-type="float">
            <text:p>0.0177551287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645794" calcext:value-type="float">
            <text:p>6.645794</text:p>
          </table:table-cell>
          <table:table-cell office:value-type="float" office:value="6.6165983514" calcext:value-type="float">
            <text:p>6.6165983514</text:p>
          </table:table-cell>
          <table:table-cell table:formula="of:=POWER([.C779]-6.75;2)" office:value-type="float" office:value="0.0177959998491978" calcext:value-type="float">
            <text:p>0.0177959998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640591" calcext:value-type="float">
            <text:p>6.640591</text:p>
          </table:table-cell>
          <table:table-cell office:value-type="float" office:value="6.6164662443" calcext:value-type="float">
            <text:p>6.6164662443</text:p>
          </table:table-cell>
          <table:table-cell table:formula="of:=POWER([.C780]-6.75;2)" office:value-type="float" office:value="0.0178312639113474" calcext:value-type="float">
            <text:p>0.0178312639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635013" calcext:value-type="float">
            <text:p>6.635013</text:p>
          </table:table-cell>
          <table:table-cell office:value-type="float" office:value="6.6163565864" calcext:value-type="float">
            <text:p>6.6163565864</text:p>
          </table:table-cell>
          <table:table-cell table:formula="of:=POWER([.C781]-6.75;2)" office:value-type="float" office:value="0.0178605619986606" calcext:value-type="float">
            <text:p>0.017860562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628872" calcext:value-type="float">
            <text:p>6.628872</text:p>
          </table:table-cell>
          <table:table-cell office:value-type="float" office:value="6.6162713973" calcext:value-type="float">
            <text:p>6.6162713973</text:p>
          </table:table-cell>
          <table:table-cell table:formula="of:=POWER([.C782]-6.75;2)" office:value-type="float" office:value="0.0178833391800944" calcext:value-type="float">
            <text:p>0.0178833392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621954" calcext:value-type="float">
            <text:p>6.621954</text:p>
          </table:table-cell>
          <table:table-cell office:value-type="float" office:value="6.6162135963" calcext:value-type="float">
            <text:p>6.6162135963</text:p>
          </table:table-cell>
          <table:table-cell table:formula="of:=POWER([.C783]-6.75;2)" office:value-type="float" office:value="0.0178988018149794" calcext:value-type="float">
            <text:p>0.0178988018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614038" calcext:value-type="float">
            <text:p>6.614038</text:p>
          </table:table-cell>
          <table:table-cell office:value-type="float" office:value="6.6161871429" calcext:value-type="float">
            <text:p>6.6161871429</text:p>
          </table:table-cell>
          <table:table-cell table:formula="of:=POWER([.C784]-6.75;2)" office:value-type="float" office:value="0.0179058807252649" calcext:value-type="float">
            <text:p>0.0179058807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604916" calcext:value-type="float">
            <text:p>6.604916</text:p>
          </table:table-cell>
          <table:table-cell office:value-type="float" office:value="6.6161970926" calcext:value-type="float">
            <text:p>6.6161970926</text:p>
          </table:table-cell>
          <table:table-cell table:formula="of:=POWER([.C785]-6.75;2)" office:value-type="float" office:value="0.0179032180286929" calcext:value-type="float">
            <text:p>0.017903218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594419" calcext:value-type="float">
            <text:p>6.594419</text:p>
          </table:table-cell>
          <table:table-cell office:value-type="float" office:value="6.6162495628" calcext:value-type="float">
            <text:p>6.6162495628</text:p>
          </table:table-cell>
          <table:table-cell table:formula="of:=POWER([.C786]-6.75;2)" office:value-type="float" office:value="0.0178891794511911" calcext:value-type="float">
            <text:p>0.0178891795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582438" calcext:value-type="float">
            <text:p>6.582438</text:p>
          </table:table-cell>
          <table:table-cell office:value-type="float" office:value="6.6163515748" calcext:value-type="float">
            <text:p>6.6163515748</text:p>
          </table:table-cell>
          <table:table-cell table:formula="of:=POWER([.C787]-6.75;2)" office:value-type="float" office:value="0.0178619015584399" calcext:value-type="float">
            <text:p>0.0178619016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568949" calcext:value-type="float">
            <text:p>6.568949</text:p>
          </table:table-cell>
          <table:table-cell office:value-type="float" office:value="6.6165107934" calcext:value-type="float">
            <text:p>6.6165107934</text:p>
          </table:table-cell>
          <table:table-cell table:formula="of:=POWER([.C788]-6.75;2)" office:value-type="float" office:value="0.0178193682786975" calcext:value-type="float">
            <text:p>0.0178193683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554029" calcext:value-type="float">
            <text:p>6.554029</text:p>
          </table:table-cell>
          <table:table-cell office:value-type="float" office:value="6.6167351415" calcext:value-type="float">
            <text:p>6.6167351415</text:p>
          </table:table-cell>
          <table:table-cell table:formula="of:=POWER([.C789]-6.75;2)" office:value-type="float" office:value="0.0177595225110252" calcext:value-type="float">
            <text:p>0.0177595225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537871" calcext:value-type="float">
            <text:p>6.537871</text:p>
          </table:table-cell>
          <table:table-cell office:value-type="float" office:value="6.617032327" calcext:value-type="float">
            <text:p>6.617032327</text:p>
          </table:table-cell>
          <table:table-cell table:formula="of:=POWER([.C790]-6.75;2)" office:value-type="float" office:value="0.0176804020630348" calcext:value-type="float">
            <text:p>0.0176804021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520785" calcext:value-type="float">
            <text:p>6.520785</text:p>
          </table:table-cell>
          <table:table-cell office:value-type="float" office:value="6.6174092857" calcext:value-type="float">
            <text:p>6.6174092857</text:p>
          </table:table-cell>
          <table:table-cell table:formula="of:=POWER([.C791]-6.75;2)" office:value-type="float" office:value="0.0175802975185842" calcext:value-type="float">
            <text:p>0.0175802975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503194" calcext:value-type="float">
            <text:p>6.503194</text:p>
          </table:table-cell>
          <table:table-cell office:value-type="float" office:value="6.6178716029" calcext:value-type="float">
            <text:p>6.6178716029</text:p>
          </table:table-cell>
          <table:table-cell table:formula="of:=POWER([.C792]-6.75;2)" office:value-type="float" office:value="0.0174579133202152" calcext:value-type="float">
            <text:p>0.0174579133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485616" calcext:value-type="float">
            <text:p>6.485616</text:p>
          </table:table-cell>
          <table:table-cell office:value-type="float" office:value="6.6184229375" calcext:value-type="float">
            <text:p>6.6184229375</text:p>
          </table:table-cell>
          <table:table-cell table:formula="of:=POWER([.C793]-6.75;2)" office:value-type="float" office:value="0.0173125233761289" calcext:value-type="float">
            <text:p>0.0173125234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468637" calcext:value-type="float">
            <text:p>6.468637</text:p>
          </table:table-cell>
          <table:table-cell office:value-type="float" office:value="6.6190645169" calcext:value-type="float">
            <text:p>6.6190645169</text:p>
          </table:table-cell>
          <table:table-cell table:formula="of:=POWER([.C794]-6.75;2)" office:value-type="float" office:value="0.0171441007346304" calcext:value-type="float">
            <text:p>0.0171441007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452878" calcext:value-type="float">
            <text:p>6.452878</text:p>
          </table:table-cell>
          <table:table-cell office:value-type="float" office:value="6.6197947476" calcext:value-type="float">
            <text:p>6.6197947476</text:p>
          </table:table-cell>
          <table:table-cell table:formula="of:=POWER([.C795]-6.75;2)" office:value-type="float" office:value="0.0169534077525476" calcext:value-type="float">
            <text:p>0.0169534078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438947" calcext:value-type="float">
            <text:p>6.438947</text:p>
          </table:table-cell>
          <table:table-cell office:value-type="float" office:value="6.6206089756" calcext:value-type="float">
            <text:p>6.6206089756</text:p>
          </table:table-cell>
          <table:table-cell table:formula="of:=POWER([.C796]-6.75;2)" office:value-type="float" office:value="0.0167420371952815" calcext:value-type="float">
            <text:p>0.0167420372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427398" calcext:value-type="float">
            <text:p>6.427398</text:p>
          </table:table-cell>
          <table:table-cell office:value-type="float" office:value="6.6214994755" calcext:value-type="float">
            <text:p>6.6214994755</text:p>
          </table:table-cell>
          <table:table-cell table:formula="of:=POWER([.C797]-6.75;2)" office:value-type="float" office:value="0.016512384796775" calcext:value-type="float">
            <text:p>0.0165123848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418685" calcext:value-type="float">
            <text:p>6.418685</text:p>
          </table:table-cell>
          <table:table-cell office:value-type="float" office:value="6.6224556404" calcext:value-type="float">
            <text:p>6.6224556404</text:p>
          </table:table-cell>
          <table:table-cell table:formula="of:=POWER([.C798]-6.75;2)" office:value-type="float" office:value="0.0162675636657741" calcext:value-type="float">
            <text:p>0.0162675637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413118" calcext:value-type="float">
            <text:p>6.413118</text:p>
          </table:table-cell>
          <table:table-cell office:value-type="float" office:value="6.6234644059" calcext:value-type="float">
            <text:p>6.6234644059</text:p>
          </table:table-cell>
          <table:table-cell table:formula="of:=POWER([.C799]-6.75;2)" office:value-type="float" office:value="0.0160112565742399" calcext:value-type="float">
            <text:p>0.0160112566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41084" calcext:value-type="float">
            <text:p>6.41084</text:p>
          </table:table-cell>
          <table:table-cell office:value-type="float" office:value="6.6245109055" calcext:value-type="float">
            <text:p>6.6245109055</text:p>
          </table:table-cell>
          <table:table-cell table:formula="of:=POWER([.C800]-6.75;2)" office:value-type="float" office:value="0.0157475128384299" calcext:value-type="float">
            <text:p>0.0157475128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411803" calcext:value-type="float">
            <text:p>6.411803</text:p>
          </table:table-cell>
          <table:table-cell office:value-type="float" office:value="6.62557926" calcext:value-type="float">
            <text:p>6.62557926</text:p>
          </table:table-cell>
          <table:table-cell table:formula="of:=POWER([.C801]-6.75;2)" office:value-type="float" office:value="0.0154805205421475" calcext:value-type="float">
            <text:p>0.0154805205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415775" calcext:value-type="float">
            <text:p>6.415775</text:p>
          </table:table-cell>
          <table:table-cell office:value-type="float" office:value="6.6266535126" calcext:value-type="float">
            <text:p>6.6266535126</text:p>
          </table:table-cell>
          <table:table-cell table:formula="of:=POWER([.C802]-6.75;2)" office:value-type="float" office:value="0.0152143559539184" calcext:value-type="float">
            <text:p>0.015214356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422347" calcext:value-type="float">
            <text:p>6.422347</text:p>
          </table:table-cell>
          <table:table-cell office:value-type="float" office:value="6.6277185556" calcext:value-type="float">
            <text:p>6.6277185556</text:p>
          </table:table-cell>
          <table:table-cell table:formula="of:=POWER([.C803]-6.75;2)" office:value-type="float" office:value="0.0149527516445504" calcext:value-type="float">
            <text:p>0.0149527516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430972" calcext:value-type="float">
            <text:p>6.430972</text:p>
          </table:table-cell>
          <table:table-cell office:value-type="float" office:value="6.6287610508" calcext:value-type="float">
            <text:p>6.6287610508</text:p>
          </table:table-cell>
          <table:table-cell table:formula="of:=POWER([.C804]-6.75;2)" office:value-type="float" office:value="0.0146988828031203" calcext:value-type="float">
            <text:p>0.0146988828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441005" calcext:value-type="float">
            <text:p>6.441005</text:p>
          </table:table-cell>
          <table:table-cell office:value-type="float" office:value="6.6297701786" calcext:value-type="float">
            <text:p>6.6297701786</text:p>
          </table:table-cell>
          <table:table-cell table:formula="of:=POWER([.C805]-6.75;2)" office:value-type="float" office:value="0.0144552099538758" calcext:value-type="float">
            <text:p>0.01445521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451751" calcext:value-type="float">
            <text:p>6.451751</text:p>
          </table:table-cell>
          <table:table-cell office:value-type="float" office:value="6.6307382051" calcext:value-type="float">
            <text:p>6.6307382051</text:p>
          </table:table-cell>
          <table:table-cell table:formula="of:=POWER([.C806]-6.75;2)" office:value-type="float" office:value="0.0142233757227696" calcext:value-type="float">
            <text:p>0.0142233757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462524" calcext:value-type="float">
            <text:p>6.462524</text:p>
          </table:table-cell>
          <table:table-cell office:value-type="float" office:value="6.6316608196" calcext:value-type="float">
            <text:p>6.6316608196</text:p>
          </table:table-cell>
          <table:table-cell table:formula="of:=POWER([.C807]-6.75;2)" office:value-type="float" office:value="0.0140041616177436" calcext:value-type="float">
            <text:p>0.0140041616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472697" calcext:value-type="float">
            <text:p>6.472697</text:p>
          </table:table-cell>
          <table:table-cell office:value-type="float" office:value="6.6325371762" calcext:value-type="float">
            <text:p>6.6325371762</text:p>
          </table:table-cell>
          <table:table-cell table:formula="of:=POWER([.C808]-6.75;2)" office:value-type="float" office:value="0.0137975149750699" calcext:value-type="float">
            <text:p>0.013797515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481748" calcext:value-type="float">
            <text:p>6.481748</text:p>
          </table:table-cell>
          <table:table-cell office:value-type="float" office:value="6.6333696771" calcext:value-type="float">
            <text:p>6.6333696771</text:p>
          </table:table-cell>
          <table:table-cell table:formula="of:=POWER([.C809]-6.75;2)" office:value-type="float" office:value="0.0136026322197582" calcext:value-type="float">
            <text:p>0.0136026322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48929" calcext:value-type="float">
            <text:p>6.48929</text:p>
          </table:table-cell>
          <table:table-cell office:value-type="float" office:value="6.6341635079" calcext:value-type="float">
            <text:p>6.6341635079</text:p>
          </table:table-cell>
          <table:table-cell table:formula="of:=POWER([.C810]-6.75;2)" office:value-type="float" office:value="0.0134180929020333" calcext:value-type="float">
            <text:p>0.0134180929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495096" calcext:value-type="float">
            <text:p>6.495096</text:p>
          </table:table-cell>
          <table:table-cell office:value-type="float" office:value="6.634926" calcext:value-type="float">
            <text:p>6.634926</text:p>
          </table:table-cell>
          <table:table-cell table:formula="of:=POWER([.C811]-6.75;2)" office:value-type="float" office:value="0.013242025476" calcext:value-type="float">
            <text:p>0.0132420255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4991" calcext:value-type="float">
            <text:p>6.4991</text:p>
          </table:table-cell>
          <table:table-cell office:value-type="float" office:value="6.6356658413" calcext:value-type="float">
            <text:p>6.6356658413</text:p>
          </table:table-cell>
          <table:table-cell table:formula="of:=POWER([.C812]-6.75;2)" office:value-type="float" office:value="0.0130722998456368" calcext:value-type="float">
            <text:p>0.0130722998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501386" calcext:value-type="float">
            <text:p>6.501386</text:p>
          </table:table-cell>
          <table:table-cell office:value-type="float" office:value="6.6363922553" calcext:value-type="float">
            <text:p>6.6363922553</text:p>
          </table:table-cell>
          <table:table-cell table:formula="of:=POWER([.C813]-6.75;2)" office:value-type="float" office:value="0.0129067196558205" calcext:value-type="float">
            <text:p>0.0129067197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502164" calcext:value-type="float">
            <text:p>6.502164</text:p>
          </table:table-cell>
          <table:table-cell office:value-type="float" office:value="6.6371142139" calcext:value-type="float">
            <text:p>6.6371142139</text:p>
          </table:table-cell>
          <table:table-cell table:formula="of:=POWER([.C814]-6.75;2)" office:value-type="float" office:value="0.0127432007034149" calcext:value-type="float">
            <text:p>0.0127432007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50173" calcext:value-type="float">
            <text:p>6.50173</text:p>
          </table:table-cell>
          <table:table-cell office:value-type="float" office:value="6.6378397527" calcext:value-type="float">
            <text:p>6.6378397527</text:p>
          </table:table-cell>
          <table:table-cell table:formula="of:=POWER([.C815]-6.75;2)" office:value-type="float" office:value="0.0125799210743972" calcext:value-type="float">
            <text:p>0.0125799211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500425" calcext:value-type="float">
            <text:p>6.500425</text:p>
          </table:table-cell>
          <table:table-cell office:value-type="float" office:value="6.6385754811" calcext:value-type="float">
            <text:p>6.6385754811</text:p>
          </table:table-cell>
          <table:table-cell table:formula="of:=POWER([.C816]-6.75;2)" office:value-type="float" office:value="0.0124154234120964" calcext:value-type="float">
            <text:p>0.0124154234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498577" calcext:value-type="float">
            <text:p>6.498577</text:p>
          </table:table-cell>
          <table:table-cell office:value-type="float" office:value="6.6393262989" calcext:value-type="float">
            <text:p>6.6393262989</text:p>
          </table:table-cell>
          <table:table-cell table:formula="of:=POWER([.C817]-6.75;2)" office:value-type="float" office:value="0.0122486681151721" calcext:value-type="float">
            <text:p>0.0122486681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496462" calcext:value-type="float">
            <text:p>6.496462</text:p>
          </table:table-cell>
          <table:table-cell office:value-type="float" office:value="6.6400954208" calcext:value-type="float">
            <text:p>6.6400954208</text:p>
          </table:table-cell>
          <table:table-cell table:formula="of:=POWER([.C818]-6.75;2)" office:value-type="float" office:value="0.0120790165291291" calcext:value-type="float">
            <text:p>0.0120790165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494253" calcext:value-type="float">
            <text:p>6.494253</text:p>
          </table:table-cell>
          <table:table-cell office:value-type="float" office:value="6.6408846154" calcext:value-type="float">
            <text:p>6.6408846154</text:p>
          </table:table-cell>
          <table:table-cell table:formula="of:=POWER([.C819]-6.75;2)" office:value-type="float" office:value="0.0119061671564059" calcext:value-type="float">
            <text:p>0.0119061672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491987" calcext:value-type="float">
            <text:p>6.491987</text:p>
          </table:table-cell>
          <table:table-cell office:value-type="float" office:value="6.6416947348" calcext:value-type="float">
            <text:p>6.6416947348</text:p>
          </table:table-cell>
          <table:table-cell table:formula="of:=POWER([.C820]-6.75;2)" office:value-type="float" office:value="0.0117300304700424" calcext:value-type="float">
            <text:p>0.0117300305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489545" calcext:value-type="float">
            <text:p>6.489545</text:p>
          </table:table-cell>
          <table:table-cell office:value-type="float" office:value="6.6425264444" calcext:value-type="float">
            <text:p>6.6425264444</text:p>
          </table:table-cell>
          <table:table-cell table:formula="of:=POWER([.C821]-6.75;2)" office:value-type="float" office:value="0.0115505651533064" calcext:value-type="float">
            <text:p>0.0115505652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48664" calcext:value-type="float">
            <text:p>6.48664</text:p>
          </table:table-cell>
          <table:table-cell office:value-type="float" office:value="6.6433810894" calcext:value-type="float">
            <text:p>6.6433810894</text:p>
          </table:table-cell>
          <table:table-cell table:formula="of:=POWER([.C822]-6.75;2)" office:value-type="float" office:value="0.0113675920975308" calcext:value-type="float">
            <text:p>0.0113675921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482824" calcext:value-type="float">
            <text:p>6.482824</text:p>
          </table:table-cell>
          <table:table-cell office:value-type="float" office:value="6.6442616573" calcext:value-type="float">
            <text:p>6.6442616573</text:p>
          </table:table-cell>
          <table:table-cell table:formula="of:=POWER([.C823]-6.75;2)" office:value-type="float" office:value="0.0111805971169426" calcext:value-type="float">
            <text:p>0.0111805971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4775" calcext:value-type="float">
            <text:p>6.4775</text:p>
          </table:table-cell>
          <table:table-cell office:value-type="float" office:value="6.6451737345" calcext:value-type="float">
            <text:p>6.6451737345</text:p>
          </table:table-cell>
          <table:table-cell table:formula="of:=POWER([.C824]-6.75;2)" office:value-type="float" office:value="0.0109885459386765" calcext:value-type="float">
            <text:p>0.0109885459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469948" calcext:value-type="float">
            <text:p>6.469948</text:p>
          </table:table-cell>
          <table:table-cell office:value-type="float" office:value="6.6461264261" calcext:value-type="float">
            <text:p>6.6461264261</text:p>
          </table:table-cell>
          <table:table-cell table:formula="of:=POWER([.C825]-6.75;2)" office:value-type="float" office:value="0.0107897193547587" calcext:value-type="float">
            <text:p>0.0107897194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459349" calcext:value-type="float">
            <text:p>6.459349</text:p>
          </table:table-cell>
          <table:table-cell office:value-type="float" office:value="6.64713316" calcext:value-type="float">
            <text:p>6.64713316</text:p>
          </table:table-cell>
          <table:table-cell table:formula="of:=POWER([.C826]-6.75;2)" office:value-type="float" office:value="0.0105815867715856" calcext:value-type="float">
            <text:p>0.0105815868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444803" calcext:value-type="float">
            <text:p>6.444803</text:p>
          </table:table-cell>
          <table:table-cell office:value-type="float" office:value="6.6482123793" calcext:value-type="float">
            <text:p>6.6482123793</text:p>
          </table:table-cell>
          <table:table-cell table:formula="of:=POWER([.C827]-6.75;2)" office:value-type="float" office:value="0.010360719727767" calcext:value-type="float">
            <text:p>0.0103607197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425336" calcext:value-type="float">
            <text:p>6.425336</text:p>
          </table:table-cell>
          <table:table-cell office:value-type="float" office:value="6.6493881561" calcext:value-type="float">
            <text:p>6.6493881561</text:p>
          </table:table-cell>
          <table:table-cell table:formula="of:=POWER([.C828]-6.75;2)" office:value-type="float" office:value="0.010122743132958" calcext:value-type="float">
            <text:p>0.0101227431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399881" calcext:value-type="float">
            <text:p>6.399881</text:p>
          </table:table-cell>
          <table:table-cell office:value-type="float" office:value="6.6506907849" calcext:value-type="float">
            <text:p>6.6506907849</text:p>
          </table:table-cell>
          <table:table-cell table:formula="of:=POWER([.C829]-6.75;2)" office:value-type="float" office:value="0.00986232020377805" calcext:value-type="float">
            <text:p>0.0098623202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367208" calcext:value-type="float">
            <text:p>6.367208</text:p>
          </table:table-cell>
          <table:table-cell office:value-type="float" office:value="6.6521575088" calcext:value-type="float">
            <text:p>6.6521575088</text:p>
          </table:table-cell>
          <table:table-cell table:formula="of:=POWER([.C830]-6.75;2)" office:value-type="float" office:value="0.00957315308422203" calcext:value-type="float">
            <text:p>0.0095731531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325781" calcext:value-type="float">
            <text:p>6.325781</text:p>
          </table:table-cell>
          <table:table-cell office:value-type="float" office:value="6.6538336824" calcext:value-type="float">
            <text:p>6.6538336824</text:p>
          </table:table-cell>
          <table:table-cell table:formula="of:=POWER([.C831]-6.75;2)" office:value-type="float" office:value="0.00924796064074404" calcext:value-type="float">
            <text:p>0.0092479606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273474" calcext:value-type="float">
            <text:p>6.273474</text:p>
          </table:table-cell>
          <table:table-cell office:value-type="float" office:value="6.6557748225" calcext:value-type="float">
            <text:p>6.6557748225</text:p>
          </table:table-cell>
          <table:table-cell table:formula="of:=POWER([.C832]-6.75;2)" office:value-type="float" office:value="0.00887838407490655" calcext:value-type="float">
            <text:p>0.0088783841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207017" calcext:value-type="float">
            <text:p>6.207017</text:p>
          </table:table-cell>
          <table:table-cell office:value-type="float" office:value="6.6580504226" calcext:value-type="float">
            <text:p>6.6580504226</text:p>
          </table:table-cell>
          <table:table-cell table:formula="of:=POWER([.C833]-6.75;2)" office:value-type="float" office:value="0.00845472478403865" calcext:value-type="float">
            <text:p>0.0084547248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120848" calcext:value-type="float">
            <text:p>6.120848</text:p>
          </table:table-cell>
          <table:table-cell office:value-type="float" office:value="6.6607512216" calcext:value-type="float">
            <text:p>6.6607512216</text:p>
          </table:table-cell>
          <table:table-cell table:formula="of:=POWER([.C834]-6.75;2)" office:value-type="float" office:value="0.00796534444589231" calcext:value-type="float">
            <text:p>0.0079653444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004557" calcext:value-type="float">
            <text:p>6.004557</text:p>
          </table:table-cell>
          <table:table-cell office:value-type="float" office:value="6.6640036506" calcext:value-type="float">
            <text:p>6.6640036506</text:p>
          </table:table-cell>
          <table:table-cell table:formula="of:=POWER([.C835]-6.75;2)" office:value-type="float" office:value="0.00739537211012692" calcext:value-type="float">
            <text:p>0.0073953721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5.83628" calcext:value-type="float">
            <text:p>5.83628</text:p>
          </table:table-cell>
          <table:table-cell office:value-type="float" office:value="6.668000297" calcext:value-type="float">
            <text:p>6.668000297</text:p>
          </table:table-cell>
          <table:table-cell table:formula="of:=POWER([.C836]-6.75;2)" office:value-type="float" office:value="0.00672395129208823" calcext:value-type="float">
            <text:p>0.0067239513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5.561851" calcext:value-type="float">
            <text:p>5.561851</text:p>
          </table:table-cell>
          <table:table-cell office:value-type="float" office:value="6.6730717622" calcext:value-type="float">
            <text:p>6.6730717622</text:p>
          </table:table-cell>
          <table:table-cell table:formula="of:=POWER([.C837]-6.75;2)" office:value-type="float" office:value="0.00591795377101332" calcext:value-type="float">
            <text:p>0.0059179538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5.002064" calcext:value-type="float">
            <text:p>5.002064</text:p>
          </table:table-cell>
          <table:table-cell office:value-type="float" office:value="6.6798890675" calcext:value-type="float">
            <text:p>6.6798890675</text:p>
          </table:table-cell>
          <table:table-cell table:formula="of:=POWER([.C838]-6.75;2)" office:value-type="float" office:value="0.00491554285601962" calcext:value-type="float">
            <text:p>0.0049155429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.887646" calcext:value-type="float">
            <text:p>2.887646</text:p>
          </table:table-cell>
          <table:table-cell office:value-type="float" office:value="6.6902460123" calcext:value-type="float">
            <text:p>6.6902460123</text:p>
          </table:table-cell>
          <table:table-cell table:formula="of:=POWER([.C839]-6.75;2)" office:value-type="float" office:value="0.00357053904605172" calcext:value-type="float">
            <text:p>0.003570539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.887646" calcext:value-type="float">
            <text:p>2.887646</text:p>
          </table:table-cell>
          <table:table-cell office:value-type="float" office:value="6.713864646" calcext:value-type="float">
            <text:p>6.713864646</text:p>
          </table:table-cell>
          <table:table-cell table:formula="of:=POWER([.C840]-6.75;2)" office:value-type="float" office:value="0.0013057638087053" calcext:value-type="float">
            <text:p>0.0013057638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.862263" calcext:value-type="float">
            <text:p>8.862263</text:p>
          </table:table-cell>
          <table:table-cell office:value-type="float" office:value="6.7377785125" calcext:value-type="float">
            <text:p>6.7377785125</text:p>
          </table:table-cell>
          <table:table-cell table:formula="of:=POWER([.C841]-6.75;2)" office:value-type="float" office:value="0.00014936475671265" calcext:value-type="float">
            <text:p>0.0001493648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.707077" calcext:value-type="float">
            <text:p>7.707077</text:p>
          </table:table-cell>
          <table:table-cell office:value-type="float" office:value="6.7244169748" calcext:value-type="float">
            <text:p>6.7244169748</text:p>
          </table:table-cell>
          <table:table-cell table:formula="of:=POWER([.C842]-6.75;2)" office:value-type="float" office:value="0.000654491178383812" calcext:value-type="float">
            <text:p>0.0006544912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.288773" calcext:value-type="float">
            <text:p>7.288773</text:p>
          </table:table-cell>
          <table:table-cell office:value-type="float" office:value="6.7181976076" calcext:value-type="float">
            <text:p>6.7181976076</text:p>
          </table:table-cell>
          <table:table-cell table:formula="of:=POWER([.C843]-6.75;2)" office:value-type="float" office:value="0.00101139216236355" calcext:value-type="float">
            <text:p>0.0010113922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.069179" calcext:value-type="float">
            <text:p>7.069179</text:p>
          </table:table-cell>
          <table:table-cell office:value-type="float" office:value="6.7145633694" calcext:value-type="float">
            <text:p>6.7145633694</text:p>
          </table:table-cell>
          <table:table-cell table:formula="of:=POWER([.C844]-6.75;2)" office:value-type="float" office:value="0.00125575478828083" calcext:value-type="float">
            <text:p>0.0012557548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932768" calcext:value-type="float">
            <text:p>6.932768</text:p>
          </table:table-cell>
          <table:table-cell office:value-type="float" office:value="6.7122901923" calcext:value-type="float">
            <text:p>6.7122901923</text:p>
          </table:table-cell>
          <table:table-cell table:formula="of:=POWER([.C845]-6.75;2)" office:value-type="float" office:value="0.00142202959677096" calcext:value-type="float">
            <text:p>0.0014220296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839401" calcext:value-type="float">
            <text:p>6.839401</text:p>
          </table:table-cell>
          <table:table-cell office:value-type="float" office:value="6.7108677548" calcext:value-type="float">
            <text:p>6.7108677548</text:p>
          </table:table-cell>
          <table:table-cell table:formula="of:=POWER([.C846]-6.75;2)" office:value-type="float" office:value="0.00153133261439294" calcext:value-type="float">
            <text:p>0.0015313326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771257" calcext:value-type="float">
            <text:p>6.771257</text:p>
          </table:table-cell>
          <table:table-cell office:value-type="float" office:value="6.7100331234" calcext:value-type="float">
            <text:p>6.7100331234</text:p>
          </table:table-cell>
          <table:table-cell table:formula="of:=POWER([.C847]-6.75;2)" office:value-type="float" office:value="0.00159735122515965" calcext:value-type="float">
            <text:p>0.0015973512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719079" calcext:value-type="float">
            <text:p>6.719079</text:p>
          </table:table-cell>
          <table:table-cell office:value-type="float" office:value="6.7096329673" calcext:value-type="float">
            <text:p>6.7096329673</text:p>
          </table:table-cell>
          <table:table-cell table:formula="of:=POWER([.C848]-6.75;2)" office:value-type="float" office:value="0.00162949732900286" calcext:value-type="float">
            <text:p>0.0016294973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677515" calcext:value-type="float">
            <text:p>6.677515</text:p>
          </table:table-cell>
          <table:table-cell office:value-type="float" office:value="6.7095708224" calcext:value-type="float">
            <text:p>6.7095708224</text:p>
          </table:table-cell>
          <table:table-cell table:formula="of:=POWER([.C849]-6.75;2)" office:value-type="float" office:value="0.00163451840141235" calcext:value-type="float">
            <text:p>0.0016345184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643226" calcext:value-type="float">
            <text:p>6.643226</text:p>
          </table:table-cell>
          <table:table-cell office:value-type="float" office:value="6.7097831126" calcext:value-type="float">
            <text:p>6.7097831126</text:p>
          </table:table-cell>
          <table:table-cell table:formula="of:=POWER([.C850]-6.75;2)" office:value-type="float" office:value="0.00161739803214426" calcext:value-type="float">
            <text:p>0.001617398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614041" calcext:value-type="float">
            <text:p>6.614041</text:p>
          </table:table-cell>
          <table:table-cell office:value-type="float" office:value="6.7102268267" calcext:value-type="float">
            <text:p>6.7102268267</text:p>
          </table:table-cell>
          <table:table-cell table:formula="of:=POWER([.C851]-6.75;2)" office:value-type="float" office:value="0.00158190531435187" calcext:value-type="float">
            <text:p>0.0015819053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58853" calcext:value-type="float">
            <text:p>6.58853</text:p>
          </table:table-cell>
          <table:table-cell office:value-type="float" office:value="6.7108723691" calcext:value-type="float">
            <text:p>6.7108723691</text:p>
          </table:table-cell>
          <table:table-cell table:formula="of:=POWER([.C852]-6.75;2)" office:value-type="float" office:value="0.00153097149984659" calcext:value-type="float">
            <text:p>0.0015309715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56577" calcext:value-type="float">
            <text:p>6.56577</text:p>
          </table:table-cell>
          <table:table-cell office:value-type="float" office:value="6.7116990068" calcext:value-type="float">
            <text:p>6.7116990068</text:p>
          </table:table-cell>
          <table:table-cell table:formula="of:=POWER([.C853]-6.75;2)" office:value-type="float" office:value="0.00146696608010645" calcext:value-type="float">
            <text:p>0.0014669661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545212" calcext:value-type="float">
            <text:p>6.545212</text:p>
          </table:table-cell>
          <table:table-cell office:value-type="float" office:value="6.7126917211" calcext:value-type="float">
            <text:p>6.7126917211</text:p>
          </table:table-cell>
          <table:table-cell table:formula="of:=POWER([.C854]-6.75;2)" office:value-type="float" office:value="0.00139190767448021" calcext:value-type="float">
            <text:p>0.0013919077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526579" calcext:value-type="float">
            <text:p>6.526579</text:p>
          </table:table-cell>
          <table:table-cell office:value-type="float" office:value="6.7138388425" calcext:value-type="float">
            <text:p>6.7138388425</text:p>
          </table:table-cell>
          <table:table-cell table:formula="of:=POWER([.C855]-6.75;2)" office:value-type="float" office:value="0.00130762931173978" calcext:value-type="float">
            <text:p>0.0013076293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509796" calcext:value-type="float">
            <text:p>6.509796</text:p>
          </table:table-cell>
          <table:table-cell office:value-type="float" office:value="6.7151302897" calcext:value-type="float">
            <text:p>6.7151302897</text:p>
          </table:table-cell>
          <table:table-cell table:formula="of:=POWER([.C856]-6.75;2)" office:value-type="float" office:value="0.00121589669640591" calcext:value-type="float">
            <text:p>0.0012158967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494928" calcext:value-type="float">
            <text:p>6.494928</text:p>
          </table:table-cell>
          <table:table-cell office:value-type="float" office:value="6.7165562222" calcext:value-type="float">
            <text:p>6.7165562222</text:p>
          </table:table-cell>
          <table:table-cell table:formula="of:=POWER([.C857]-6.75;2)" office:value-type="float" office:value="0.00111848627353575" calcext:value-type="float">
            <text:p>0.0011184863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482122" calcext:value-type="float">
            <text:p>6.482122</text:p>
          </table:table-cell>
          <table:table-cell office:value-type="float" office:value="6.7181060699" calcext:value-type="float">
            <text:p>6.7181060699</text:p>
          </table:table-cell>
          <table:table-cell table:formula="of:=POWER([.C858]-6.75;2)" office:value-type="float" office:value="0.00101722277722368" calcext:value-type="float">
            <text:p>0.001017222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471553" calcext:value-type="float">
            <text:p>6.471553</text:p>
          </table:table-cell>
          <table:table-cell office:value-type="float" office:value="6.7197679296" calcext:value-type="float">
            <text:p>6.7197679296</text:p>
          </table:table-cell>
          <table:table-cell table:formula="of:=POWER([.C859]-6.75;2)" office:value-type="float" office:value="0.000913978080670575" calcext:value-type="float">
            <text:p>0.0009139781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463384" calcext:value-type="float">
            <text:p>6.463384</text:p>
          </table:table-cell>
          <table:table-cell office:value-type="float" office:value="6.7215283191" calcext:value-type="float">
            <text:p>6.7215283191</text:p>
          </table:table-cell>
          <table:table-cell table:formula="of:=POWER([.C860]-6.75;2)" office:value-type="float" office:value="0.000810636613271429" calcext:value-type="float">
            <text:p>0.0008106366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457725" calcext:value-type="float">
            <text:p>6.457725</text:p>
          </table:table-cell>
          <table:table-cell office:value-type="float" office:value="6.7233722071" calcext:value-type="float">
            <text:p>6.7233722071</text:p>
          </table:table-cell>
          <table:table-cell table:formula="of:=POWER([.C861]-6.75;2)" office:value-type="float" office:value="0.000709039354725305" calcext:value-type="float">
            <text:p>0.000709039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454603" calcext:value-type="float">
            <text:p>6.454603</text:p>
          </table:table-cell>
          <table:table-cell office:value-type="float" office:value="6.7252833381" calcext:value-type="float">
            <text:p>6.7252833381</text:p>
          </table:table-cell>
          <table:table-cell table:formula="of:=POWER([.C862]-6.75;2)" office:value-type="float" office:value="0.000610913375478928" calcext:value-type="float">
            <text:p>0.0006109134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45395" calcext:value-type="float">
            <text:p>6.45395</text:p>
          </table:table-cell>
          <table:table-cell office:value-type="float" office:value="6.7272447899" calcext:value-type="float">
            <text:p>6.7272447899</text:p>
          </table:table-cell>
          <table:table-cell table:formula="of:=POWER([.C863]-6.75;2)" office:value-type="float" office:value="0.000517799586695128" calcext:value-type="float">
            <text:p>0.0005177996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455595" calcext:value-type="float">
            <text:p>6.455595</text:p>
          </table:table-cell>
          <table:table-cell office:value-type="float" office:value="6.7292396423" calcext:value-type="float">
            <text:p>6.7292396423</text:p>
          </table:table-cell>
          <table:table-cell table:formula="of:=POWER([.C864]-6.75;2)" office:value-type="float" office:value="0.000430992451831966" calcext:value-type="float">
            <text:p>0.0004309925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459268" calcext:value-type="float">
            <text:p>6.459268</text:p>
          </table:table-cell>
          <table:table-cell office:value-type="float" office:value="6.7312517353" calcext:value-type="float">
            <text:p>6.7312517353</text:p>
          </table:table-cell>
          <table:table-cell table:formula="of:=POWER([.C865]-6.75;2)" office:value-type="float" office:value="0.000351497429261271" calcext:value-type="float">
            <text:p>0.0003514974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464623" calcext:value-type="float">
            <text:p>6.464623</text:p>
          </table:table-cell>
          <table:table-cell office:value-type="float" office:value="6.7332664296" calcext:value-type="float">
            <text:p>6.7332664296</text:p>
          </table:table-cell>
          <table:table-cell table:formula="of:=POWER([.C866]-6.75;2)" office:value-type="float" office:value="0.000280012378331742" calcext:value-type="float">
            <text:p>0.0002800124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471254" calcext:value-type="float">
            <text:p>6.471254</text:p>
          </table:table-cell>
          <table:table-cell office:value-type="float" office:value="6.7352712313" calcext:value-type="float">
            <text:p>6.7352712313</text:p>
          </table:table-cell>
          <table:table-cell table:formula="of:=POWER([.C867]-6.75;2)" office:value-type="float" office:value="0.000216936627418085" calcext:value-type="float">
            <text:p>0.0002169366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478731" calcext:value-type="float">
            <text:p>6.478731</text:p>
          </table:table-cell>
          <table:table-cell office:value-type="float" office:value="6.7372563233" calcext:value-type="float">
            <text:p>6.7372563233</text:p>
          </table:table-cell>
          <table:table-cell table:formula="of:=POWER([.C868]-6.75;2)" office:value-type="float" office:value="0.000162401295834111" calcext:value-type="float">
            <text:p>0.0001624013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486626" calcext:value-type="float">
            <text:p>6.486626</text:p>
          </table:table-cell>
          <table:table-cell office:value-type="float" office:value="6.7392148485" calcext:value-type="float">
            <text:p>6.7392148485</text:p>
          </table:table-cell>
          <table:table-cell table:formula="of:=POWER([.C869]-6.75;2)" office:value-type="float" office:value="0.00011631949287796" calcext:value-type="float">
            <text:p>0.0001163195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494544" calcext:value-type="float">
            <text:p>6.494544</text:p>
          </table:table-cell>
          <table:table-cell office:value-type="float" office:value="6.7411430076" calcext:value-type="float">
            <text:p>6.7411430076</text:p>
          </table:table-cell>
          <table:table-cell table:formula="of:=POWER([.C870]-6.75;2)" office:value-type="float" office:value="0.0000784463143736605" calcext:value-type="float">
            <text:p>7.84463143736605E-005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502148" calcext:value-type="float">
            <text:p>6.502148</text:p>
          </table:table-cell>
          <table:table-cell office:value-type="float" office:value="6.7430399231" calcext:value-type="float">
            <text:p>6.7430399231</text:p>
          </table:table-cell>
          <table:table-cell table:formula="of:=POWER([.C871]-6.75;2)" office:value-type="float" office:value="0.0000484426704539198" calcext:value-type="float">
            <text:p>4.84426704539198E-005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509179" calcext:value-type="float">
            <text:p>6.509179</text:p>
          </table:table-cell>
          <table:table-cell office:value-type="float" office:value="6.7449073023" calcext:value-type="float">
            <text:p>6.7449073023</text:p>
          </table:table-cell>
          <table:table-cell table:formula="of:=POWER([.C872]-6.75;2)" office:value-type="float" office:value="0.0000259355698635885" calcext:value-type="float">
            <text:p>2.59355698635885E-005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515465" calcext:value-type="float">
            <text:p>6.515465</text:p>
          </table:table-cell>
          <table:table-cell office:value-type="float" office:value="6.7467489297" calcext:value-type="float">
            <text:p>6.7467489297</text:p>
          </table:table-cell>
          <table:table-cell table:formula="of:=POWER([.C873]-6.75;2)" office:value-type="float" office:value="0.0000105694580955431" calcext:value-type="float">
            <text:p>1.05694580955431E-005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520926" calcext:value-type="float">
            <text:p>6.520926</text:p>
          </table:table-cell>
          <table:table-cell office:value-type="float" office:value="6.748570063" calcext:value-type="float">
            <text:p>6.748570063</text:p>
          </table:table-cell>
          <table:table-cell table:formula="of:=POWER([.C874]-6.75;2)" office:value-type="float" office:value="0.00000204471982396945" calcext:value-type="float">
            <text:p>2.04471982396945E-006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525568" calcext:value-type="float">
            <text:p>6.525568</text:p>
          </table:table-cell>
          <table:table-cell office:value-type="float" office:value="6.7503767619" calcext:value-type="float">
            <text:p>6.7503767619</text:p>
          </table:table-cell>
          <table:table-cell table:formula="of:=POWER([.C875]-6.75;2)" office:value-type="float" office:value="0.00000014194952929171" calcext:value-type="float">
            <text:p>1.4194952929171E-007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529474" calcext:value-type="float">
            <text:p>6.529474</text:p>
          </table:table-cell>
          <table:table-cell office:value-type="float" office:value="6.752175232" calcext:value-type="float">
            <text:p>6.752175232</text:p>
          </table:table-cell>
          <table:table-cell table:formula="of:=POWER([.C876]-6.75;2)" office:value-type="float" office:value="0.00000473163425382363" calcext:value-type="float">
            <text:p>4.73163425382363E-006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532784" calcext:value-type="float">
            <text:p>6.532784</text:p>
          </table:table-cell>
          <table:table-cell office:value-type="float" office:value="6.7539712097" calcext:value-type="float">
            <text:p>6.7539712097</text:p>
          </table:table-cell>
          <table:table-cell table:formula="of:=POWER([.C877]-6.75;2)" office:value-type="float" office:value="0.0000157705064813704" calcext:value-type="float">
            <text:p>1.57705064813704E-005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535678" calcext:value-type="float">
            <text:p>6.535678</text:p>
          </table:table-cell>
          <table:table-cell office:value-type="float" office:value="6.7557694797" calcext:value-type="float">
            <text:p>6.7557694797</text:p>
          </table:table-cell>
          <table:table-cell table:formula="of:=POWER([.C878]-6.75;2)" office:value-type="float" office:value="0.0000332868960087079" calcext:value-type="float">
            <text:p>3.32868960087079E-005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538356" calcext:value-type="float">
            <text:p>6.538356</text:p>
          </table:table-cell>
          <table:table-cell office:value-type="float" office:value="6.7575735082" calcext:value-type="float">
            <text:p>6.7575735082</text:p>
          </table:table-cell>
          <table:table-cell table:formula="of:=POWER([.C879]-6.75;2)" office:value-type="float" office:value="0.0000573580264554693" calcext:value-type="float">
            <text:p>0.000057358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541012" calcext:value-type="float">
            <text:p>6.541012</text:p>
          </table:table-cell>
          <table:table-cell office:value-type="float" office:value="6.7593852231" calcext:value-type="float">
            <text:p>6.7593852231</text:p>
          </table:table-cell>
          <table:table-cell table:formula="of:=POWER([.C880]-6.75;2)" office:value-type="float" office:value="0.0000880824126367696" calcext:value-type="float">
            <text:p>8.80824126367696E-005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543824" calcext:value-type="float">
            <text:p>6.543824</text:p>
          </table:table-cell>
          <table:table-cell office:value-type="float" office:value="6.761205" calcext:value-type="float">
            <text:p>6.761205</text:p>
          </table:table-cell>
          <table:table-cell table:formula="of:=POWER([.C881]-6.75;2)" office:value-type="float" office:value="0.000125552025000008" calcext:value-type="float">
            <text:p>0.000125552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546936" calcext:value-type="float">
            <text:p>6.546936</text:p>
          </table:table-cell>
          <table:table-cell office:value-type="float" office:value="6.7630317311" calcext:value-type="float">
            <text:p>6.7630317311</text:p>
          </table:table-cell>
          <table:table-cell table:formula="of:=POWER([.C882]-6.75;2)" office:value-type="float" office:value="0.000169826015462704" calcext:value-type="float">
            <text:p>0.000169826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550452" calcext:value-type="float">
            <text:p>6.550452</text:p>
          </table:table-cell>
          <table:table-cell office:value-type="float" office:value="6.7648630508" calcext:value-type="float">
            <text:p>6.7648630508</text:p>
          </table:table-cell>
          <table:table-cell table:formula="of:=POWER([.C883]-6.75;2)" office:value-type="float" office:value="0.000220910279083376" calcext:value-type="float">
            <text:p>0.0002209103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554431" calcext:value-type="float">
            <text:p>6.554431</text:p>
          </table:table-cell>
          <table:table-cell office:value-type="float" office:value="6.7666956239" calcext:value-type="float">
            <text:p>6.7666956239</text:p>
          </table:table-cell>
          <table:table-cell table:formula="of:=POWER([.C884]-6.75;2)" office:value-type="float" office:value="0.000278743857410266" calcext:value-type="float">
            <text:p>0.0002787439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558893" calcext:value-type="float">
            <text:p>6.558893</text:p>
          </table:table-cell>
          <table:table-cell office:value-type="float" office:value="6.7685254914" calcext:value-type="float">
            <text:p>6.7685254914</text:p>
          </table:table-cell>
          <table:table-cell table:formula="of:=POWER([.C885]-6.75;2)" office:value-type="float" office:value="0.000343193831611479" calcext:value-type="float">
            <text:p>0.0003431938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563818" calcext:value-type="float">
            <text:p>6.563818</text:p>
          </table:table-cell>
          <table:table-cell office:value-type="float" office:value="6.7703483826" calcext:value-type="float">
            <text:p>6.7703483826</text:p>
          </table:table-cell>
          <table:table-cell table:formula="of:=POWER([.C886]-6.75;2)" office:value-type="float" office:value="0.00041405667443598" calcext:value-type="float">
            <text:p>0.0004140567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569163" calcext:value-type="float">
            <text:p>6.569163</text:p>
          </table:table-cell>
          <table:table-cell office:value-type="float" office:value="6.7721600526" calcext:value-type="float">
            <text:p>6.7721600526</text:p>
          </table:table-cell>
          <table:table-cell table:formula="of:=POWER([.C887]-6.75;2)" office:value-type="float" office:value="0.000491067931234781" calcext:value-type="float">
            <text:p>0.0004910679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574871" calcext:value-type="float">
            <text:p>6.574871</text:p>
          </table:table-cell>
          <table:table-cell office:value-type="float" office:value="6.7739564867" calcext:value-type="float">
            <text:p>6.7739564867</text:p>
          </table:table-cell>
          <table:table-cell table:formula="of:=POWER([.C888]-6.75;2)" office:value-type="float" office:value="0.000573913255007296" calcext:value-type="float">
            <text:p>0.0005739133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580878" calcext:value-type="float">
            <text:p>6.580878</text:p>
          </table:table-cell>
          <table:table-cell office:value-type="float" office:value="6.7757340357" calcext:value-type="float">
            <text:p>6.7757340357</text:p>
          </table:table-cell>
          <table:table-cell table:formula="of:=POWER([.C889]-6.75;2)" office:value-type="float" office:value="0.000662240593408885" calcext:value-type="float">
            <text:p>0.0006622406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587127" calcext:value-type="float">
            <text:p>6.587127</text:p>
          </table:table-cell>
          <table:table-cell office:value-type="float" office:value="6.7774894955" calcext:value-type="float">
            <text:p>6.7774894955</text:p>
          </table:table-cell>
          <table:table-cell table:formula="of:=POWER([.C890]-6.75;2)" office:value-type="float" office:value="0.000755672362844533" calcext:value-type="float">
            <text:p>0.0007556724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593574" calcext:value-type="float">
            <text:p>6.593574</text:p>
          </table:table-cell>
          <table:table-cell office:value-type="float" office:value="6.7792200636" calcext:value-type="float">
            <text:p>6.7792200636</text:p>
          </table:table-cell>
          <table:table-cell table:formula="of:=POWER([.C891]-6.75;2)" office:value-type="float" office:value="0.000853812116788068" calcext:value-type="float">
            <text:p>0.0008538121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600192" calcext:value-type="float">
            <text:p>6.600192</text:p>
          </table:table-cell>
          <table:table-cell office:value-type="float" office:value="6.7809232385" calcext:value-type="float">
            <text:p>6.7809232385</text:p>
          </table:table-cell>
          <table:table-cell table:formula="of:=POWER([.C892]-6.75;2)" office:value-type="float" office:value="0.000956246679327869" calcext:value-type="float">
            <text:p>0.0009562467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606969" calcext:value-type="float">
            <text:p>6.606969</text:p>
          </table:table-cell>
          <table:table-cell office:value-type="float" office:value="6.7825966759" calcext:value-type="float">
            <text:p>6.7825966759</text:p>
          </table:table-cell>
          <table:table-cell table:formula="of:=POWER([.C893]-6.75;2)" office:value-type="float" office:value="0.00106254327972963" calcext:value-type="float">
            <text:p>0.0010625433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613907" calcext:value-type="float">
            <text:p>6.613907</text:p>
          </table:table-cell>
          <table:table-cell office:value-type="float" office:value="6.7842380561" calcext:value-type="float">
            <text:p>6.7842380561</text:p>
          </table:table-cell>
          <table:table-cell table:formula="of:=POWER([.C894]-6.75;2)" office:value-type="float" office:value="0.00117224448550678" calcext:value-type="float">
            <text:p>0.0011722445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621015" calcext:value-type="float">
            <text:p>6.621015</text:p>
          </table:table-cell>
          <table:table-cell office:value-type="float" office:value="6.7858449528" calcext:value-type="float">
            <text:p>6.7858449528</text:p>
          </table:table-cell>
          <table:table-cell table:formula="of:=POWER([.C895]-6.75;2)" office:value-type="float" office:value="0.00128486064123421" calcext:value-type="float">
            <text:p>0.0012848606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628302" calcext:value-type="float">
            <text:p>6.628302</text:p>
          </table:table-cell>
          <table:table-cell office:value-type="float" office:value="6.7874147619" calcext:value-type="float">
            <text:p>6.7874147619</text:p>
          </table:table-cell>
          <table:table-cell table:formula="of:=POWER([.C896]-6.75;2)" office:value-type="float" office:value="0.00139986440803369" calcext:value-type="float">
            <text:p>0.0013998644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635767" calcext:value-type="float">
            <text:p>6.635767</text:p>
          </table:table-cell>
          <table:table-cell office:value-type="float" office:value="6.7889446923" calcext:value-type="float">
            <text:p>6.7889446923</text:p>
          </table:table-cell>
          <table:table-cell table:formula="of:=POWER([.C897]-6.75;2)" office:value-type="float" office:value="0.0015166890583417" calcext:value-type="float">
            <text:p>0.0015166891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643389" calcext:value-type="float">
            <text:p>6.643389</text:p>
          </table:table-cell>
          <table:table-cell office:value-type="float" office:value="6.7904318544" calcext:value-type="float">
            <text:p>6.7904318544</text:p>
          </table:table-cell>
          <table:table-cell table:formula="of:=POWER([.C898]-6.75;2)" office:value-type="float" office:value="0.00163473485022283" calcext:value-type="float">
            <text:p>0.0016347349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651125" calcext:value-type="float">
            <text:p>6.651125</text:p>
          </table:table-cell>
          <table:table-cell office:value-type="float" office:value="6.791873451" calcext:value-type="float">
            <text:p>6.791873451</text:p>
          </table:table-cell>
          <table:table-cell table:formula="of:=POWER([.C899]-6.75;2)" office:value-type="float" office:value="0.00175338589864939" calcext:value-type="float">
            <text:p>0.0017533859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658907" calcext:value-type="float">
            <text:p>6.658907</text:p>
          </table:table-cell>
          <table:table-cell office:value-type="float" office:value="6.793267" calcext:value-type="float">
            <text:p>6.793267</text:p>
          </table:table-cell>
          <table:table-cell table:formula="of:=POWER([.C900]-6.75;2)" office:value-type="float" office:value="0.00187203328900001" calcext:value-type="float">
            <text:p>0.0018720333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66664" calcext:value-type="float">
            <text:p>6.66664</text:p>
          </table:table-cell>
          <table:table-cell office:value-type="float" office:value="6.7946106" calcext:value-type="float">
            <text:p>6.7946106</text:p>
          </table:table-cell>
          <table:table-cell table:formula="of:=POWER([.C901]-6.75;2)" office:value-type="float" office:value="0.00199010563236003" calcext:value-type="float">
            <text:p>0.0019901056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674211" calcext:value-type="float">
            <text:p>6.674211</text:p>
          </table:table-cell>
          <table:table-cell office:value-type="float" office:value="6.7959032323" calcext:value-type="float">
            <text:p>6.7959032323</text:p>
          </table:table-cell>
          <table:table-cell table:formula="of:=POWER([.C902]-6.75;2)" office:value-type="float" office:value="0.00210710673558774" calcext:value-type="float">
            <text:p>0.0021071067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681494" calcext:value-type="float">
            <text:p>6.681494</text:p>
          </table:table-cell>
          <table:table-cell office:value-type="float" office:value="6.7971449898" calcext:value-type="float">
            <text:p>6.7971449898</text:p>
          </table:table-cell>
          <table:table-cell table:formula="of:=POWER([.C903]-6.75;2)" office:value-type="float" office:value="0.00222265006324207" calcext:value-type="float">
            <text:p>0.0022226501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688366" calcext:value-type="float">
            <text:p>6.688366</text:p>
          </table:table-cell>
          <table:table-cell office:value-type="float" office:value="6.798337268" calcext:value-type="float">
            <text:p>6.798337268</text:p>
          </table:table-cell>
          <table:table-cell table:formula="of:=POWER([.C904]-6.75;2)" office:value-type="float" office:value="0.00233649147770383" calcext:value-type="float">
            <text:p>0.0023364915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694718" calcext:value-type="float">
            <text:p>6.694718</text:p>
          </table:table-cell>
          <table:table-cell office:value-type="float" office:value="6.7994828021" calcext:value-type="float">
            <text:p>6.7994828021</text:p>
          </table:table-cell>
          <table:table-cell table:formula="of:=POWER([.C905]-6.75;2)" office:value-type="float" office:value="0.00244854770366776" calcext:value-type="float">
            <text:p>0.0024485477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700466" calcext:value-type="float">
            <text:p>6.700466</text:p>
          </table:table-cell>
          <table:table-cell office:value-type="float" office:value="6.8005855895" calcext:value-type="float">
            <text:p>6.8005855895</text:p>
          </table:table-cell>
          <table:table-cell table:formula="of:=POWER([.C906]-6.75;2)" office:value-type="float" office:value="0.00255890186506249" calcext:value-type="float">
            <text:p>0.0025589019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705565" calcext:value-type="float">
            <text:p>6.705565</text:p>
          </table:table-cell>
          <table:table-cell office:value-type="float" office:value="6.8016506915" calcext:value-type="float">
            <text:p>6.8016506915</text:p>
          </table:table-cell>
          <table:table-cell table:formula="of:=POWER([.C907]-6.75;2)" office:value-type="float" office:value="0.00266779393242816" calcext:value-type="float">
            <text:p>0.0026677939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710016" calcext:value-type="float">
            <text:p>6.710016</text:p>
          </table:table-cell>
          <table:table-cell office:value-type="float" office:value="6.802683871" calcext:value-type="float">
            <text:p>6.802683871</text:p>
          </table:table-cell>
          <table:table-cell table:formula="of:=POWER([.C908]-6.75;2)" office:value-type="float" office:value="0.00277559026354466" calcext:value-type="float">
            <text:p>0.0027755903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713871" calcext:value-type="float">
            <text:p>6.713871</text:p>
          </table:table-cell>
          <table:table-cell office:value-type="float" office:value="6.8036911304" calcext:value-type="float">
            <text:p>6.8036911304</text:p>
          </table:table-cell>
          <table:table-cell table:formula="of:=POWER([.C909]-6.75;2)" office:value-type="float" office:value="0.00288273748362979" calcext:value-type="float">
            <text:p>0.0028827375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717226" calcext:value-type="float">
            <text:p>6.717226</text:p>
          </table:table-cell>
          <table:table-cell office:value-type="float" office:value="6.8046781648" calcext:value-type="float">
            <text:p>6.8046781648</text:p>
          </table:table-cell>
          <table:table-cell table:formula="of:=POWER([.C910]-6.75;2)" office:value-type="float" office:value="0.00298970170589599" calcext:value-type="float">
            <text:p>0.0029897017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720221" calcext:value-type="float">
            <text:p>6.720221</text:p>
          </table:table-cell>
          <table:table-cell office:value-type="float" office:value="6.8056498556" calcext:value-type="float">
            <text:p>6.8056498556</text:p>
          </table:table-cell>
          <table:table-cell table:formula="of:=POWER([.C911]-6.75;2)" office:value-type="float" office:value="0.0030969064283009" calcext:value-type="float">
            <text:p>0.0030969064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723025" calcext:value-type="float">
            <text:p>6.723025</text:p>
          </table:table-cell>
          <table:table-cell office:value-type="float" office:value="6.8066097303" calcext:value-type="float">
            <text:p>6.8066097303</text:p>
          </table:table-cell>
          <table:table-cell table:formula="of:=POWER([.C912]-6.75;2)" office:value-type="float" office:value="0.00320466156463873" calcext:value-type="float">
            <text:p>0.0032046616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725822" calcext:value-type="float">
            <text:p>6.725822</text:p>
          </table:table-cell>
          <table:table-cell office:value-type="float" office:value="6.8075595568" calcext:value-type="float">
            <text:p>6.8075595568</text:p>
          </table:table-cell>
          <table:table-cell table:formula="of:=POWER([.C913]-6.75;2)" office:value-type="float" office:value="0.00331310257901245" calcext:value-type="float">
            <text:p>0.0033131026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728792" calcext:value-type="float">
            <text:p>6.728792</text:p>
          </table:table-cell>
          <table:table-cell office:value-type="float" office:value="6.808499069" calcext:value-type="float">
            <text:p>6.808499069</text:p>
          </table:table-cell>
          <table:table-cell table:formula="of:=POWER([.C914]-6.75;2)" office:value-type="float" office:value="0.00342214107386674" calcext:value-type="float">
            <text:p>0.0034221411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732095" calcext:value-type="float">
            <text:p>6.732095</text:p>
          </table:table-cell>
          <table:table-cell office:value-type="float" office:value="6.8094258953" calcext:value-type="float">
            <text:p>6.8094258953</text:p>
          </table:table-cell>
          <table:table-cell table:formula="of:=POWER([.C915]-6.75;2)" office:value-type="float" office:value="0.00353143703220661" calcext:value-type="float">
            <text:p>0.003531437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735856" calcext:value-type="float">
            <text:p>6.735856</text:p>
          </table:table-cell>
          <table:table-cell office:value-type="float" office:value="6.8103356706" calcext:value-type="float">
            <text:p>6.8103356706</text:p>
          </table:table-cell>
          <table:table-cell table:formula="of:=POWER([.C916]-6.75;2)" office:value-type="float" office:value="0.00364039314675168" calcext:value-type="float">
            <text:p>0.0036403931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740152" calcext:value-type="float">
            <text:p>6.740152</text:p>
          </table:table-cell>
          <table:table-cell office:value-type="float" office:value="6.8112223333" calcext:value-type="float">
            <text:p>6.8112223333</text:p>
          </table:table-cell>
          <table:table-cell table:formula="of:=POWER([.C917]-6.75;2)" office:value-type="float" office:value="0.00374817409469628" calcext:value-type="float">
            <text:p>0.0037481741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745001" calcext:value-type="float">
            <text:p>6.745001</text:p>
          </table:table-cell>
          <table:table-cell office:value-type="float" office:value="6.8120786024" calcext:value-type="float">
            <text:p>6.8120786024</text:p>
          </table:table-cell>
          <table:table-cell table:formula="of:=POWER([.C918]-6.75;2)" office:value-type="float" office:value="0.00385375287593725" calcext:value-type="float">
            <text:p>0.0038537529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750365" calcext:value-type="float">
            <text:p>6.750365</text:p>
          </table:table-cell>
          <table:table-cell office:value-type="float" office:value="6.812896622" calcext:value-type="float">
            <text:p>6.812896622</text:p>
          </table:table-cell>
          <table:table-cell table:formula="of:=POWER([.C919]-6.75;2)" office:value-type="float" office:value="0.00395598505901091" calcext:value-type="float">
            <text:p>0.0039559851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756151" calcext:value-type="float">
            <text:p>6.756151</text:p>
          </table:table-cell>
          <table:table-cell office:value-type="float" office:value="6.8136686173" calcext:value-type="float">
            <text:p>6.8136686173</text:p>
          </table:table-cell>
          <table:table-cell table:formula="of:=POWER([.C920]-6.75;2)" office:value-type="float" office:value="0.0040536928288939" calcext:value-type="float">
            <text:p>0.0040536928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76222" calcext:value-type="float">
            <text:p>6.76222</text:p>
          </table:table-cell>
          <table:table-cell office:value-type="float" office:value="6.8143875875" calcext:value-type="float">
            <text:p>6.8143875875</text:p>
          </table:table-cell>
          <table:table-cell table:formula="of:=POWER([.C921]-6.75;2)" office:value-type="float" office:value="0.00414576142407012" calcext:value-type="float">
            <text:p>0.0041457614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7684" calcext:value-type="float">
            <text:p>6.7684</text:p>
          </table:table-cell>
          <table:table-cell office:value-type="float" office:value="6.8150479367" calcext:value-type="float">
            <text:p>6.8150479367</text:p>
          </table:table-cell>
          <table:table-cell table:formula="of:=POWER([.C922]-6.75;2)" office:value-type="float" office:value="0.00423123406892722" calcext:value-type="float">
            <text:p>0.0042312341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774503" calcext:value-type="float">
            <text:p>6.774503</text:p>
          </table:table-cell>
          <table:table-cell office:value-type="float" office:value="6.8156459872" calcext:value-type="float">
            <text:p>6.8156459872</text:p>
          </table:table-cell>
          <table:table-cell table:formula="of:=POWER([.C923]-6.75;2)" office:value-type="float" office:value="0.00430939563546255" calcext:value-type="float">
            <text:p>0.0043093956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780344" calcext:value-type="float">
            <text:p>6.780344</text:p>
          </table:table-cell>
          <table:table-cell office:value-type="float" office:value="6.8161803117" calcext:value-type="float">
            <text:p>6.8161803117</text:p>
          </table:table-cell>
          <table:table-cell table:formula="of:=POWER([.C924]-6.75;2)" office:value-type="float" office:value="0.00437983365670918" calcext:value-type="float">
            <text:p>0.0043798337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785754" calcext:value-type="float">
            <text:p>6.785754</text:p>
          </table:table-cell>
          <table:table-cell office:value-type="float" office:value="6.8166518421" calcext:value-type="float">
            <text:p>6.8166518421</text:p>
          </table:table-cell>
          <table:table-cell table:formula="of:=POWER([.C925]-6.75;2)" office:value-type="float" office:value="0.0044424680553233" calcext:value-type="float">
            <text:p>0.0044424681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790601" calcext:value-type="float">
            <text:p>6.790601</text:p>
          </table:table-cell>
          <table:table-cell office:value-type="float" office:value="6.8170638133" calcext:value-type="float">
            <text:p>6.8170638133</text:p>
          </table:table-cell>
          <table:table-cell table:formula="of:=POWER([.C926]-6.75;2)" office:value-type="float" office:value="0.00449755505433724" calcext:value-type="float">
            <text:p>0.0044975551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794797" calcext:value-type="float">
            <text:p>6.794797</text:p>
          </table:table-cell>
          <table:table-cell office:value-type="float" office:value="6.8174214189" calcext:value-type="float">
            <text:p>6.8174214189</text:p>
          </table:table-cell>
          <table:table-cell table:formula="of:=POWER([.C927]-6.75;2)" office:value-type="float" office:value="0.00454564772648933" calcext:value-type="float">
            <text:p>0.0045456477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798308" calcext:value-type="float">
            <text:p>6.798308</text:p>
          </table:table-cell>
          <table:table-cell office:value-type="float" office:value="6.8177313425" calcext:value-type="float">
            <text:p>6.8177313425</text:p>
          </table:table-cell>
          <table:table-cell table:formula="of:=POWER([.C928]-6.75;2)" office:value-type="float" office:value="0.00458753475685232" calcext:value-type="float">
            <text:p>0.0045875348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801155" calcext:value-type="float">
            <text:p>6.801155</text:p>
          </table:table-cell>
          <table:table-cell office:value-type="float" office:value="6.8180011111" calcext:value-type="float">
            <text:p>6.8180011111</text:p>
          </table:table-cell>
          <table:table-cell table:formula="of:=POWER([.C929]-6.75;2)" office:value-type="float" office:value="0.00462415111083455" calcext:value-type="float">
            <text:p>0.0046241511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803416" calcext:value-type="float">
            <text:p>6.803416</text:p>
          </table:table-cell>
          <table:table-cell office:value-type="float" office:value="6.8182383803" calcext:value-type="float">
            <text:p>6.8182383803</text:p>
          </table:table-cell>
          <table:table-cell table:formula="of:=POWER([.C930]-6.75;2)" office:value-type="float" office:value="0.00465647654596748" calcext:value-type="float">
            <text:p>0.0046564765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805211" calcext:value-type="float">
            <text:p>6.805211</text:p>
          </table:table-cell>
          <table:table-cell office:value-type="float" office:value="6.8184501286" calcext:value-type="float">
            <text:p>6.8184501286</text:p>
          </table:table-cell>
          <table:table-cell table:formula="of:=POWER([.C931]-6.75;2)" office:value-type="float" office:value="0.00468542010535658" calcext:value-type="float">
            <text:p>0.0046854201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806702" calcext:value-type="float">
            <text:p>6.806702</text:p>
          </table:table-cell>
          <table:table-cell office:value-type="float" office:value="6.818642" calcext:value-type="float">
            <text:p>6.818642</text:p>
          </table:table-cell>
          <table:table-cell table:formula="of:=POWER([.C932]-6.75;2)" office:value-type="float" office:value="0.00471172416399995" calcext:value-type="float">
            <text:p>0.0047117242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808071" calcext:value-type="float">
            <text:p>6.808071</text:p>
          </table:table-cell>
          <table:table-cell office:value-type="float" office:value="6.8188175882" calcext:value-type="float">
            <text:p>6.8188175882</text:p>
          </table:table-cell>
          <table:table-cell table:formula="of:=POWER([.C933]-6.75;2)" office:value-type="float" office:value="0.00473586044566477" calcext:value-type="float">
            <text:p>0.0047358604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809508" calcext:value-type="float">
            <text:p>6.809508</text:p>
          </table:table-cell>
          <table:table-cell office:value-type="float" office:value="6.8189779851" calcext:value-type="float">
            <text:p>6.8189779851</text:p>
          </table:table-cell>
          <table:table-cell table:formula="of:=POWER([.C934]-6.75;2)" office:value-type="float" office:value="0.00475796242845583" calcext:value-type="float">
            <text:p>0.0047579624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8112" calcext:value-type="float">
            <text:p>6.8112</text:p>
          </table:table-cell>
          <table:table-cell office:value-type="float" office:value="6.8191214697" calcext:value-type="float">
            <text:p>6.8191214697</text:p>
          </table:table-cell>
          <table:table-cell table:formula="of:=POWER([.C935]-6.75;2)" office:value-type="float" office:value="0.00477777757348799" calcext:value-type="float">
            <text:p>0.0047777776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813308" calcext:value-type="float">
            <text:p>6.813308</text:p>
          </table:table-cell>
          <table:table-cell office:value-type="float" office:value="6.8192433385" calcext:value-type="float">
            <text:p>6.8192433385</text:p>
          </table:table-cell>
          <table:table-cell table:formula="of:=POWER([.C936]-6.75;2)" office:value-type="float" office:value="0.00479463992662555" calcext:value-type="float">
            <text:p>0.0047946399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81596" calcext:value-type="float">
            <text:p>6.81596</text:p>
          </table:table-cell>
          <table:table-cell office:value-type="float" office:value="6.8193360781" calcext:value-type="float">
            <text:p>6.8193360781</text:p>
          </table:table-cell>
          <table:table-cell table:formula="of:=POWER([.C937]-6.75;2)" office:value-type="float" office:value="0.00480749172628931" calcext:value-type="float">
            <text:p>0.0048074917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819242" calcext:value-type="float">
            <text:p>6.819242</text:p>
          </table:table-cell>
          <table:table-cell office:value-type="float" office:value="6.8193896667" calcext:value-type="float">
            <text:p>6.8193896667</text:p>
          </table:table-cell>
          <table:table-cell table:formula="of:=POWER([.C938]-6.75;2)" office:value-type="float" office:value="0.00481492584473712" calcext:value-type="float">
            <text:p>0.0048149258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823186" calcext:value-type="float">
            <text:p>6.823186</text:p>
          </table:table-cell>
          <table:table-cell office:value-type="float" office:value="6.8193920484" calcext:value-type="float">
            <text:p>6.8193920484</text:p>
          </table:table-cell>
          <table:table-cell table:formula="of:=POWER([.C939]-6.75;2)" office:value-type="float" office:value="0.00481525638114796" calcext:value-type="float">
            <text:p>0.0048152564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827772" calcext:value-type="float">
            <text:p>6.827772</text:p>
          </table:table-cell>
          <table:table-cell office:value-type="float" office:value="6.8193298525" calcext:value-type="float">
            <text:p>6.8193298525</text:p>
          </table:table-cell>
          <table:table-cell table:formula="of:=POWER([.C940]-6.75;2)" office:value-type="float" office:value="0.00480662844767177" calcext:value-type="float">
            <text:p>0.0048066284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832926" calcext:value-type="float">
            <text:p>6.832926</text:p>
          </table:table-cell>
          <table:table-cell office:value-type="float" office:value="6.81918915" calcext:value-type="float">
            <text:p>6.81918915</text:p>
          </table:table-cell>
          <table:table-cell table:formula="of:=POWER([.C941]-6.75;2)" office:value-type="float" office:value="0.00478713847772246" calcext:value-type="float">
            <text:p>0.0047871385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838525" calcext:value-type="float">
            <text:p>6.838525</text:p>
          </table:table-cell>
          <table:table-cell office:value-type="float" office:value="6.818956322" calcext:value-type="float">
            <text:p>6.818956322</text:p>
          </table:table-cell>
          <table:table-cell table:formula="of:=POWER([.C942]-6.75;2)" office:value-type="float" office:value="0.00475497434376769" calcext:value-type="float">
            <text:p>0.0047549743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844406" calcext:value-type="float">
            <text:p>6.844406</text:p>
          </table:table-cell>
          <table:table-cell office:value-type="float" office:value="6.818618931" calcext:value-type="float">
            <text:p>6.818618931</text:p>
          </table:table-cell>
          <table:table-cell table:formula="of:=POWER([.C943]-6.75;2)" office:value-type="float" office:value="0.00470855769158271" calcext:value-type="float">
            <text:p>0.0047085577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850374" calcext:value-type="float">
            <text:p>6.850374</text:p>
          </table:table-cell>
          <table:table-cell office:value-type="float" office:value="6.8181665263" calcext:value-type="float">
            <text:p>6.8181665263</text:p>
          </table:table-cell>
          <table:table-cell table:formula="of:=POWER([.C944]-6.75;2)" office:value-type="float" office:value="0.00464667530780856" calcext:value-type="float">
            <text:p>0.0046466753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856213" calcext:value-type="float">
            <text:p>6.856213</text:p>
          </table:table-cell>
          <table:table-cell office:value-type="float" office:value="6.8175913929" calcext:value-type="float">
            <text:p>6.8175913929</text:p>
          </table:table-cell>
          <table:table-cell table:formula="of:=POWER([.C945]-6.75;2)" office:value-type="float" office:value="0.00456859639416215" calcext:value-type="float">
            <text:p>0.0045685964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861701" calcext:value-type="float">
            <text:p>6.861701</text:p>
          </table:table-cell>
          <table:table-cell office:value-type="float" office:value="6.8168891818" calcext:value-type="float">
            <text:p>6.8168891818</text:p>
          </table:table-cell>
          <table:table-cell table:formula="of:=POWER([.C946]-6.75;2)" office:value-type="float" office:value="0.00447416264187341" calcext:value-type="float">
            <text:p>0.0044741626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866621" calcext:value-type="float">
            <text:p>6.866621</text:p>
          </table:table-cell>
          <table:table-cell office:value-type="float" office:value="6.8160593333" calcext:value-type="float">
            <text:p>6.8160593333</text:p>
          </table:table-cell>
          <table:table-cell table:formula="of:=POWER([.C947]-6.75;2)" office:value-type="float" office:value="0.00436383551604051" calcext:value-type="float">
            <text:p>0.0043638355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870777" calcext:value-type="float">
            <text:p>6.870777</text:p>
          </table:table-cell>
          <table:table-cell office:value-type="float" office:value="6.8151053396" calcext:value-type="float">
            <text:p>6.8151053396</text:p>
          </table:table-cell>
          <table:table-cell table:formula="of:=POWER([.C948]-6.75;2)" office:value-type="float" office:value="0.00423870524443128" calcext:value-type="float">
            <text:p>0.0042387052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873999" calcext:value-type="float">
            <text:p>6.873999</text:p>
          </table:table-cell>
          <table:table-cell office:value-type="float" office:value="6.8140347308" calcext:value-type="float">
            <text:p>6.8140347308</text:p>
          </table:table-cell>
          <table:table-cell table:formula="of:=POWER([.C949]-6.75;2)" office:value-type="float" office:value="0.00410044674862841" calcext:value-type="float">
            <text:p>0.0041004467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876158" calcext:value-type="float">
            <text:p>6.876158</text:p>
          </table:table-cell>
          <table:table-cell office:value-type="float" office:value="6.8128589608" calcext:value-type="float">
            <text:p>6.8128589608</text:p>
          </table:table-cell>
          <table:table-cell table:formula="of:=POWER([.C950]-6.75;2)" office:value-type="float" office:value="0.00395124895285592" calcext:value-type="float">
            <text:p>0.003951249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877174" calcext:value-type="float">
            <text:p>6.877174</text:p>
          </table:table-cell>
          <table:table-cell office:value-type="float" office:value="6.81159298" calcext:value-type="float">
            <text:p>6.81159298</text:p>
          </table:table-cell>
          <table:table-cell table:formula="of:=POWER([.C951]-6.75;2)" office:value-type="float" office:value="0.00379369518528044" calcext:value-type="float">
            <text:p>0.0037936952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877015" calcext:value-type="float">
            <text:p>6.877015</text:p>
          </table:table-cell>
          <table:table-cell office:value-type="float" office:value="6.8102545918" calcext:value-type="float">
            <text:p>6.8102545918</text:p>
          </table:table-cell>
          <table:table-cell table:formula="of:=POWER([.C952]-6.75;2)" office:value-type="float" office:value="0.00363061583298459" calcext:value-type="float">
            <text:p>0.0036306158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875706" calcext:value-type="float">
            <text:p>6.875706</text:p>
          </table:table-cell>
          <table:table-cell office:value-type="float" office:value="6.80886375" calcext:value-type="float">
            <text:p>6.80886375</text:p>
          </table:table-cell>
          <table:table-cell table:formula="of:=POWER([.C953]-6.75;2)" office:value-type="float" office:value="0.00346494106406255" calcext:value-type="float">
            <text:p>0.0034649411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873325" calcext:value-type="float">
            <text:p>6.873325</text:p>
          </table:table-cell>
          <table:table-cell office:value-type="float" office:value="6.8074415745" calcext:value-type="float">
            <text:p>6.8074415745</text:p>
          </table:table-cell>
          <table:table-cell table:formula="of:=POWER([.C954]-6.75;2)" office:value-type="float" office:value="0.00329953448103909" calcext:value-type="float">
            <text:p>0.0032995345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87" calcext:value-type="float">
            <text:p>6.87</text:p>
          </table:table-cell>
          <table:table-cell office:value-type="float" office:value="6.8060093261" calcext:value-type="float">
            <text:p>6.8060093261</text:p>
          </table:table-cell>
          <table:table-cell table:formula="of:=POWER([.C955]-6.75;2)" office:value-type="float" office:value="0.00313704461017613" calcext:value-type="float">
            <text:p>0.0031370446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865902" calcext:value-type="float">
            <text:p>6.865902</text:p>
          </table:table-cell>
          <table:table-cell office:value-type="float" office:value="6.8045873111" calcext:value-type="float">
            <text:p>6.8045873111</text:p>
          </table:table-cell>
          <table:table-cell table:formula="of:=POWER([.C956]-6.75;2)" office:value-type="float" office:value="0.00297977453312815" calcext:value-type="float">
            <text:p>0.0029797745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861238" calcext:value-type="float">
            <text:p>6.861238</text:p>
          </table:table-cell>
          <table:table-cell office:value-type="float" office:value="6.8031937955" calcext:value-type="float">
            <text:p>6.8031937955</text:p>
          </table:table-cell>
          <table:table-cell table:formula="of:=POWER([.C957]-6.75;2)" office:value-type="float" office:value="0.00282957987969586" calcext:value-type="float">
            <text:p>0.0028295799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856237" calcext:value-type="float">
            <text:p>6.856237</text:p>
          </table:table-cell>
          <table:table-cell office:value-type="float" office:value="6.8018439302" calcext:value-type="float">
            <text:p>6.8018439302</text:p>
          </table:table-cell>
          <table:table-cell table:formula="of:=POWER([.C958]-6.75;2)" office:value-type="float" office:value="0.00268779309858252" calcext:value-type="float">
            <text:p>0.0026877931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85114" calcext:value-type="float">
            <text:p>6.85114</text:p>
          </table:table-cell>
          <table:table-cell office:value-type="float" office:value="6.8005488571" calcext:value-type="float">
            <text:p>6.8005488571</text:p>
          </table:table-cell>
          <table:table-cell table:formula="of:=POWER([.C959]-6.75;2)" office:value-type="float" office:value="0.00255518695411621" calcext:value-type="float">
            <text:p>0.002555187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846183" calcext:value-type="float">
            <text:p>6.846183</text:p>
          </table:table-cell>
          <table:table-cell office:value-type="float" office:value="6.7993149268" calcext:value-type="float">
            <text:p>6.7993149268</text:p>
          </table:table-cell>
          <table:table-cell table:formula="of:=POWER([.C960]-6.75;2)" office:value-type="float" office:value="0.00243196200528937" calcext:value-type="float">
            <text:p>0.002431962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841588" calcext:value-type="float">
            <text:p>6.841588</text:p>
          </table:table-cell>
          <table:table-cell office:value-type="float" office:value="6.798143225" calcext:value-type="float">
            <text:p>6.798143225</text:p>
          </table:table-cell>
          <table:table-cell table:formula="of:=POWER([.C961]-6.75;2)" office:value-type="float" office:value="0.00231777011340067" calcext:value-type="float">
            <text:p>0.0023177701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837546" calcext:value-type="float">
            <text:p>6.837546</text:p>
          </table:table-cell>
          <table:table-cell office:value-type="float" office:value="6.7970292564" calcext:value-type="float">
            <text:p>6.7970292564</text:p>
          </table:table-cell>
          <table:table-cell table:formula="of:=POWER([.C962]-6.75;2)" office:value-type="float" office:value="0.00221175095753695" calcext:value-type="float">
            <text:p>0.002211751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834208" calcext:value-type="float">
            <text:p>6.834208</text:p>
          </table:table-cell>
          <table:table-cell office:value-type="float" office:value="6.7959630263" calcext:value-type="float">
            <text:p>6.7959630263</text:p>
          </table:table-cell>
          <table:table-cell table:formula="of:=POWER([.C963]-6.75;2)" office:value-type="float" office:value="0.00211259978665448" calcext:value-type="float">
            <text:p>0.0021125998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831675" calcext:value-type="float">
            <text:p>6.831675</text:p>
          </table:table-cell>
          <table:table-cell office:value-type="float" office:value="6.7949293784" calcext:value-type="float">
            <text:p>6.7949293784</text:p>
          </table:table-cell>
          <table:table-cell table:formula="of:=POWER([.C964]-6.75;2)" office:value-type="float" office:value="0.00201864904341039" calcext:value-type="float">
            <text:p>0.002018649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829994" calcext:value-type="float">
            <text:p>6.829994</text:p>
          </table:table-cell>
          <table:table-cell office:value-type="float" office:value="6.7939086667" calcext:value-type="float">
            <text:p>6.7939086667</text:p>
          </table:table-cell>
          <table:table-cell table:formula="of:=POWER([.C965]-6.75;2)" office:value-type="float" office:value="0.0019279710113717" calcext:value-type="float">
            <text:p>0.001927971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829154" calcext:value-type="float">
            <text:p>6.829154</text:p>
          </table:table-cell>
          <table:table-cell office:value-type="float" office:value="6.7928776571" calcext:value-type="float">
            <text:p>6.7928776571</text:p>
          </table:table-cell>
          <table:table-cell table:formula="of:=POWER([.C966]-6.75;2)" office:value-type="float" office:value="0.00183849347838518" calcext:value-type="float">
            <text:p>0.0018384935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82909" calcext:value-type="float">
            <text:p>6.82909</text:p>
          </table:table-cell>
          <table:table-cell office:value-type="float" office:value="6.7918107059" calcext:value-type="float">
            <text:p>6.7918107059</text:p>
          </table:table-cell>
          <table:table-cell table:formula="of:=POWER([.C967]-6.75;2)" office:value-type="float" office:value="0.00174813512785627" calcext:value-type="float">
            <text:p>0.0017481351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829684" calcext:value-type="float">
            <text:p>6.829684</text:p>
          </table:table-cell>
          <table:table-cell office:value-type="float" office:value="6.7906810303" calcext:value-type="float">
            <text:p>6.7906810303</text:p>
          </table:table-cell>
          <table:table-cell table:formula="of:=POWER([.C968]-6.75;2)" office:value-type="float" office:value="0.00165494622626952" calcext:value-type="float">
            <text:p>0.0016549462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830777" calcext:value-type="float">
            <text:p>6.830777</text:p>
          </table:table-cell>
          <table:table-cell office:value-type="float" office:value="6.7894621875" calcext:value-type="float">
            <text:p>6.7894621875</text:p>
          </table:table-cell>
          <table:table-cell table:formula="of:=POWER([.C969]-6.75;2)" office:value-type="float" office:value="0.00155726424228514" calcext:value-type="float">
            <text:p>0.0015572642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83218" calcext:value-type="float">
            <text:p>6.83218</text:p>
          </table:table-cell>
          <table:table-cell office:value-type="float" office:value="6.7881294516" calcext:value-type="float">
            <text:p>6.7881294516</text:p>
          </table:table-cell>
          <table:table-cell table:formula="of:=POWER([.C970]-6.75;2)" office:value-type="float" office:value="0.00145385507931672" calcext:value-type="float">
            <text:p>0.0014538551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833682" calcext:value-type="float">
            <text:p>6.833682</text:p>
          </table:table-cell>
          <table:table-cell office:value-type="float" office:value="6.7866611" calcext:value-type="float">
            <text:p>6.7866611</text:p>
          </table:table-cell>
          <table:table-cell table:formula="of:=POWER([.C971]-6.75;2)" office:value-type="float" office:value="0.00134403625320999" calcext:value-type="float">
            <text:p>0.0013440363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835066" calcext:value-type="float">
            <text:p>6.835066</text:p>
          </table:table-cell>
          <table:table-cell office:value-type="float" office:value="6.7850396897" calcext:value-type="float">
            <text:p>6.7850396897</text:p>
          </table:table-cell>
          <table:table-cell table:formula="of:=POWER([.C972]-6.75;2)" office:value-type="float" office:value="0.00122777985427226" calcext:value-type="float">
            <text:p>0.0012277799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836125" calcext:value-type="float">
            <text:p>6.836125</text:p>
          </table:table-cell>
          <table:table-cell office:value-type="float" office:value="6.7832530357" calcext:value-type="float">
            <text:p>6.7832530357</text:p>
          </table:table-cell>
          <table:table-cell table:formula="of:=POWER([.C973]-6.75;2)" office:value-type="float" office:value="0.00110576438326545" calcext:value-type="float">
            <text:p>0.0011057644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836669" calcext:value-type="float">
            <text:p>6.836669</text:p>
          </table:table-cell>
          <table:table-cell office:value-type="float" office:value="6.7812948148" calcext:value-type="float">
            <text:p>6.7812948148</text:p>
          </table:table-cell>
          <table:table-cell table:formula="of:=POWER([.C974]-6.75;2)" office:value-type="float" office:value="0.00097936543336629" calcext:value-type="float">
            <text:p>0.0009793654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836542" calcext:value-type="float">
            <text:p>6.836542</text:p>
          </table:table-cell>
          <table:table-cell office:value-type="float" office:value="6.7791650385" calcext:value-type="float">
            <text:p>6.7791650385</text:p>
          </table:table-cell>
          <table:table-cell table:formula="of:=POWER([.C975]-6.75;2)" office:value-type="float" office:value="0.000850599470706506" calcext:value-type="float">
            <text:p>0.0008505995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835624" calcext:value-type="float">
            <text:p>6.835624</text:p>
          </table:table-cell>
          <table:table-cell office:value-type="float" office:value="6.77686996" calcext:value-type="float">
            <text:p>6.77686996</text:p>
          </table:table-cell>
          <table:table-cell table:formula="of:=POWER([.C976]-6.75;2)" office:value-type="float" office:value="0.000721994750401598" calcext:value-type="float">
            <text:p>0.0007219948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833841" calcext:value-type="float">
            <text:p>6.833841</text:p>
          </table:table-cell>
          <table:table-cell office:value-type="float" office:value="6.774421875" calcext:value-type="float">
            <text:p>6.774421875</text:p>
          </table:table-cell>
          <table:table-cell table:formula="of:=POWER([.C977]-6.75;2)" office:value-type="float" office:value="0.000596427978515616" calcext:value-type="float">
            <text:p>0.000596428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831169" calcext:value-type="float">
            <text:p>6.831169</text:p>
          </table:table-cell>
          <table:table-cell office:value-type="float" office:value="6.7718384348" calcext:value-type="float">
            <text:p>6.7718384348</text:p>
          </table:table-cell>
          <table:table-cell table:formula="of:=POWER([.C978]-6.75;2)" office:value-type="float" office:value="0.000476917234513862" calcext:value-type="float">
            <text:p>0.0004769172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827627" calcext:value-type="float">
            <text:p>6.827627</text:p>
          </table:table-cell>
          <table:table-cell office:value-type="float" office:value="6.7691415909" calcext:value-type="float">
            <text:p>6.7691415909</text:p>
          </table:table-cell>
          <table:table-cell table:formula="of:=POWER([.C979]-6.75;2)" office:value-type="float" office:value="0.000366400502182976" calcext:value-type="float">
            <text:p>0.0003664005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823281" calcext:value-type="float">
            <text:p>6.823281</text:p>
          </table:table-cell>
          <table:table-cell office:value-type="float" office:value="6.7663565714" calcext:value-type="float">
            <text:p>6.7663565714</text:p>
          </table:table-cell>
          <table:table-cell table:formula="of:=POWER([.C980]-6.75;2)" office:value-type="float" office:value="0.000267537427963306" calcext:value-type="float">
            <text:p>0.0002675374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818232" calcext:value-type="float">
            <text:p>6.818232</text:p>
          </table:table-cell>
          <table:table-cell office:value-type="float" office:value="6.76351035" calcext:value-type="float">
            <text:p>6.76351035</text:p>
          </table:table-cell>
          <table:table-cell table:formula="of:=POWER([.C981]-6.75;2)" office:value-type="float" office:value="0.000182529557122494" calcext:value-type="float">
            <text:p>0.0001825296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812613" calcext:value-type="float">
            <text:p>6.812613</text:p>
          </table:table-cell>
          <table:table-cell office:value-type="float" office:value="6.7606302632" calcext:value-type="float">
            <text:p>6.7606302632</text:p>
          </table:table-cell>
          <table:table-cell table:formula="of:=POWER([.C982]-6.75;2)" office:value-type="float" office:value="0.000113002495701282" calcext:value-type="float">
            <text:p>0.0001130025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806571" calcext:value-type="float">
            <text:p>6.806571</text:p>
          </table:table-cell>
          <table:table-cell office:value-type="float" office:value="6.7577423333" calcext:value-type="float">
            <text:p>6.7577423333</text:p>
          </table:table-cell>
          <table:table-cell table:formula="of:=POWER([.C983]-6.75;2)" office:value-type="float" office:value="0.0000599437249282951" calcext:value-type="float">
            <text:p>5.99437249282951E-005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800262" calcext:value-type="float">
            <text:p>6.800262</text:p>
          </table:table-cell>
          <table:table-cell office:value-type="float" office:value="6.7548700588" calcext:value-type="float">
            <text:p>6.7548700588</text:p>
          </table:table-cell>
          <table:table-cell table:formula="of:=POWER([.C984]-6.75;2)" office:value-type="float" office:value="0.0000237174727154566" calcext:value-type="float">
            <text:p>2.37174727154566E-005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793837" calcext:value-type="float">
            <text:p>6.793837</text:p>
          </table:table-cell>
          <table:table-cell office:value-type="float" office:value="6.7520330625" calcext:value-type="float">
            <text:p>6.7520330625</text:p>
          </table:table-cell>
          <table:table-cell table:formula="of:=POWER([.C985]-6.75;2)" office:value-type="float" office:value="0.00000413334312890541" calcext:value-type="float">
            <text:p>4.13334312890541E-006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787432" calcext:value-type="float">
            <text:p>6.787432</text:p>
          </table:table-cell>
          <table:table-cell office:value-type="float" office:value="6.7492461333" calcext:value-type="float">
            <text:p>6.7492461333</text:p>
          </table:table-cell>
          <table:table-cell table:formula="of:=POWER([.C986]-6.75;2)" office:value-type="float" office:value="0.000000568315001369216" calcext:value-type="float">
            <text:p>5.68315001369216E-007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781156" calcext:value-type="float">
            <text:p>6.781156</text:p>
          </table:table-cell>
          <table:table-cell office:value-type="float" office:value="6.7465185714" calcext:value-type="float">
            <text:p>6.7465185714</text:p>
          </table:table-cell>
          <table:table-cell table:formula="of:=POWER([.C987]-6.75;2)" office:value-type="float" office:value="0.0000121203450968964" calcext:value-type="float">
            <text:p>1.21203450968964E-005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775091" calcext:value-type="float">
            <text:p>6.775091</text:p>
          </table:table-cell>
          <table:table-cell office:value-type="float" office:value="6.7438541538" calcext:value-type="float">
            <text:p>6.7438541538</text:p>
          </table:table-cell>
          <table:table-cell table:formula="of:=POWER([.C988]-6.75;2)" office:value-type="float" office:value="0.0000377714255140534" calcext:value-type="float">
            <text:p>3.77714255140534E-005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769282" calcext:value-type="float">
            <text:p>6.769282</text:p>
          </table:table-cell>
          <table:table-cell office:value-type="float" office:value="6.7412510833" calcext:value-type="float">
            <text:p>6.7412510833</text:p>
          </table:table-cell>
          <table:table-cell table:formula="of:=POWER([.C989]-6.75;2)" office:value-type="float" office:value="0.0000765435434235408" calcext:value-type="float">
            <text:p>7.65435434235408E-005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763741" calcext:value-type="float">
            <text:p>6.763741</text:p>
          </table:table-cell>
          <table:table-cell office:value-type="float" office:value="6.7387028182" calcext:value-type="float">
            <text:p>6.7387028182</text:p>
          </table:table-cell>
          <table:table-cell table:formula="of:=POWER([.C990]-6.75;2)" office:value-type="float" office:value="0.000127626316622247" calcext:value-type="float">
            <text:p>0.0001276263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758449" calcext:value-type="float">
            <text:p>6.758449</text:p>
          </table:table-cell>
          <table:table-cell office:value-type="float" office:value="6.736199" calcext:value-type="float">
            <text:p>6.736199</text:p>
          </table:table-cell>
          <table:table-cell table:formula="of:=POWER([.C991]-6.75;2)" office:value-type="float" office:value="0.000190467600999999" calcext:value-type="float">
            <text:p>0.0001904676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753362" calcext:value-type="float">
            <text:p>6.753362</text:p>
          </table:table-cell>
          <table:table-cell office:value-type="float" office:value="6.7337267778" calcext:value-type="float">
            <text:p>6.7337267778</text:p>
          </table:table-cell>
          <table:table-cell table:formula="of:=POWER([.C992]-6.75;2)" office:value-type="float" office:value="0.000264817760770564" calcext:value-type="float">
            <text:p>0.0002648178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74842" calcext:value-type="float">
            <text:p>6.74842</text:p>
          </table:table-cell>
          <table:table-cell office:value-type="float" office:value="6.731272375" calcext:value-type="float">
            <text:p>6.731272375</text:p>
          </table:table-cell>
          <table:table-cell table:formula="of:=POWER([.C993]-6.75;2)" office:value-type="float" office:value="0.000350723938140638" calcext:value-type="float">
            <text:p>0.0003507239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74356" calcext:value-type="float">
            <text:p>6.74356</text:p>
          </table:table-cell>
          <table:table-cell office:value-type="float" office:value="6.7288227143" calcext:value-type="float">
            <text:p>6.7288227143</text:p>
          </table:table-cell>
          <table:table-cell table:formula="of:=POWER([.C994]-6.75;2)" office:value-type="float" office:value="0.000448477429619438" calcext:value-type="float">
            <text:p>0.0004484774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738719" calcext:value-type="float">
            <text:p>6.738719</text:p>
          </table:table-cell>
          <table:table-cell office:value-type="float" office:value="6.7263665" calcext:value-type="float">
            <text:p>6.7263665</text:p>
          </table:table-cell>
          <table:table-cell table:formula="of:=POWER([.C995]-6.75;2)" office:value-type="float" office:value="0.000558542322249993" calcext:value-type="float">
            <text:p>0.0005585423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733849" calcext:value-type="float">
            <text:p>6.733849</text:p>
          </table:table-cell>
          <table:table-cell office:value-type="float" office:value="6.723896" calcext:value-type="float">
            <text:p>6.723896</text:p>
          </table:table-cell>
          <table:table-cell table:formula="of:=POWER([.C996]-6.75;2)" office:value-type="float" office:value="0.000681418816000007" calcext:value-type="float">
            <text:p>0.0006814188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728922" calcext:value-type="float">
            <text:p>6.728922</text:p>
          </table:table-cell>
          <table:table-cell office:value-type="float" office:value="6.72140775" calcext:value-type="float">
            <text:p>6.72140775</text:p>
          </table:table-cell>
          <table:table-cell table:formula="of:=POWER([.C997]-6.75;2)" office:value-type="float" office:value="0.000817516760062499" calcext:value-type="float">
            <text:p>0.0008175168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723934" calcext:value-type="float">
            <text:p>6.723934</text:p>
          </table:table-cell>
          <table:table-cell office:value-type="float" office:value="6.718903" calcext:value-type="float">
            <text:p>6.718903</text:p>
          </table:table-cell>
          <table:table-cell table:formula="of:=POWER([.C998]-6.75;2)" office:value-type="float" office:value="0.000967023408999996" calcext:value-type="float">
            <text:p>0.0009670234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718903" calcext:value-type="float">
            <text:p>6.718903</text:p>
          </table:table-cell>
          <table:table-cell office:value-type="float" office:value="6.7163875" calcext:value-type="float">
            <text:p>6.7163875</text:p>
          </table:table-cell>
          <table:table-cell table:formula="of:=POWER([.C999]-6.75;2)" office:value-type="float" office:value="0.00112980015625002" calcext:value-type="float">
            <text:p>0.0011298002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713872" calcext:value-type="float">
            <text:p>6.713872</text:p>
          </table:table-cell>
          <table:table-cell table:formula="of:=POWER([.C1000]-6.75;2)" office:value-type="float" office:value="0.00130523238399998" calcext:value-type="float">
            <text:p>0.0013052324</text:p>
          </table:table-cell>
          <table:table-cell/>
        </table:table-row>
        <table:table-row table:style-name="ro1">
          <table:table-cell table:number-columns-repeated="3"/>
          <table:table-cell table:formula="of:=POWER([.C100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8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8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8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8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8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8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8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8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8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8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9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9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9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9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9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9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9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9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9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9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0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0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0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0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0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0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0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0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0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0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1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1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1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1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1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1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1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1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1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1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2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2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2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2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2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2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2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2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2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2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3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3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3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3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3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3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3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3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3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3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4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4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4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4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4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4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4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4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4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4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5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5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5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5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5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5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5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5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5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5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6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6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6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6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6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6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6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6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6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6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7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7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7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7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7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7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7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7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7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7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8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8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8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8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8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8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8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8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8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8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9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9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9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9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9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9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9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9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9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19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20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20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20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20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20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20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20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20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20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20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21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21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21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21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21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21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21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21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21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21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22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22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222]-6.75;2)" office:value-type="float" office:value="45.5625" calcext:value-type="float">
            <text:p>45.56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5T01:55:30.864787753</dc:date>
    <meta:document-statistic meta:table-count="1" meta:cell-count="3943" meta:object-count="0"/>
    <meta:generator>LibreOffice/4.2.7.2$Linux_X86_64 LibreOffice_project/420m0$Build-2</meta:generator>
  </office:meta>
</office:document-meta>
</file>